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173in"/>
    </style:style>
    <style:style style:name="co2" style:family="table-column">
      <style:table-column-properties fo:break-before="auto" style:column-width="5.6437in"/>
    </style:style>
    <style:style style:name="co3" style:family="table-column">
      <style:table-column-properties fo:break-before="auto" style:column-width="3.0701in"/>
    </style:style>
    <style:style style:name="co4" style:family="table-column">
      <style:table-column-properties fo:break-before="auto" style:column-width="3.59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634in"/>
    </style:style>
    <style:style style:name="co7" style:family="table-column">
      <style:table-column-properties fo:break-before="auto" style:column-width="1.2083in"/>
    </style:style>
    <style:style style:name="co8" style:family="table-column">
      <style:table-column-properties fo:break-before="auto" style:column-width="1.9591in"/>
    </style:style>
    <style:style style:name="co9" style:family="table-column">
      <style:table-column-properties fo:break-before="auto" style:column-width="1.9882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2.1244in"/>
    </style:style>
    <style:style style:name="co12" style:family="table-column">
      <style:table-column-properties fo:break-before="auto" style:column-width="4.0547in"/>
    </style:style>
    <style:style style:name="co13" style:family="table-column">
      <style:table-column-properties fo:break-before="auto" style:column-width="3.2362in"/>
    </style:style>
    <style:style style:name="co14" style:family="table-column">
      <style:table-column-properties fo:break-before="auto" style:column-width="3.0602in"/>
    </style:style>
    <style:style style:name="co15" style:family="table-column">
      <style:table-column-properties fo:break-before="auto" style:column-width="4.1035in"/>
    </style:style>
    <style:style style:name="co16" style:family="table-column">
      <style:table-column-properties fo:break-before="auto" style:column-width="2.2709in"/>
    </style:style>
    <style:style style:name="co17" style:family="table-column">
      <style:table-column-properties fo:break-before="auto" style:column-width="1.4035in"/>
    </style:style>
    <style:style style:name="co18" style:family="table-column">
      <style:table-column-properties fo:break-before="auto" style:column-width="0.5161in"/>
    </style:style>
    <style:style style:name="co19" style:family="table-column">
      <style:table-column-properties fo:break-before="auto" style:column-width="0.789in"/>
    </style:style>
    <style:style style:name="co20" style:family="table-column">
      <style:table-column-properties fo:break-before="auto" style:column-width="1.3445in"/>
    </style:style>
    <style:style style:name="co21" style:family="table-column">
      <style:table-column-properties fo:break-before="auto" style:column-width="0.9256in"/>
    </style:style>
    <style:style style:name="co22" style:family="table-column">
      <style:table-column-properties fo:break-before="auto" style:column-width="2.1047in"/>
    </style:style>
    <style:style style:name="co23" style:family="table-column">
      <style:table-column-properties fo:break-before="auto" style:column-width="1.3839in"/>
    </style:style>
    <style:style style:name="co24" style:family="table-column">
      <style:table-column-properties fo:break-before="auto" style:column-width="2.5728in"/>
    </style:style>
    <style:style style:name="co25" style:family="table-column">
      <style:table-column-properties fo:break-before="auto" style:column-width="1.3744in"/>
    </style:style>
    <style:style style:name="co26" style:family="table-column">
      <style:table-column-properties fo:break-before="auto" style:column-width="1.8126in"/>
    </style:style>
    <style:style style:name="co27" style:family="table-column">
      <style:table-column-properties fo:break-before="auto" style:column-width="3.1575in"/>
    </style:style>
    <style:style style:name="co28" style:family="table-column">
      <style:table-column-properties fo:break-before="auto" style:column-width="0.8382in"/>
    </style:style>
    <style:style style:name="co29" style:family="table-column">
      <style:table-column-properties fo:break-before="auto" style:column-width="3.3138in"/>
    </style:style>
    <style:style style:name="co30" style:family="table-column">
      <style:table-column-properties fo:break-before="auto" style:column-width="7.4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 style:data-style-name="N99"/>
    <style:style style:name="ce7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c7832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4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6897bb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Image blueP1i = new Image(new FileInputStream(bP1.path));</text:p>
          </table:table-cell>
          <table:table-cell/>
          <table:table-cell office:value-type="string" calcext:value-type="string">
            <text:p>ImageView blueP1 = new ImageView(blue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i = new Image(new FileInputStream(bP2.path));</text:p>
          </table:table-cell>
          <table:table-cell/>
          <table:table-cell office:value-type="string" calcext:value-type="string">
            <text:p>ImageView blueP2 = new ImageView(blue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i = new Image(new FileInputStream(bP3.path));</text:p>
          </table:table-cell>
          <table:table-cell/>
          <table:table-cell office:value-type="string" calcext:value-type="string">
            <text:p>ImageView blueP3 = new ImageView(blue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1ei = new Image(new FileInputStream(bPE1.path));</text:p>
          </table:table-cell>
          <table:table-cell/>
          <table:table-cell office:value-type="string" calcext:value-type="string">
            <text:p>ImageView blueP1e = new ImageView(blue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ei = new Image(new FileInputStream(bPE2.path));</text:p>
          </table:table-cell>
          <table:table-cell/>
          <table:table-cell office:value-type="string" calcext:value-type="string">
            <text:p>ImageView blueP2e = new ImageView(blue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ei = new Image(new FileInputStream(bPE3.path));</text:p>
          </table:table-cell>
          <table:table-cell/>
          <table:table-cell office:value-type="string" calcext:value-type="string">
            <text:p>ImageView blueP3e = new ImageView(blue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1gi = new Image(new FileInputStream(bPS1.path));</text:p>
          </table:table-cell>
          <table:table-cell/>
          <table:table-cell office:value-type="string" calcext:value-type="string">
            <text:p>ImageView blueP1g = new ImageView(blue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gi = new Image(new FileInputStream(bPS2.path));</text:p>
          </table:table-cell>
          <table:table-cell/>
          <table:table-cell office:value-type="string" calcext:value-type="string">
            <text:p>ImageView blueP2g = new ImageView(blue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gi = new Image(new FileInputStream(bPS3.path));</text:p>
          </table:table-cell>
          <table:table-cell/>
          <table:table-cell office:value-type="string" calcext:value-type="string">
            <text:p>ImageView blueP3g = new ImageView(blue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i = new Image(new FileInputStream(gP1.path));</text:p>
          </table:table-cell>
          <table:table-cell/>
          <table:table-cell office:value-type="string" calcext:value-type="string">
            <text:p>ImageView greenP1 = new ImageView(green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i = new Image(new FileInputStream(gP2.path));</text:p>
          </table:table-cell>
          <table:table-cell/>
          <table:table-cell office:value-type="string" calcext:value-type="string">
            <text:p>ImageView greenP2 = new ImageView(green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i = new Image(new FileInputStream(gP3.path));</text:p>
          </table:table-cell>
          <table:table-cell/>
          <table:table-cell office:value-type="string" calcext:value-type="string">
            <text:p>ImageView greenP3 = new ImageView(green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ei = new Image(new FileInputStream(gPE1.path));</text:p>
          </table:table-cell>
          <table:table-cell/>
          <table:table-cell office:value-type="string" calcext:value-type="string">
            <text:p>ImageView greenP1e = new ImageView(green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ei = new Image(new FileInputStream(gPE2.path));</text:p>
          </table:table-cell>
          <table:table-cell/>
          <table:table-cell office:value-type="string" calcext:value-type="string">
            <text:p>ImageView greenP2e = new ImageView(green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ei = new Image(new FileInputStream(gPE3.path));</text:p>
          </table:table-cell>
          <table:table-cell/>
          <table:table-cell office:value-type="string" calcext:value-type="string">
            <text:p>ImageView greenP3e = new ImageView(green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gi = new Image(new FileInputStream(gPS1.path));</text:p>
          </table:table-cell>
          <table:table-cell/>
          <table:table-cell office:value-type="string" calcext:value-type="string">
            <text:p>ImageView greenP1g = new ImageView(green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gi = new Image(new FileInputStream(gPS2.path));</text:p>
          </table:table-cell>
          <table:table-cell/>
          <table:table-cell office:value-type="string" calcext:value-type="string">
            <text:p>ImageView greenP2g = new ImageView(green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gi = new Image(new FileInputStream(gPS3.path));</text:p>
          </table:table-cell>
          <table:table-cell/>
          <table:table-cell office:value-type="string" calcext:value-type="string">
            <text:p>ImageView greenP3g = new ImageView(green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i = new Image(new FileInputStream(oP1.path));</text:p>
          </table:table-cell>
          <table:table-cell/>
          <table:table-cell office:value-type="string" calcext:value-type="string">
            <text:p>ImageView orangeP1 = new ImageView(orange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i = new Image(new FileInputStream(oP2.path));</text:p>
          </table:table-cell>
          <table:table-cell/>
          <table:table-cell office:value-type="string" calcext:value-type="string">
            <text:p>ImageView orangeP2 = new ImageView(orange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i = new Image(new FileInputStream(oP3.path));</text:p>
          </table:table-cell>
          <table:table-cell/>
          <table:table-cell office:value-type="string" calcext:value-type="string">
            <text:p>ImageView orangeP3 = new ImageView(orange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ei = new Image(new FileInputStream(oPE1.path));</text:p>
          </table:table-cell>
          <table:table-cell/>
          <table:table-cell office:value-type="string" calcext:value-type="string">
            <text:p>ImageView orangeP1e = new ImageView(orange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ei = new Image(new FileInputStream(oPE2.path));</text:p>
          </table:table-cell>
          <table:table-cell/>
          <table:table-cell office:value-type="string" calcext:value-type="string">
            <text:p>ImageView orangeP2e = new ImageView(orange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ei = new Image(new FileInputStream(oPE3.path));</text:p>
          </table:table-cell>
          <table:table-cell/>
          <table:table-cell office:value-type="string" calcext:value-type="string">
            <text:p>ImageView orangeP3e = new ImageView(orange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gi = new Image(new FileInputStream(oPS1.path));</text:p>
          </table:table-cell>
          <table:table-cell/>
          <table:table-cell office:value-type="string" calcext:value-type="string">
            <text:p>ImageView orangeP1g = new ImageView(orange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gi = new Image(new FileInputStream(oPS2.path));</text:p>
          </table:table-cell>
          <table:table-cell/>
          <table:table-cell office:value-type="string" calcext:value-type="string">
            <text:p>ImageView orangeP2g = new ImageView(orange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gi = new Image(new FileInputStream(oPS3.path));</text:p>
          </table:table-cell>
          <table:table-cell/>
          <table:table-cell office:value-type="string" calcext:value-type="string">
            <text:p>ImageView orangeP3g = new ImageView(orange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i = new Image(new FileInputStream(rP1.path));</text:p>
          </table:table-cell>
          <table:table-cell/>
          <table:table-cell office:value-type="string" calcext:value-type="string">
            <text:p>ImageView redP1 = new ImageView(red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i = new Image(new FileInputStream(rP2.path));</text:p>
          </table:table-cell>
          <table:table-cell/>
          <table:table-cell office:value-type="string" calcext:value-type="string">
            <text:p>ImageView redP2 = new ImageView(red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i = new Image(new FileInputStream(rP3.path));</text:p>
          </table:table-cell>
          <table:table-cell/>
          <table:table-cell office:value-type="string" calcext:value-type="string">
            <text:p>ImageView redP3 = new ImageView(red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ei = new Image(new FileInputStream(rPE1.path));</text:p>
          </table:table-cell>
          <table:table-cell/>
          <table:table-cell office:value-type="string" calcext:value-type="string">
            <text:p>ImageView redP1e = new ImageView(red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ei = new Image(new FileInputStream(rPE2.path));</text:p>
          </table:table-cell>
          <table:table-cell/>
          <table:table-cell office:value-type="string" calcext:value-type="string">
            <text:p>ImageView redP2e = new ImageView(red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ei = new Image(new FileInputStream(rPE3.path));</text:p>
          </table:table-cell>
          <table:table-cell/>
          <table:table-cell office:value-type="string" calcext:value-type="string">
            <text:p>ImageView redP3e = new ImageView(red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gi = new Image(new FileInputStream(rPS1.path));</text:p>
          </table:table-cell>
          <table:table-cell/>
          <table:table-cell office:value-type="string" calcext:value-type="string">
            <text:p>ImageView redP1g = new ImageView(red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gi = new Image(new FileInputStream(rPS2.path));</text:p>
          </table:table-cell>
          <table:table-cell/>
          <table:table-cell office:value-type="string" calcext:value-type="string">
            <text:p>ImageView redP2g = new ImageView(red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gi = new Image(new FileInputStream(rPS3.path));</text:p>
          </table:table-cell>
          <table:table-cell/>
          <table:table-cell office:value-type="string" calcext:value-type="string">
            <text:p>ImageView redP3g = new ImageView(red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i = new Image(new FileInputStream(bR1.path));</text:p>
          </table:table-cell>
          <table:table-cell/>
          <table:table-cell office:value-type="string" calcext:value-type="string">
            <text:p>ImageView blueR1 = new ImageView(blue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i = new Image(new FileInputStream(bR2.path));</text:p>
          </table:table-cell>
          <table:table-cell/>
          <table:table-cell office:value-type="string" calcext:value-type="string">
            <text:p>ImageView blueR2 = new ImageView(blue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i = new Image(new FileInputStream(bR3.path));</text:p>
          </table:table-cell>
          <table:table-cell/>
          <table:table-cell office:value-type="string" calcext:value-type="string">
            <text:p>ImageView blueR3 = new ImageView(blue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ei = new Image(new FileInputStream(bRE1.path));</text:p>
          </table:table-cell>
          <table:table-cell/>
          <table:table-cell office:value-type="string" calcext:value-type="string">
            <text:p>ImageView blueR1e = new ImageView(blue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ei = new Image(new FileInputStream(bRE2.path));</text:p>
          </table:table-cell>
          <table:table-cell/>
          <table:table-cell office:value-type="string" calcext:value-type="string">
            <text:p>ImageView blueR2e = new ImageView(blue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ei = new Image(new FileInputStream(bRE3.path));</text:p>
          </table:table-cell>
          <table:table-cell/>
          <table:table-cell office:value-type="string" calcext:value-type="string">
            <text:p>ImageView blueR3e = new ImageView(blue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gi = new Image(new FileInputStream(bRS1.path));</text:p>
          </table:table-cell>
          <table:table-cell/>
          <table:table-cell office:value-type="string" calcext:value-type="string">
            <text:p>ImageView blueR1g = new ImageView(blue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gi = new Image(new FileInputStream(bRS2.path));</text:p>
          </table:table-cell>
          <table:table-cell/>
          <table:table-cell office:value-type="string" calcext:value-type="string">
            <text:p>ImageView blueR2g = new ImageView(blue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gi = new Image(new FileInputStream(bRS3.path));</text:p>
          </table:table-cell>
          <table:table-cell/>
          <table:table-cell office:value-type="string" calcext:value-type="string">
            <text:p>ImageView blueR3g = new ImageView(blue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i = new Image(new FileInputStream(gR1.path));</text:p>
          </table:table-cell>
          <table:table-cell/>
          <table:table-cell office:value-type="string" calcext:value-type="string">
            <text:p>ImageView greenR1 = new ImageView(green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i = new Image(new FileInputStream(gR2.path));</text:p>
          </table:table-cell>
          <table:table-cell/>
          <table:table-cell office:value-type="string" calcext:value-type="string">
            <text:p>ImageView greenR2 = new ImageView(green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i = new Image(new FileInputStream(gR3.path));</text:p>
          </table:table-cell>
          <table:table-cell/>
          <table:table-cell office:value-type="string" calcext:value-type="string">
            <text:p>ImageView greenR3 = new ImageView(green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ei = new Image(new FileInputStream(gRE1.path));</text:p>
          </table:table-cell>
          <table:table-cell/>
          <table:table-cell office:value-type="string" calcext:value-type="string">
            <text:p>ImageView greenR1e = new ImageView(green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ei = new Image(new FileInputStream(gRE2.path));</text:p>
          </table:table-cell>
          <table:table-cell/>
          <table:table-cell office:value-type="string" calcext:value-type="string">
            <text:p>ImageView greenR2e = new ImageView(green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ei = new Image(new FileInputStream(gRE3.path));</text:p>
          </table:table-cell>
          <table:table-cell/>
          <table:table-cell office:value-type="string" calcext:value-type="string">
            <text:p>ImageView greenR3e = new ImageView(green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gi = new Image(new FileInputStream(gRS1.path));</text:p>
          </table:table-cell>
          <table:table-cell/>
          <table:table-cell office:value-type="string" calcext:value-type="string">
            <text:p>ImageView greenR1g = new ImageView(green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gi = new Image(new FileInputStream(gRS2.path));</text:p>
          </table:table-cell>
          <table:table-cell/>
          <table:table-cell office:value-type="string" calcext:value-type="string">
            <text:p>ImageView greenR2g = new ImageView(green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gi = new Image(new FileInputStream(gRS3.path));</text:p>
          </table:table-cell>
          <table:table-cell/>
          <table:table-cell office:value-type="string" calcext:value-type="string">
            <text:p>ImageView greenR3g = new ImageView(green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i = new Image(new FileInputStream(oR1.path));</text:p>
          </table:table-cell>
          <table:table-cell/>
          <table:table-cell office:value-type="string" calcext:value-type="string">
            <text:p>ImageView orangeR1 = new ImageView(orange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i = new Image(new FileInputStream(oR2.path));</text:p>
          </table:table-cell>
          <table:table-cell/>
          <table:table-cell office:value-type="string" calcext:value-type="string">
            <text:p>ImageView orangeR2 = new ImageView(orange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i = new Image(new FileInputStream(oR3.path));</text:p>
          </table:table-cell>
          <table:table-cell/>
          <table:table-cell office:value-type="string" calcext:value-type="string">
            <text:p>ImageView orangeR3 = new ImageView(orange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ei = new Image(new FileInputStream(oRE1.path));</text:p>
          </table:table-cell>
          <table:table-cell/>
          <table:table-cell office:value-type="string" calcext:value-type="string">
            <text:p>ImageView orangeR1e = new ImageView(orange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ei = new Image(new FileInputStream(oRE2.path));</text:p>
          </table:table-cell>
          <table:table-cell/>
          <table:table-cell office:value-type="string" calcext:value-type="string">
            <text:p>ImageView orangeR2e = new ImageView(orange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ei = new Image(new FileInputStream(oRE3.path));</text:p>
          </table:table-cell>
          <table:table-cell/>
          <table:table-cell office:value-type="string" calcext:value-type="string">
            <text:p>ImageView orangeR3e = new ImageView(orange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gi = new Image(new FileInputStream(oRS1.path));</text:p>
          </table:table-cell>
          <table:table-cell/>
          <table:table-cell office:value-type="string" calcext:value-type="string">
            <text:p>ImageView orangeR1g = new ImageView(orange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gi = new Image(new FileInputStream(oRS2.path));</text:p>
          </table:table-cell>
          <table:table-cell/>
          <table:table-cell office:value-type="string" calcext:value-type="string">
            <text:p>ImageView orangeR2g = new ImageView(orange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gi = new Image(new FileInputStream(oRS3.path));</text:p>
          </table:table-cell>
          <table:table-cell/>
          <table:table-cell office:value-type="string" calcext:value-type="string">
            <text:p>ImageView orangeR3g = new ImageView(orange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i = new Image(new FileInputStream(rR1.path));</text:p>
          </table:table-cell>
          <table:table-cell/>
          <table:table-cell office:value-type="string" calcext:value-type="string">
            <text:p>ImageView redR1 = new ImageView(red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i = new Image(new FileInputStream(rR2.path));</text:p>
          </table:table-cell>
          <table:table-cell/>
          <table:table-cell office:value-type="string" calcext:value-type="string">
            <text:p>ImageView redR2 = new ImageView(red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i = new Image(new FileInputStream(rR3.path));</text:p>
          </table:table-cell>
          <table:table-cell/>
          <table:table-cell office:value-type="string" calcext:value-type="string">
            <text:p>ImageView redR3 = new ImageView(red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ei = new Image(new FileInputStream(rRE1.path));</text:p>
          </table:table-cell>
          <table:table-cell/>
          <table:table-cell office:value-type="string" calcext:value-type="string">
            <text:p>ImageView redR1e = new ImageView(red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ei = new Image(new FileInputStream(rRE2.path));</text:p>
          </table:table-cell>
          <table:table-cell/>
          <table:table-cell office:value-type="string" calcext:value-type="string">
            <text:p>ImageView redR2e = new ImageView(red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ei = new Image(new FileInputStream(rRE3.path));</text:p>
          </table:table-cell>
          <table:table-cell/>
          <table:table-cell office:value-type="string" calcext:value-type="string">
            <text:p>ImageView redR3e = new ImageView(red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gi = new Image(new FileInputStream(rRS1.path));</text:p>
          </table:table-cell>
          <table:table-cell/>
          <table:table-cell office:value-type="string" calcext:value-type="string">
            <text:p>ImageView redR1g = new ImageView(red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gi = new Image(new FileInputStream(rRS2.path));</text:p>
          </table:table-cell>
          <table:table-cell/>
          <table:table-cell office:value-type="string" calcext:value-type="string">
            <text:p>ImageView redR2g = new ImageView(red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gi = new Image(new FileInputStream(rRS3.path));</text:p>
          </table:table-cell>
          <table:table-cell/>
          <table:table-cell office:value-type="string" calcext:value-type="string">
            <text:p>ImageView redR3g = new ImageView(red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i = new Image(new FileInputStream(bS1.path));</text:p>
          </table:table-cell>
          <table:table-cell/>
          <table:table-cell office:value-type="string" calcext:value-type="string">
            <text:p>ImageView blueS1 = new ImageView(blue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i = new Image(new FileInputStream(bS2.path));</text:p>
          </table:table-cell>
          <table:table-cell/>
          <table:table-cell office:value-type="string" calcext:value-type="string">
            <text:p>ImageView blueS2 = new ImageView(blue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i = new Image(new FileInputStream(bS3.path));</text:p>
          </table:table-cell>
          <table:table-cell/>
          <table:table-cell office:value-type="string" calcext:value-type="string">
            <text:p>ImageView blueS3 = new ImageView(blue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ei = new Image(new FileInputStream(bSE1.path));</text:p>
          </table:table-cell>
          <table:table-cell/>
          <table:table-cell office:value-type="string" calcext:value-type="string">
            <text:p>ImageView blueS1e = new ImageView(blue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ei = new Image(new FileInputStream(bSE2.path));</text:p>
          </table:table-cell>
          <table:table-cell/>
          <table:table-cell office:value-type="string" calcext:value-type="string">
            <text:p>ImageView blueS2e = new ImageView(blue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ei = new Image(new FileInputStream(bSE3.path));</text:p>
          </table:table-cell>
          <table:table-cell/>
          <table:table-cell office:value-type="string" calcext:value-type="string">
            <text:p>ImageView blueS3e = new ImageView(blue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gi = new Image(new FileInputStream(bSS1.path));</text:p>
          </table:table-cell>
          <table:table-cell/>
          <table:table-cell office:value-type="string" calcext:value-type="string">
            <text:p>ImageView blueS1g = new ImageView(blue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gi = new Image(new FileInputStream(bSS2.path));</text:p>
          </table:table-cell>
          <table:table-cell/>
          <table:table-cell office:value-type="string" calcext:value-type="string">
            <text:p>ImageView blueS2g = new ImageView(blue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gi = new Image(new FileInputStream(bSS3.path));</text:p>
          </table:table-cell>
          <table:table-cell/>
          <table:table-cell office:value-type="string" calcext:value-type="string">
            <text:p>ImageView blueS3g = new ImageView(blue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i = new Image(new FileInputStream(gS1.path));</text:p>
          </table:table-cell>
          <table:table-cell/>
          <table:table-cell office:value-type="string" calcext:value-type="string">
            <text:p>ImageView greenS1 = new ImageView(green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i = new Image(new FileInputStream(gS2.path));</text:p>
          </table:table-cell>
          <table:table-cell/>
          <table:table-cell office:value-type="string" calcext:value-type="string">
            <text:p>ImageView greenS2 = new ImageView(green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i = new Image(new FileInputStream(gS3.path));</text:p>
          </table:table-cell>
          <table:table-cell/>
          <table:table-cell office:value-type="string" calcext:value-type="string">
            <text:p>ImageView greenS3 = new ImageView(green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ei = new Image(new FileInputStream(gSE1.path));</text:p>
          </table:table-cell>
          <table:table-cell/>
          <table:table-cell office:value-type="string" calcext:value-type="string">
            <text:p>ImageView greenS1e = new ImageView(green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ei = new Image(new FileInputStream(gSE2.path));</text:p>
          </table:table-cell>
          <table:table-cell/>
          <table:table-cell office:value-type="string" calcext:value-type="string">
            <text:p>ImageView greenS2e = new ImageView(green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ei = new Image(new FileInputStream(gSE3.path));</text:p>
          </table:table-cell>
          <table:table-cell/>
          <table:table-cell office:value-type="string" calcext:value-type="string">
            <text:p>ImageView greenS3e = new ImageView(green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gi = new Image(new FileInputStream(gSS1.path));</text:p>
          </table:table-cell>
          <table:table-cell/>
          <table:table-cell office:value-type="string" calcext:value-type="string">
            <text:p>ImageView greenS1g = new ImageView(green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gi = new Image(new FileInputStream(gSS2.path));</text:p>
          </table:table-cell>
          <table:table-cell/>
          <table:table-cell office:value-type="string" calcext:value-type="string">
            <text:p>ImageView greenS2g = new ImageView(green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gi = new Image(new FileInputStream(gSS3.path));</text:p>
          </table:table-cell>
          <table:table-cell/>
          <table:table-cell office:value-type="string" calcext:value-type="string">
            <text:p>ImageView greenS3g = new ImageView(green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i = new Image(new FileInputStream(oS1.path));</text:p>
          </table:table-cell>
          <table:table-cell/>
          <table:table-cell office:value-type="string" calcext:value-type="string">
            <text:p>ImageView orangeS1 = new ImageView(orange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i = new Image(new FileInputStream(oS2.path));</text:p>
          </table:table-cell>
          <table:table-cell/>
          <table:table-cell office:value-type="string" calcext:value-type="string">
            <text:p>ImageView orangeS2 = new ImageView(orange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i = new Image(new FileInputStream(oS3.path));</text:p>
          </table:table-cell>
          <table:table-cell/>
          <table:table-cell office:value-type="string" calcext:value-type="string">
            <text:p>ImageView orangeS3 = new ImageView(orange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ei = new Image(new FileInputStream(oSE1.path));</text:p>
          </table:table-cell>
          <table:table-cell/>
          <table:table-cell office:value-type="string" calcext:value-type="string">
            <text:p>ImageView orangeS1e = new ImageView(orange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ei = new Image(new FileInputStream(oSE2.path));</text:p>
          </table:table-cell>
          <table:table-cell/>
          <table:table-cell office:value-type="string" calcext:value-type="string">
            <text:p>ImageView orangeS2e = new ImageView(orange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ei = new Image(new FileInputStream(oSE3.path));</text:p>
          </table:table-cell>
          <table:table-cell/>
          <table:table-cell office:value-type="string" calcext:value-type="string">
            <text:p>ImageView orangeS3e = new ImageView(orange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gi = new Image(new FileInputStream(oSS1.path));</text:p>
          </table:table-cell>
          <table:table-cell/>
          <table:table-cell office:value-type="string" calcext:value-type="string">
            <text:p>ImageView orangeS1g = new ImageView(orange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gi = new Image(new FileInputStream(oSS2.path));</text:p>
          </table:table-cell>
          <table:table-cell/>
          <table:table-cell office:value-type="string" calcext:value-type="string">
            <text:p>ImageView orangeS2g = new ImageView(orange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gi = new Image(new FileInputStream(oSS3.path));</text:p>
          </table:table-cell>
          <table:table-cell/>
          <table:table-cell office:value-type="string" calcext:value-type="string">
            <text:p>ImageView orangeS3g = new ImageView(orange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i = new Image(new FileInputStream(rS1.path));</text:p>
          </table:table-cell>
          <table:table-cell/>
          <table:table-cell office:value-type="string" calcext:value-type="string">
            <text:p>ImageView redS1 = new ImageView(red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i = new Image(new FileInputStream(rS2.path));</text:p>
          </table:table-cell>
          <table:table-cell/>
          <table:table-cell office:value-type="string" calcext:value-type="string">
            <text:p>ImageView redS2 = new ImageView(red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i = new Image(new FileInputStream(rS3.path));</text:p>
          </table:table-cell>
          <table:table-cell/>
          <table:table-cell office:value-type="string" calcext:value-type="string">
            <text:p>ImageView redS3 = new ImageView(red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ei = new Image(new FileInputStream(rSE1.path));</text:p>
          </table:table-cell>
          <table:table-cell/>
          <table:table-cell office:value-type="string" calcext:value-type="string">
            <text:p>ImageView redS1e = new ImageView(red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ei = new Image(new FileInputStream(rSE2.path));</text:p>
          </table:table-cell>
          <table:table-cell/>
          <table:table-cell office:value-type="string" calcext:value-type="string">
            <text:p>ImageView redS2e = new ImageView(red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ei = new Image(new FileInputStream(rSE3.path));</text:p>
          </table:table-cell>
          <table:table-cell/>
          <table:table-cell office:value-type="string" calcext:value-type="string">
            <text:p>ImageView redS3e = new ImageView(red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gi = new Image(new FileInputStream(rSS1.path));</text:p>
          </table:table-cell>
          <table:table-cell/>
          <table:table-cell office:value-type="string" calcext:value-type="string">
            <text:p>ImageView redS1g = new ImageView(red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gi = new Image(new FileInputStream(rSS2.path));</text:p>
          </table:table-cell>
          <table:table-cell/>
          <table:table-cell office:value-type="string" calcext:value-type="string">
            <text:p>ImageView redS2g = new ImageView(red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gi = new Image(new FileInputStream(rSS3.path));</text:p>
          </table:table-cell>
          <table:table-cell/>
          <table:table-cell office:value-type="string" calcext:value-type="string">
            <text:p>ImageView redS3g = new ImageView(red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i = new Image(new FileInputStream(bT1.path));</text:p>
          </table:table-cell>
          <table:table-cell/>
          <table:table-cell office:value-type="string" calcext:value-type="string">
            <text:p>ImageView blueT1 = new ImageView(blue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i = new Image(new FileInputStream(bT2.path));</text:p>
          </table:table-cell>
          <table:table-cell/>
          <table:table-cell office:value-type="string" calcext:value-type="string">
            <text:p>ImageView blueT2 = new ImageView(blue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i = new Image(new FileInputStream(bT3.path));</text:p>
          </table:table-cell>
          <table:table-cell/>
          <table:table-cell office:value-type="string" calcext:value-type="string">
            <text:p>ImageView blueT3 = new ImageView(blue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ei = new Image(new FileInputStream(bTE1.path));</text:p>
          </table:table-cell>
          <table:table-cell/>
          <table:table-cell office:value-type="string" calcext:value-type="string">
            <text:p>ImageView blueT1e = new ImageView(blue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ei = new Image(new FileInputStream(bTE2.path));</text:p>
          </table:table-cell>
          <table:table-cell/>
          <table:table-cell office:value-type="string" calcext:value-type="string">
            <text:p>ImageView blueT2e = new ImageView(blue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ei = new Image(new FileInputStream(bTE3.path));</text:p>
          </table:table-cell>
          <table:table-cell/>
          <table:table-cell office:value-type="string" calcext:value-type="string">
            <text:p>ImageView blueT3e = new ImageView(blue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gi = new Image(new FileInputStream(bTS1.path));</text:p>
          </table:table-cell>
          <table:table-cell/>
          <table:table-cell office:value-type="string" calcext:value-type="string">
            <text:p>ImageView blueT1g = new ImageView(blue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gi = new Image(new FileInputStream(bTS2.path));</text:p>
          </table:table-cell>
          <table:table-cell/>
          <table:table-cell office:value-type="string" calcext:value-type="string">
            <text:p>ImageView blueT2g = new ImageView(blue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gi = new Image(new FileInputStream(bTS3.path));</text:p>
          </table:table-cell>
          <table:table-cell/>
          <table:table-cell office:value-type="string" calcext:value-type="string">
            <text:p>ImageView blueT3g = new ImageView(blueT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i = new Image(new FileInputStream(gT1.path));</text:p>
          </table:table-cell>
          <table:table-cell/>
          <table:table-cell office:value-type="string" calcext:value-type="string">
            <text:p>ImageView greenT1 = new ImageView(green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i = new Image(new FileInputStream(gT2.path));</text:p>
          </table:table-cell>
          <table:table-cell/>
          <table:table-cell office:value-type="string" calcext:value-type="string">
            <text:p>ImageView greenT2 = new ImageView(green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i = new Image(new FileInputStream(gT3.path));</text:p>
          </table:table-cell>
          <table:table-cell/>
          <table:table-cell office:value-type="string" calcext:value-type="string">
            <text:p>ImageView greenT3 = new ImageView(green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ei = new Image(new FileInputStream(gTE1.path));</text:p>
          </table:table-cell>
          <table:table-cell/>
          <table:table-cell office:value-type="string" calcext:value-type="string">
            <text:p>ImageView greenT1e = new ImageView(green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ei = new Image(new FileInputStream(gTE2.path));</text:p>
          </table:table-cell>
          <table:table-cell/>
          <table:table-cell office:value-type="string" calcext:value-type="string">
            <text:p>ImageView greenT2e = new ImageView(green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ei = new Image(new FileInputStream(gTE3.path));</text:p>
          </table:table-cell>
          <table:table-cell/>
          <table:table-cell office:value-type="string" calcext:value-type="string">
            <text:p>ImageView greenT3e = new ImageView(green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gi = new Image(new FileInputStream(gTS1.path));</text:p>
          </table:table-cell>
          <table:table-cell/>
          <table:table-cell office:value-type="string" calcext:value-type="string">
            <text:p>ImageView greenT1g = new ImageView(green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gi = new Image(new FileInputStream(gTS2.path));</text:p>
          </table:table-cell>
          <table:table-cell/>
          <table:table-cell office:value-type="string" calcext:value-type="string">
            <text:p>ImageView greenT2g = new ImageView(green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gi = new Image(new FileInputStream(gTS3.path));</text:p>
          </table:table-cell>
          <table:table-cell/>
          <table:table-cell office:value-type="string" calcext:value-type="string">
            <text:p>ImageView greenT3g = new ImageView(greenT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i = new Image(new FileInputStream(oT1.path));</text:p>
          </table:table-cell>
          <table:table-cell/>
          <table:table-cell office:value-type="string" calcext:value-type="string">
            <text:p>ImageView orangeT1 = new ImageView(orange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i = new Image(new FileInputStream(oT2.path));</text:p>
          </table:table-cell>
          <table:table-cell/>
          <table:table-cell office:value-type="string" calcext:value-type="string">
            <text:p>ImageView orangeT2 = new ImageView(orange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i = new Image(new FileInputStream(oT3.path));</text:p>
          </table:table-cell>
          <table:table-cell/>
          <table:table-cell office:value-type="string" calcext:value-type="string">
            <text:p>ImageView orangeT3 = new ImageView(orange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ei = new Image(new FileInputStream(oTE1.path));</text:p>
          </table:table-cell>
          <table:table-cell/>
          <table:table-cell office:value-type="string" calcext:value-type="string">
            <text:p>ImageView orangeT1e = new ImageView(orange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ei = new Image(new FileInputStream(oTE2.path));</text:p>
          </table:table-cell>
          <table:table-cell/>
          <table:table-cell office:value-type="string" calcext:value-type="string">
            <text:p>ImageView orangeT2e = new ImageView(orange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ei = new Image(new FileInputStream(oTE3.path));</text:p>
          </table:table-cell>
          <table:table-cell/>
          <table:table-cell office:value-type="string" calcext:value-type="string">
            <text:p>ImageView orangeT3e = new ImageView(orange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gi = new Image(new FileInputStream(oTS1.path));</text:p>
          </table:table-cell>
          <table:table-cell/>
          <table:table-cell office:value-type="string" calcext:value-type="string">
            <text:p>ImageView orangeT1g = new ImageView(orange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gi = new Image(new FileInputStream(oTS2.path));</text:p>
          </table:table-cell>
          <table:table-cell/>
          <table:table-cell office:value-type="string" calcext:value-type="string">
            <text:p>ImageView orangeT2g = new ImageView(orange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gi = new Image(new FileInputStream(oTS3.path));</text:p>
          </table:table-cell>
          <table:table-cell/>
          <table:table-cell office:value-type="string" calcext:value-type="string">
            <text:p>ImageView orangeT3g = new ImageView(orangeT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i = new Image(new FileInputStream(rT1.path));</text:p>
          </table:table-cell>
          <table:table-cell/>
          <table:table-cell office:value-type="string" calcext:value-type="string">
            <text:p>ImageView redT1 = new ImageView(red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i = new Image(new FileInputStream(rT2.path));</text:p>
          </table:table-cell>
          <table:table-cell/>
          <table:table-cell office:value-type="string" calcext:value-type="string">
            <text:p>ImageView redT2 = new ImageView(red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i = new Image(new FileInputStream(rT3.path));</text:p>
          </table:table-cell>
          <table:table-cell/>
          <table:table-cell office:value-type="string" calcext:value-type="string">
            <text:p>ImageView redT3 = new ImageView(red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ei = new Image(new FileInputStream(rTE1.path));</text:p>
          </table:table-cell>
          <table:table-cell/>
          <table:table-cell office:value-type="string" calcext:value-type="string">
            <text:p>ImageView redT1e = new ImageView(red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ei = new Image(new FileInputStream(rTE2.path));</text:p>
          </table:table-cell>
          <table:table-cell/>
          <table:table-cell office:value-type="string" calcext:value-type="string">
            <text:p>ImageView redT2e = new ImageView(red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ei = new Image(new FileInputStream(rTE3.path));</text:p>
          </table:table-cell>
          <table:table-cell/>
          <table:table-cell office:value-type="string" calcext:value-type="string">
            <text:p>ImageView redT3e = new ImageView(red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gi = new Image(new FileInputStream(rTS1.path));</text:p>
          </table:table-cell>
          <table:table-cell/>
          <table:table-cell office:value-type="string" calcext:value-type="string">
            <text:p>ImageView redT1g = new ImageView(red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gi = new Image(new FileInputStream(rTS2.path));</text:p>
          </table:table-cell>
          <table:table-cell/>
          <table:table-cell office:value-type="string" calcext:value-type="string">
            <text:p>ImageView redT2g = new ImageView(red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gi = new Image(new FileInputStream(rTS3.path));</text:p>
          </table:table-cell>
          <table:table-cell/>
          <table:table-cell office:value-type="string" calcext:value-type="string">
            <text:p>ImageView redT3g = new ImageView(redT3gi);</text:p>
          </table:table-cell>
        </table:table-row>
      </table:table>
      <table:table table:name="Sheet2" table:style-name="ta1">
        <table:table-column table:style-name="co5" table:number-columns-repeated="3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1.png"); 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1.png");</text:p>
          </table:table-cell>
          <table:table-cell table:number-columns-repeated="9"/>
          <table:table-cell office:value-type="string" calcext:value-type="string">
            <text:p>bP1.imgAdd(</text:p>
          </table:table-cell>
          <table:table-cell office:value-type="string" calcext:value-type="string">
            <text:p>blue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2.png");</text:p>
          </table:table-cell>
          <table:table-cell table:number-columns-repeated="9"/>
          <table:table-cell office:value-type="string" calcext:value-type="string">
            <text:p>bP2.imgAdd(</text:p>
          </table:table-cell>
          <table:table-cell office:value-type="string" calcext:value-type="string">
            <text:p>blue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3.png");</text:p>
          </table:table-cell>
          <table:table-cell table:number-columns-repeated="9"/>
          <table:table-cell office:value-type="string" calcext:value-type="string">
            <text:p>bP3.imgAdd(</text:p>
          </table:table-cell>
          <table:table-cell office:value-type="string" calcext:value-type="string">
            <text:p>blue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1.png");</text:p>
          </table:table-cell>
          <table:table-cell table:number-columns-repeated="9"/>
          <table:table-cell office:value-type="string" calcext:value-type="string">
            <text:p>bPE1.imgAdd(</text:p>
          </table:table-cell>
          <table:table-cell office:value-type="string" calcext:value-type="string">
            <text:p>blue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2.png");</text:p>
          </table:table-cell>
          <table:table-cell table:number-columns-repeated="9"/>
          <table:table-cell office:value-type="string" calcext:value-type="string">
            <text:p>bPE2.imgAdd(</text:p>
          </table:table-cell>
          <table:table-cell office:value-type="string" calcext:value-type="string">
            <text:p>blue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3.png");</text:p>
          </table:table-cell>
          <table:table-cell table:number-columns-repeated="9"/>
          <table:table-cell office:value-type="string" calcext:value-type="string">
            <text:p>bPE3.imgAdd(</text:p>
          </table:table-cell>
          <table:table-cell office:value-type="string" calcext:value-type="string">
            <text:p>blue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1.png");</text:p>
          </table:table-cell>
          <table:table-cell table:number-columns-repeated="9"/>
          <table:table-cell office:value-type="string" calcext:value-type="string">
            <text:p>bPS1.imgAdd(</text:p>
          </table:table-cell>
          <table:table-cell office:value-type="string" calcext:value-type="string">
            <text:p>blue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2.png");</text:p>
          </table:table-cell>
          <table:table-cell table:number-columns-repeated="9"/>
          <table:table-cell office:value-type="string" calcext:value-type="string">
            <text:p>bPS2.imgAdd(</text:p>
          </table:table-cell>
          <table:table-cell office:value-type="string" calcext:value-type="string">
            <text:p>blue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3.png");</text:p>
          </table:table-cell>
          <table:table-cell table:number-columns-repeated="9"/>
          <table:table-cell office:value-type="string" calcext:value-type="string">
            <text:p>bPS3.imgAdd(</text:p>
          </table:table-cell>
          <table:table-cell office:value-type="string" calcext:value-type="string">
            <text:p>blue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1.png");</text:p>
          </table:table-cell>
          <table:table-cell table:number-columns-repeated="9"/>
          <table:table-cell office:value-type="string" calcext:value-type="string">
            <text:p>gP1.imgAdd(</text:p>
          </table:table-cell>
          <table:table-cell office:value-type="string" calcext:value-type="string">
            <text:p>green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2.png");</text:p>
          </table:table-cell>
          <table:table-cell table:number-columns-repeated="9"/>
          <table:table-cell office:value-type="string" calcext:value-type="string">
            <text:p>gP2.imgAdd(</text:p>
          </table:table-cell>
          <table:table-cell office:value-type="string" calcext:value-type="string">
            <text:p>green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3.png");</text:p>
          </table:table-cell>
          <table:table-cell table:number-columns-repeated="9"/>
          <table:table-cell office:value-type="string" calcext:value-type="string">
            <text:p>gP3.imgAdd(</text:p>
          </table:table-cell>
          <table:table-cell office:value-type="string" calcext:value-type="string">
            <text:p>green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1.png");</text:p>
          </table:table-cell>
          <table:table-cell table:number-columns-repeated="9"/>
          <table:table-cell office:value-type="string" calcext:value-type="string">
            <text:p>gPE1.imgAdd(</text:p>
          </table:table-cell>
          <table:table-cell office:value-type="string" calcext:value-type="string">
            <text:p>green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2.png");</text:p>
          </table:table-cell>
          <table:table-cell table:number-columns-repeated="9"/>
          <table:table-cell office:value-type="string" calcext:value-type="string">
            <text:p>gPE2.imgAdd(</text:p>
          </table:table-cell>
          <table:table-cell office:value-type="string" calcext:value-type="string">
            <text:p>green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3.png");</text:p>
          </table:table-cell>
          <table:table-cell table:number-columns-repeated="9"/>
          <table:table-cell office:value-type="string" calcext:value-type="string">
            <text:p>gPE3.imgAdd(</text:p>
          </table:table-cell>
          <table:table-cell office:value-type="string" calcext:value-type="string">
            <text:p>green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1.png");</text:p>
          </table:table-cell>
          <table:table-cell table:number-columns-repeated="9"/>
          <table:table-cell office:value-type="string" calcext:value-type="string">
            <text:p>gPS1.imgAdd(</text:p>
          </table:table-cell>
          <table:table-cell office:value-type="string" calcext:value-type="string">
            <text:p>green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2.png");</text:p>
          </table:table-cell>
          <table:table-cell table:number-columns-repeated="9"/>
          <table:table-cell office:value-type="string" calcext:value-type="string">
            <text:p>gPS2.imgAdd(</text:p>
          </table:table-cell>
          <table:table-cell office:value-type="string" calcext:value-type="string">
            <text:p>green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3.png");</text:p>
          </table:table-cell>
          <table:table-cell table:number-columns-repeated="9"/>
          <table:table-cell office:value-type="string" calcext:value-type="string">
            <text:p>gPS3.imgAdd(</text:p>
          </table:table-cell>
          <table:table-cell office:value-type="string" calcext:value-type="string">
            <text:p>green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1.png");</text:p>
          </table:table-cell>
          <table:table-cell table:number-columns-repeated="9"/>
          <table:table-cell office:value-type="string" calcext:value-type="string">
            <text:p>oP1.imgAdd(</text:p>
          </table:table-cell>
          <table:table-cell office:value-type="string" calcext:value-type="string">
            <text:p>orange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2.png");</text:p>
          </table:table-cell>
          <table:table-cell table:number-columns-repeated="9"/>
          <table:table-cell office:value-type="string" calcext:value-type="string">
            <text:p>oP2.imgAdd(</text:p>
          </table:table-cell>
          <table:table-cell office:value-type="string" calcext:value-type="string">
            <text:p>orange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3.png");</text:p>
          </table:table-cell>
          <table:table-cell table:number-columns-repeated="9"/>
          <table:table-cell office:value-type="string" calcext:value-type="string">
            <text:p>oP3.imgAdd(</text:p>
          </table:table-cell>
          <table:table-cell office:value-type="string" calcext:value-type="string">
            <text:p>orange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1.png");</text:p>
          </table:table-cell>
          <table:table-cell table:number-columns-repeated="9"/>
          <table:table-cell office:value-type="string" calcext:value-type="string">
            <text:p>oPE1.imgAdd(</text:p>
          </table:table-cell>
          <table:table-cell office:value-type="string" calcext:value-type="string">
            <text:p>orange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2.png");</text:p>
          </table:table-cell>
          <table:table-cell table:number-columns-repeated="9"/>
          <table:table-cell office:value-type="string" calcext:value-type="string">
            <text:p>oPE2.imgAdd(</text:p>
          </table:table-cell>
          <table:table-cell office:value-type="string" calcext:value-type="string">
            <text:p>orange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3.png");</text:p>
          </table:table-cell>
          <table:table-cell table:number-columns-repeated="9"/>
          <table:table-cell office:value-type="string" calcext:value-type="string">
            <text:p>oPE3.imgAdd(</text:p>
          </table:table-cell>
          <table:table-cell office:value-type="string" calcext:value-type="string">
            <text:p>orange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1.png");</text:p>
          </table:table-cell>
          <table:table-cell table:number-columns-repeated="9"/>
          <table:table-cell office:value-type="string" calcext:value-type="string">
            <text:p>oPS1.imgAdd(</text:p>
          </table:table-cell>
          <table:table-cell office:value-type="string" calcext:value-type="string">
            <text:p>orange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2.png");</text:p>
          </table:table-cell>
          <table:table-cell table:number-columns-repeated="9"/>
          <table:table-cell office:value-type="string" calcext:value-type="string">
            <text:p>oPS2.imgAdd(</text:p>
          </table:table-cell>
          <table:table-cell office:value-type="string" calcext:value-type="string">
            <text:p>orange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3.png");</text:p>
          </table:table-cell>
          <table:table-cell table:number-columns-repeated="9"/>
          <table:table-cell office:value-type="string" calcext:value-type="string">
            <text:p>oPS3.imgAdd(</text:p>
          </table:table-cell>
          <table:table-cell office:value-type="string" calcext:value-type="string">
            <text:p>orange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1.png");</text:p>
          </table:table-cell>
          <table:table-cell table:number-columns-repeated="9"/>
          <table:table-cell office:value-type="string" calcext:value-type="string">
            <text:p>rP1.imgAdd(</text:p>
          </table:table-cell>
          <table:table-cell office:value-type="string" calcext:value-type="string">
            <text:p>red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2.png");</text:p>
          </table:table-cell>
          <table:table-cell table:number-columns-repeated="9"/>
          <table:table-cell office:value-type="string" calcext:value-type="string">
            <text:p>rP2.imgAdd(</text:p>
          </table:table-cell>
          <table:table-cell office:value-type="string" calcext:value-type="string">
            <text:p>red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3.png");</text:p>
          </table:table-cell>
          <table:table-cell table:number-columns-repeated="9"/>
          <table:table-cell office:value-type="string" calcext:value-type="string">
            <text:p>rP3.imgAdd(</text:p>
          </table:table-cell>
          <table:table-cell office:value-type="string" calcext:value-type="string">
            <text:p>red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1.png");</text:p>
          </table:table-cell>
          <table:table-cell table:number-columns-repeated="9"/>
          <table:table-cell office:value-type="string" calcext:value-type="string">
            <text:p>rPE1.imgAdd(</text:p>
          </table:table-cell>
          <table:table-cell office:value-type="string" calcext:value-type="string">
            <text:p>red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2.png");</text:p>
          </table:table-cell>
          <table:table-cell table:number-columns-repeated="9"/>
          <table:table-cell office:value-type="string" calcext:value-type="string">
            <text:p>rPE2.imgAdd(</text:p>
          </table:table-cell>
          <table:table-cell office:value-type="string" calcext:value-type="string">
            <text:p>red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3.png");</text:p>
          </table:table-cell>
          <table:table-cell table:number-columns-repeated="9"/>
          <table:table-cell office:value-type="string" calcext:value-type="string">
            <text:p>rPE3.imgAdd(</text:p>
          </table:table-cell>
          <table:table-cell office:value-type="string" calcext:value-type="string">
            <text:p>red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1.png");</text:p>
          </table:table-cell>
          <table:table-cell table:number-columns-repeated="9"/>
          <table:table-cell office:value-type="string" calcext:value-type="string">
            <text:p>rPS1.imgAdd(</text:p>
          </table:table-cell>
          <table:table-cell office:value-type="string" calcext:value-type="string">
            <text:p>red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2.png");</text:p>
          </table:table-cell>
          <table:table-cell table:number-columns-repeated="9"/>
          <table:table-cell office:value-type="string" calcext:value-type="string">
            <text:p>rPS2.imgAdd(</text:p>
          </table:table-cell>
          <table:table-cell office:value-type="string" calcext:value-type="string">
            <text:p>red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3.png");</text:p>
          </table:table-cell>
          <table:table-cell table:number-columns-repeated="9"/>
          <table:table-cell office:value-type="string" calcext:value-type="string">
            <text:p>rPS3.imgAdd(</text:p>
          </table:table-cell>
          <table:table-cell office:value-type="string" calcext:value-type="string">
            <text:p>red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1.png");</text:p>
          </table:table-cell>
          <table:table-cell table:number-columns-repeated="9"/>
          <table:table-cell office:value-type="string" calcext:value-type="string">
            <text:p>bR1.imgAdd(</text:p>
          </table:table-cell>
          <table:table-cell office:value-type="string" calcext:value-type="string">
            <text:p>blue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2.png");</text:p>
          </table:table-cell>
          <table:table-cell table:number-columns-repeated="9"/>
          <table:table-cell office:value-type="string" calcext:value-type="string">
            <text:p>bR2.imgAdd(</text:p>
          </table:table-cell>
          <table:table-cell office:value-type="string" calcext:value-type="string">
            <text:p>blue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3.png");</text:p>
          </table:table-cell>
          <table:table-cell table:number-columns-repeated="9"/>
          <table:table-cell office:value-type="string" calcext:value-type="string">
            <text:p>bR3.imgAdd(</text:p>
          </table:table-cell>
          <table:table-cell office:value-type="string" calcext:value-type="string">
            <text:p>blue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1.png");</text:p>
          </table:table-cell>
          <table:table-cell table:number-columns-repeated="9"/>
          <table:table-cell office:value-type="string" calcext:value-type="string">
            <text:p>bRE1.imgAdd(</text:p>
          </table:table-cell>
          <table:table-cell office:value-type="string" calcext:value-type="string">
            <text:p>blue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2.png");</text:p>
          </table:table-cell>
          <table:table-cell table:number-columns-repeated="9"/>
          <table:table-cell office:value-type="string" calcext:value-type="string">
            <text:p>bRE2.imgAdd(</text:p>
          </table:table-cell>
          <table:table-cell office:value-type="string" calcext:value-type="string">
            <text:p>blue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3.png");</text:p>
          </table:table-cell>
          <table:table-cell table:number-columns-repeated="9"/>
          <table:table-cell office:value-type="string" calcext:value-type="string">
            <text:p>bRE3.imgAdd(</text:p>
          </table:table-cell>
          <table:table-cell office:value-type="string" calcext:value-type="string">
            <text:p>blue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1.png");</text:p>
          </table:table-cell>
          <table:table-cell table:number-columns-repeated="9"/>
          <table:table-cell office:value-type="string" calcext:value-type="string">
            <text:p>bRS1.imgAdd(</text:p>
          </table:table-cell>
          <table:table-cell office:value-type="string" calcext:value-type="string">
            <text:p>blue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2.png");</text:p>
          </table:table-cell>
          <table:table-cell table:number-columns-repeated="9"/>
          <table:table-cell office:value-type="string" calcext:value-type="string">
            <text:p>bRS2.imgAdd(</text:p>
          </table:table-cell>
          <table:table-cell office:value-type="string" calcext:value-type="string">
            <text:p>blue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3.png");</text:p>
          </table:table-cell>
          <table:table-cell table:number-columns-repeated="9"/>
          <table:table-cell office:value-type="string" calcext:value-type="string">
            <text:p>bRS3.imgAdd(</text:p>
          </table:table-cell>
          <table:table-cell office:value-type="string" calcext:value-type="string">
            <text:p>blue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1.png");</text:p>
          </table:table-cell>
          <table:table-cell table:number-columns-repeated="9"/>
          <table:table-cell office:value-type="string" calcext:value-type="string">
            <text:p>gR1.imgAdd(</text:p>
          </table:table-cell>
          <table:table-cell office:value-type="string" calcext:value-type="string">
            <text:p>green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2.png");</text:p>
          </table:table-cell>
          <table:table-cell table:number-columns-repeated="9"/>
          <table:table-cell office:value-type="string" calcext:value-type="string">
            <text:p>gR2.imgAdd(</text:p>
          </table:table-cell>
          <table:table-cell office:value-type="string" calcext:value-type="string">
            <text:p>green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3.png");</text:p>
          </table:table-cell>
          <table:table-cell table:number-columns-repeated="9"/>
          <table:table-cell office:value-type="string" calcext:value-type="string">
            <text:p>gR3.imgAdd(</text:p>
          </table:table-cell>
          <table:table-cell office:value-type="string" calcext:value-type="string">
            <text:p>green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1.png");</text:p>
          </table:table-cell>
          <table:table-cell table:number-columns-repeated="9"/>
          <table:table-cell office:value-type="string" calcext:value-type="string">
            <text:p>gRE1.imgAdd(</text:p>
          </table:table-cell>
          <table:table-cell office:value-type="string" calcext:value-type="string">
            <text:p>green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2.png");</text:p>
          </table:table-cell>
          <table:table-cell table:number-columns-repeated="9"/>
          <table:table-cell office:value-type="string" calcext:value-type="string">
            <text:p>gRE2.imgAdd(</text:p>
          </table:table-cell>
          <table:table-cell office:value-type="string" calcext:value-type="string">
            <text:p>green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3.png");</text:p>
          </table:table-cell>
          <table:table-cell table:number-columns-repeated="9"/>
          <table:table-cell office:value-type="string" calcext:value-type="string">
            <text:p>gRE3.imgAdd(</text:p>
          </table:table-cell>
          <table:table-cell office:value-type="string" calcext:value-type="string">
            <text:p>green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1.png");</text:p>
          </table:table-cell>
          <table:table-cell table:number-columns-repeated="9"/>
          <table:table-cell office:value-type="string" calcext:value-type="string">
            <text:p>gRS1.imgAdd(</text:p>
          </table:table-cell>
          <table:table-cell office:value-type="string" calcext:value-type="string">
            <text:p>green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2.png");</text:p>
          </table:table-cell>
          <table:table-cell table:number-columns-repeated="9"/>
          <table:table-cell office:value-type="string" calcext:value-type="string">
            <text:p>gRS2.imgAdd(</text:p>
          </table:table-cell>
          <table:table-cell office:value-type="string" calcext:value-type="string">
            <text:p>green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3.png");</text:p>
          </table:table-cell>
          <table:table-cell table:number-columns-repeated="9"/>
          <table:table-cell office:value-type="string" calcext:value-type="string">
            <text:p>gRS3.imgAdd(</text:p>
          </table:table-cell>
          <table:table-cell office:value-type="string" calcext:value-type="string">
            <text:p>green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1.png");</text:p>
          </table:table-cell>
          <table:table-cell table:number-columns-repeated="9"/>
          <table:table-cell office:value-type="string" calcext:value-type="string">
            <text:p>oR1.imgAdd(</text:p>
          </table:table-cell>
          <table:table-cell office:value-type="string" calcext:value-type="string">
            <text:p>orange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2.png");</text:p>
          </table:table-cell>
          <table:table-cell table:number-columns-repeated="9"/>
          <table:table-cell office:value-type="string" calcext:value-type="string">
            <text:p>oR2.imgAdd(</text:p>
          </table:table-cell>
          <table:table-cell office:value-type="string" calcext:value-type="string">
            <text:p>orange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3.png");</text:p>
          </table:table-cell>
          <table:table-cell table:number-columns-repeated="9"/>
          <table:table-cell office:value-type="string" calcext:value-type="string">
            <text:p>oR3.imgAdd(</text:p>
          </table:table-cell>
          <table:table-cell office:value-type="string" calcext:value-type="string">
            <text:p>orange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1.png");</text:p>
          </table:table-cell>
          <table:table-cell table:number-columns-repeated="9"/>
          <table:table-cell office:value-type="string" calcext:value-type="string">
            <text:p>oRE1.imgAdd(</text:p>
          </table:table-cell>
          <table:table-cell office:value-type="string" calcext:value-type="string">
            <text:p>orange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2.png");</text:p>
          </table:table-cell>
          <table:table-cell table:number-columns-repeated="9"/>
          <table:table-cell office:value-type="string" calcext:value-type="string">
            <text:p>oRE2.imgAdd(</text:p>
          </table:table-cell>
          <table:table-cell office:value-type="string" calcext:value-type="string">
            <text:p>orange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3.png");</text:p>
          </table:table-cell>
          <table:table-cell table:number-columns-repeated="9"/>
          <table:table-cell office:value-type="string" calcext:value-type="string">
            <text:p>oRE3.imgAdd(</text:p>
          </table:table-cell>
          <table:table-cell office:value-type="string" calcext:value-type="string">
            <text:p>orange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1.png");</text:p>
          </table:table-cell>
          <table:table-cell table:number-columns-repeated="9"/>
          <table:table-cell office:value-type="string" calcext:value-type="string">
            <text:p>oRS1.imgAdd(</text:p>
          </table:table-cell>
          <table:table-cell office:value-type="string" calcext:value-type="string">
            <text:p>orange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2.png");</text:p>
          </table:table-cell>
          <table:table-cell table:number-columns-repeated="9"/>
          <table:table-cell office:value-type="string" calcext:value-type="string">
            <text:p>oRS2.imgAdd(</text:p>
          </table:table-cell>
          <table:table-cell office:value-type="string" calcext:value-type="string">
            <text:p>orange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3.png");</text:p>
          </table:table-cell>
          <table:table-cell table:number-columns-repeated="9"/>
          <table:table-cell office:value-type="string" calcext:value-type="string">
            <text:p>oRS3.imgAdd(</text:p>
          </table:table-cell>
          <table:table-cell office:value-type="string" calcext:value-type="string">
            <text:p>orange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1.png");</text:p>
          </table:table-cell>
          <table:table-cell table:number-columns-repeated="9"/>
          <table:table-cell office:value-type="string" calcext:value-type="string">
            <text:p>rR1.imgAdd(</text:p>
          </table:table-cell>
          <table:table-cell office:value-type="string" calcext:value-type="string">
            <text:p>red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2.png");</text:p>
          </table:table-cell>
          <table:table-cell table:number-columns-repeated="9"/>
          <table:table-cell office:value-type="string" calcext:value-type="string">
            <text:p>rR2.imgAdd(</text:p>
          </table:table-cell>
          <table:table-cell office:value-type="string" calcext:value-type="string">
            <text:p>red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3.png");</text:p>
          </table:table-cell>
          <table:table-cell table:number-columns-repeated="9"/>
          <table:table-cell office:value-type="string" calcext:value-type="string">
            <text:p>rR3.imgAdd(</text:p>
          </table:table-cell>
          <table:table-cell office:value-type="string" calcext:value-type="string">
            <text:p>red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1.png");</text:p>
          </table:table-cell>
          <table:table-cell table:number-columns-repeated="9"/>
          <table:table-cell office:value-type="string" calcext:value-type="string">
            <text:p>rRE1.imgAdd(</text:p>
          </table:table-cell>
          <table:table-cell office:value-type="string" calcext:value-type="string">
            <text:p>red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2.png");</text:p>
          </table:table-cell>
          <table:table-cell table:number-columns-repeated="9"/>
          <table:table-cell office:value-type="string" calcext:value-type="string">
            <text:p>rRE2.imgAdd(</text:p>
          </table:table-cell>
          <table:table-cell office:value-type="string" calcext:value-type="string">
            <text:p>red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3.png");</text:p>
          </table:table-cell>
          <table:table-cell table:number-columns-repeated="9"/>
          <table:table-cell office:value-type="string" calcext:value-type="string">
            <text:p>rRE3.imgAdd(</text:p>
          </table:table-cell>
          <table:table-cell office:value-type="string" calcext:value-type="string">
            <text:p>red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1.png");</text:p>
          </table:table-cell>
          <table:table-cell table:number-columns-repeated="9"/>
          <table:table-cell office:value-type="string" calcext:value-type="string">
            <text:p>rRS1.imgAdd(</text:p>
          </table:table-cell>
          <table:table-cell office:value-type="string" calcext:value-type="string">
            <text:p>red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2.png");</text:p>
          </table:table-cell>
          <table:table-cell table:number-columns-repeated="9"/>
          <table:table-cell office:value-type="string" calcext:value-type="string">
            <text:p>rRS2.imgAdd(</text:p>
          </table:table-cell>
          <table:table-cell office:value-type="string" calcext:value-type="string">
            <text:p>red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3.png");</text:p>
          </table:table-cell>
          <table:table-cell table:number-columns-repeated="9"/>
          <table:table-cell office:value-type="string" calcext:value-type="string">
            <text:p>rRS3.imgAdd(</text:p>
          </table:table-cell>
          <table:table-cell office:value-type="string" calcext:value-type="string">
            <text:p>red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1.png");</text:p>
          </table:table-cell>
          <table:table-cell table:number-columns-repeated="9"/>
          <table:table-cell office:value-type="string" calcext:value-type="string">
            <text:p>bS1.imgAdd(</text:p>
          </table:table-cell>
          <table:table-cell office:value-type="string" calcext:value-type="string">
            <text:p>blue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2.png");</text:p>
          </table:table-cell>
          <table:table-cell table:number-columns-repeated="9"/>
          <table:table-cell office:value-type="string" calcext:value-type="string">
            <text:p>bS2.imgAdd(</text:p>
          </table:table-cell>
          <table:table-cell office:value-type="string" calcext:value-type="string">
            <text:p>blue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3.png");</text:p>
          </table:table-cell>
          <table:table-cell table:number-columns-repeated="9"/>
          <table:table-cell office:value-type="string" calcext:value-type="string">
            <text:p>bS3.imgAdd(</text:p>
          </table:table-cell>
          <table:table-cell office:value-type="string" calcext:value-type="string">
            <text:p>blue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1.png");</text:p>
          </table:table-cell>
          <table:table-cell table:number-columns-repeated="9"/>
          <table:table-cell office:value-type="string" calcext:value-type="string">
            <text:p>bSE1.imgAdd(</text:p>
          </table:table-cell>
          <table:table-cell office:value-type="string" calcext:value-type="string">
            <text:p>blue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2.png");</text:p>
          </table:table-cell>
          <table:table-cell table:number-columns-repeated="9"/>
          <table:table-cell office:value-type="string" calcext:value-type="string">
            <text:p>bSE2.imgAdd(</text:p>
          </table:table-cell>
          <table:table-cell office:value-type="string" calcext:value-type="string">
            <text:p>blue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3.png");</text:p>
          </table:table-cell>
          <table:table-cell table:number-columns-repeated="9"/>
          <table:table-cell office:value-type="string" calcext:value-type="string">
            <text:p>bSE3.imgAdd(</text:p>
          </table:table-cell>
          <table:table-cell office:value-type="string" calcext:value-type="string">
            <text:p>blue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1.png");</text:p>
          </table:table-cell>
          <table:table-cell table:number-columns-repeated="9"/>
          <table:table-cell office:value-type="string" calcext:value-type="string">
            <text:p>bSS1.imgAdd(</text:p>
          </table:table-cell>
          <table:table-cell office:value-type="string" calcext:value-type="string">
            <text:p>blue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2.png");</text:p>
          </table:table-cell>
          <table:table-cell table:number-columns-repeated="9"/>
          <table:table-cell office:value-type="string" calcext:value-type="string">
            <text:p>bSS2.imgAdd(</text:p>
          </table:table-cell>
          <table:table-cell office:value-type="string" calcext:value-type="string">
            <text:p>blue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3.png");</text:p>
          </table:table-cell>
          <table:table-cell table:number-columns-repeated="9"/>
          <table:table-cell office:value-type="string" calcext:value-type="string">
            <text:p>bSS3.imgAdd(</text:p>
          </table:table-cell>
          <table:table-cell office:value-type="string" calcext:value-type="string">
            <text:p>blue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1.png");</text:p>
          </table:table-cell>
          <table:table-cell table:number-columns-repeated="9"/>
          <table:table-cell office:value-type="string" calcext:value-type="string">
            <text:p>gS1.imgAdd(</text:p>
          </table:table-cell>
          <table:table-cell office:value-type="string" calcext:value-type="string">
            <text:p>green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2.png");</text:p>
          </table:table-cell>
          <table:table-cell table:number-columns-repeated="9"/>
          <table:table-cell office:value-type="string" calcext:value-type="string">
            <text:p>gS2.imgAdd(</text:p>
          </table:table-cell>
          <table:table-cell office:value-type="string" calcext:value-type="string">
            <text:p>green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3.png");</text:p>
          </table:table-cell>
          <table:table-cell table:number-columns-repeated="9"/>
          <table:table-cell office:value-type="string" calcext:value-type="string">
            <text:p>gS3.imgAdd(</text:p>
          </table:table-cell>
          <table:table-cell office:value-type="string" calcext:value-type="string">
            <text:p>green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1.png");</text:p>
          </table:table-cell>
          <table:table-cell table:number-columns-repeated="9"/>
          <table:table-cell office:value-type="string" calcext:value-type="string">
            <text:p>gSE1.imgAdd(</text:p>
          </table:table-cell>
          <table:table-cell office:value-type="string" calcext:value-type="string">
            <text:p>green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2.png");</text:p>
          </table:table-cell>
          <table:table-cell table:number-columns-repeated="9"/>
          <table:table-cell office:value-type="string" calcext:value-type="string">
            <text:p>gSE2.imgAdd(</text:p>
          </table:table-cell>
          <table:table-cell office:value-type="string" calcext:value-type="string">
            <text:p>green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3.png");</text:p>
          </table:table-cell>
          <table:table-cell table:number-columns-repeated="9"/>
          <table:table-cell office:value-type="string" calcext:value-type="string">
            <text:p>gSE3.imgAdd(</text:p>
          </table:table-cell>
          <table:table-cell office:value-type="string" calcext:value-type="string">
            <text:p>green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1.png");</text:p>
          </table:table-cell>
          <table:table-cell table:number-columns-repeated="9"/>
          <table:table-cell office:value-type="string" calcext:value-type="string">
            <text:p>gSS1.imgAdd(</text:p>
          </table:table-cell>
          <table:table-cell office:value-type="string" calcext:value-type="string">
            <text:p>green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2.png");</text:p>
          </table:table-cell>
          <table:table-cell table:number-columns-repeated="9"/>
          <table:table-cell office:value-type="string" calcext:value-type="string">
            <text:p>gSS2.imgAdd(</text:p>
          </table:table-cell>
          <table:table-cell office:value-type="string" calcext:value-type="string">
            <text:p>green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3.png");</text:p>
          </table:table-cell>
          <table:table-cell table:number-columns-repeated="9"/>
          <table:table-cell office:value-type="string" calcext:value-type="string">
            <text:p>gSS3.imgAdd(</text:p>
          </table:table-cell>
          <table:table-cell office:value-type="string" calcext:value-type="string">
            <text:p>green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1.png");</text:p>
          </table:table-cell>
          <table:table-cell table:number-columns-repeated="9"/>
          <table:table-cell office:value-type="string" calcext:value-type="string">
            <text:p>oS1.imgAdd(</text:p>
          </table:table-cell>
          <table:table-cell office:value-type="string" calcext:value-type="string">
            <text:p>orange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2.png");</text:p>
          </table:table-cell>
          <table:table-cell table:number-columns-repeated="9"/>
          <table:table-cell office:value-type="string" calcext:value-type="string">
            <text:p>oS2.imgAdd(</text:p>
          </table:table-cell>
          <table:table-cell office:value-type="string" calcext:value-type="string">
            <text:p>orange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3.png");</text:p>
          </table:table-cell>
          <table:table-cell table:number-columns-repeated="9"/>
          <table:table-cell office:value-type="string" calcext:value-type="string">
            <text:p>oS3.imgAdd(</text:p>
          </table:table-cell>
          <table:table-cell office:value-type="string" calcext:value-type="string">
            <text:p>orange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1.png");</text:p>
          </table:table-cell>
          <table:table-cell table:number-columns-repeated="9"/>
          <table:table-cell office:value-type="string" calcext:value-type="string">
            <text:p>oSE1.imgAdd(</text:p>
          </table:table-cell>
          <table:table-cell office:value-type="string" calcext:value-type="string">
            <text:p>orange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2.png");</text:p>
          </table:table-cell>
          <table:table-cell table:number-columns-repeated="9"/>
          <table:table-cell office:value-type="string" calcext:value-type="string">
            <text:p>oSE2.imgAdd(</text:p>
          </table:table-cell>
          <table:table-cell office:value-type="string" calcext:value-type="string">
            <text:p>orange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3.png");</text:p>
          </table:table-cell>
          <table:table-cell table:number-columns-repeated="9"/>
          <table:table-cell office:value-type="string" calcext:value-type="string">
            <text:p>oSE3.imgAdd(</text:p>
          </table:table-cell>
          <table:table-cell office:value-type="string" calcext:value-type="string">
            <text:p>orange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1.png");</text:p>
          </table:table-cell>
          <table:table-cell table:number-columns-repeated="9"/>
          <table:table-cell office:value-type="string" calcext:value-type="string">
            <text:p>oSS1.imgAdd(</text:p>
          </table:table-cell>
          <table:table-cell office:value-type="string" calcext:value-type="string">
            <text:p>orange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2.png");</text:p>
          </table:table-cell>
          <table:table-cell table:number-columns-repeated="9"/>
          <table:table-cell office:value-type="string" calcext:value-type="string">
            <text:p>oSS2.imgAdd(</text:p>
          </table:table-cell>
          <table:table-cell office:value-type="string" calcext:value-type="string">
            <text:p>orange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3.png");</text:p>
          </table:table-cell>
          <table:table-cell table:number-columns-repeated="9"/>
          <table:table-cell office:value-type="string" calcext:value-type="string">
            <text:p>oSS3.imgAdd(</text:p>
          </table:table-cell>
          <table:table-cell office:value-type="string" calcext:value-type="string">
            <text:p>orange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1.png");</text:p>
          </table:table-cell>
          <table:table-cell table:number-columns-repeated="9"/>
          <table:table-cell office:value-type="string" calcext:value-type="string">
            <text:p>rS1.imgAdd(</text:p>
          </table:table-cell>
          <table:table-cell office:value-type="string" calcext:value-type="string">
            <text:p>red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2.png");</text:p>
          </table:table-cell>
          <table:table-cell table:number-columns-repeated="9"/>
          <table:table-cell office:value-type="string" calcext:value-type="string">
            <text:p>rS2.imgAdd(</text:p>
          </table:table-cell>
          <table:table-cell office:value-type="string" calcext:value-type="string">
            <text:p>red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3.png");</text:p>
          </table:table-cell>
          <table:table-cell table:number-columns-repeated="9"/>
          <table:table-cell office:value-type="string" calcext:value-type="string">
            <text:p>rS3.imgAdd(</text:p>
          </table:table-cell>
          <table:table-cell office:value-type="string" calcext:value-type="string">
            <text:p>red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1.png");</text:p>
          </table:table-cell>
          <table:table-cell table:number-columns-repeated="9"/>
          <table:table-cell office:value-type="string" calcext:value-type="string">
            <text:p>rSE1.imgAdd(</text:p>
          </table:table-cell>
          <table:table-cell office:value-type="string" calcext:value-type="string">
            <text:p>red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2.png");</text:p>
          </table:table-cell>
          <table:table-cell table:number-columns-repeated="9"/>
          <table:table-cell office:value-type="string" calcext:value-type="string">
            <text:p>rSE2.imgAdd(</text:p>
          </table:table-cell>
          <table:table-cell office:value-type="string" calcext:value-type="string">
            <text:p>red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3.png");</text:p>
          </table:table-cell>
          <table:table-cell table:number-columns-repeated="9"/>
          <table:table-cell office:value-type="string" calcext:value-type="string">
            <text:p>rSE3.imgAdd(</text:p>
          </table:table-cell>
          <table:table-cell office:value-type="string" calcext:value-type="string">
            <text:p>red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1.png");</text:p>
          </table:table-cell>
          <table:table-cell table:number-columns-repeated="9"/>
          <table:table-cell office:value-type="string" calcext:value-type="string">
            <text:p>rSS1.imgAdd(</text:p>
          </table:table-cell>
          <table:table-cell office:value-type="string" calcext:value-type="string">
            <text:p>red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2.png");</text:p>
          </table:table-cell>
          <table:table-cell table:number-columns-repeated="9"/>
          <table:table-cell office:value-type="string" calcext:value-type="string">
            <text:p>rSS2.imgAdd(</text:p>
          </table:table-cell>
          <table:table-cell office:value-type="string" calcext:value-type="string">
            <text:p>red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3.png");</text:p>
          </table:table-cell>
          <table:table-cell table:number-columns-repeated="9"/>
          <table:table-cell office:value-type="string" calcext:value-type="string">
            <text:p>rSS3.imgAdd(</text:p>
          </table:table-cell>
          <table:table-cell office:value-type="string" calcext:value-type="string">
            <text:p>red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1.png");</text:p>
          </table:table-cell>
          <table:table-cell table:number-columns-repeated="9"/>
          <table:table-cell office:value-type="string" calcext:value-type="string">
            <text:p>bT1.imgAdd(</text:p>
          </table:table-cell>
          <table:table-cell office:value-type="string" calcext:value-type="string">
            <text:p>blue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2.png");</text:p>
          </table:table-cell>
          <table:table-cell table:number-columns-repeated="9"/>
          <table:table-cell office:value-type="string" calcext:value-type="string">
            <text:p>bT2.imgAdd(</text:p>
          </table:table-cell>
          <table:table-cell office:value-type="string" calcext:value-type="string">
            <text:p>blue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3.png");</text:p>
          </table:table-cell>
          <table:table-cell table:number-columns-repeated="9"/>
          <table:table-cell office:value-type="string" calcext:value-type="string">
            <text:p>bT3.imgAdd(</text:p>
          </table:table-cell>
          <table:table-cell office:value-type="string" calcext:value-type="string">
            <text:p>blue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1.png");</text:p>
          </table:table-cell>
          <table:table-cell table:number-columns-repeated="9"/>
          <table:table-cell office:value-type="string" calcext:value-type="string">
            <text:p>bTE1.imgAdd(</text:p>
          </table:table-cell>
          <table:table-cell office:value-type="string" calcext:value-type="string">
            <text:p>blue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2.png");</text:p>
          </table:table-cell>
          <table:table-cell table:number-columns-repeated="9"/>
          <table:table-cell office:value-type="string" calcext:value-type="string">
            <text:p>bTE2.imgAdd(</text:p>
          </table:table-cell>
          <table:table-cell office:value-type="string" calcext:value-type="string">
            <text:p>blue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3.png");</text:p>
          </table:table-cell>
          <table:table-cell table:number-columns-repeated="9"/>
          <table:table-cell office:value-type="string" calcext:value-type="string">
            <text:p>bTE3.imgAdd(</text:p>
          </table:table-cell>
          <table:table-cell office:value-type="string" calcext:value-type="string">
            <text:p>blue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1.png");</text:p>
          </table:table-cell>
          <table:table-cell table:number-columns-repeated="9"/>
          <table:table-cell office:value-type="string" calcext:value-type="string">
            <text:p>bTS1.imgAdd(</text:p>
          </table:table-cell>
          <table:table-cell office:value-type="string" calcext:value-type="string">
            <text:p>blue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2.png");</text:p>
          </table:table-cell>
          <table:table-cell table:number-columns-repeated="9"/>
          <table:table-cell office:value-type="string" calcext:value-type="string">
            <text:p>bTS2.imgAdd(</text:p>
          </table:table-cell>
          <table:table-cell office:value-type="string" calcext:value-type="string">
            <text:p>blue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3.png");</text:p>
          </table:table-cell>
          <table:table-cell table:number-columns-repeated="9"/>
          <table:table-cell office:value-type="string" calcext:value-type="string">
            <text:p>bTS3.imgAdd(</text:p>
          </table:table-cell>
          <table:table-cell office:value-type="string" calcext:value-type="string">
            <text:p>blue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1.png");</text:p>
          </table:table-cell>
          <table:table-cell table:number-columns-repeated="9"/>
          <table:table-cell office:value-type="string" calcext:value-type="string">
            <text:p>gT1.imgAdd(</text:p>
          </table:table-cell>
          <table:table-cell office:value-type="string" calcext:value-type="string">
            <text:p>green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2.png");</text:p>
          </table:table-cell>
          <table:table-cell table:number-columns-repeated="9"/>
          <table:table-cell office:value-type="string" calcext:value-type="string">
            <text:p>gT2.imgAdd(</text:p>
          </table:table-cell>
          <table:table-cell office:value-type="string" calcext:value-type="string">
            <text:p>green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3.png");</text:p>
          </table:table-cell>
          <table:table-cell table:number-columns-repeated="9"/>
          <table:table-cell office:value-type="string" calcext:value-type="string">
            <text:p>gT3.imgAdd(</text:p>
          </table:table-cell>
          <table:table-cell office:value-type="string" calcext:value-type="string">
            <text:p>green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1.png");</text:p>
          </table:table-cell>
          <table:table-cell table:number-columns-repeated="9"/>
          <table:table-cell office:value-type="string" calcext:value-type="string">
            <text:p>gTE1.imgAdd(</text:p>
          </table:table-cell>
          <table:table-cell office:value-type="string" calcext:value-type="string">
            <text:p>green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2.png");</text:p>
          </table:table-cell>
          <table:table-cell table:number-columns-repeated="9"/>
          <table:table-cell office:value-type="string" calcext:value-type="string">
            <text:p>gTE2.imgAdd(</text:p>
          </table:table-cell>
          <table:table-cell office:value-type="string" calcext:value-type="string">
            <text:p>green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3.png");</text:p>
          </table:table-cell>
          <table:table-cell table:number-columns-repeated="9"/>
          <table:table-cell office:value-type="string" calcext:value-type="string">
            <text:p>gTE3.imgAdd(</text:p>
          </table:table-cell>
          <table:table-cell office:value-type="string" calcext:value-type="string">
            <text:p>green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1.png");</text:p>
          </table:table-cell>
          <table:table-cell table:number-columns-repeated="9"/>
          <table:table-cell office:value-type="string" calcext:value-type="string">
            <text:p>gTS1.imgAdd(</text:p>
          </table:table-cell>
          <table:table-cell office:value-type="string" calcext:value-type="string">
            <text:p>green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2.png");</text:p>
          </table:table-cell>
          <table:table-cell table:number-columns-repeated="9"/>
          <table:table-cell office:value-type="string" calcext:value-type="string">
            <text:p>gTS2.imgAdd(</text:p>
          </table:table-cell>
          <table:table-cell office:value-type="string" calcext:value-type="string">
            <text:p>green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3.png");</text:p>
          </table:table-cell>
          <table:table-cell table:number-columns-repeated="9"/>
          <table:table-cell office:value-type="string" calcext:value-type="string">
            <text:p>gTS3.imgAdd(</text:p>
          </table:table-cell>
          <table:table-cell office:value-type="string" calcext:value-type="string">
            <text:p>green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1.png");</text:p>
          </table:table-cell>
          <table:table-cell table:number-columns-repeated="9"/>
          <table:table-cell office:value-type="string" calcext:value-type="string">
            <text:p>oT1.imgAdd(</text:p>
          </table:table-cell>
          <table:table-cell office:value-type="string" calcext:value-type="string">
            <text:p>orange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2.png");</text:p>
          </table:table-cell>
          <table:table-cell table:number-columns-repeated="9"/>
          <table:table-cell office:value-type="string" calcext:value-type="string">
            <text:p>oT2.imgAdd(</text:p>
          </table:table-cell>
          <table:table-cell office:value-type="string" calcext:value-type="string">
            <text:p>orange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3.png");</text:p>
          </table:table-cell>
          <table:table-cell table:number-columns-repeated="9"/>
          <table:table-cell office:value-type="string" calcext:value-type="string">
            <text:p>oT3.imgAdd(</text:p>
          </table:table-cell>
          <table:table-cell office:value-type="string" calcext:value-type="string">
            <text:p>orange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1.png");</text:p>
          </table:table-cell>
          <table:table-cell table:number-columns-repeated="9"/>
          <table:table-cell office:value-type="string" calcext:value-type="string">
            <text:p>oTE1.imgAdd(</text:p>
          </table:table-cell>
          <table:table-cell office:value-type="string" calcext:value-type="string">
            <text:p>orange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2.png");</text:p>
          </table:table-cell>
          <table:table-cell table:number-columns-repeated="9"/>
          <table:table-cell office:value-type="string" calcext:value-type="string">
            <text:p>oTE2.imgAdd(</text:p>
          </table:table-cell>
          <table:table-cell office:value-type="string" calcext:value-type="string">
            <text:p>orange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3.png");</text:p>
          </table:table-cell>
          <table:table-cell table:number-columns-repeated="9"/>
          <table:table-cell office:value-type="string" calcext:value-type="string">
            <text:p>oTE3.imgAdd(</text:p>
          </table:table-cell>
          <table:table-cell office:value-type="string" calcext:value-type="string">
            <text:p>orange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1.png");</text:p>
          </table:table-cell>
          <table:table-cell table:number-columns-repeated="9"/>
          <table:table-cell office:value-type="string" calcext:value-type="string">
            <text:p>oTS1.imgAdd(</text:p>
          </table:table-cell>
          <table:table-cell office:value-type="string" calcext:value-type="string">
            <text:p>orange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2.png");</text:p>
          </table:table-cell>
          <table:table-cell table:number-columns-repeated="9"/>
          <table:table-cell office:value-type="string" calcext:value-type="string">
            <text:p>oTS2.imgAdd(</text:p>
          </table:table-cell>
          <table:table-cell office:value-type="string" calcext:value-type="string">
            <text:p>orange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3.png");</text:p>
          </table:table-cell>
          <table:table-cell table:number-columns-repeated="9"/>
          <table:table-cell office:value-type="string" calcext:value-type="string">
            <text:p>oTS3.imgAdd(</text:p>
          </table:table-cell>
          <table:table-cell office:value-type="string" calcext:value-type="string">
            <text:p>orange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1.png");</text:p>
          </table:table-cell>
          <table:table-cell table:number-columns-repeated="9"/>
          <table:table-cell office:value-type="string" calcext:value-type="string">
            <text:p>rT1.imgAdd(</text:p>
          </table:table-cell>
          <table:table-cell office:value-type="string" calcext:value-type="string">
            <text:p>red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2.png");</text:p>
          </table:table-cell>
          <table:table-cell table:number-columns-repeated="9"/>
          <table:table-cell office:value-type="string" calcext:value-type="string">
            <text:p>rT2.imgAdd(</text:p>
          </table:table-cell>
          <table:table-cell office:value-type="string" calcext:value-type="string">
            <text:p>red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3.png");</text:p>
          </table:table-cell>
          <table:table-cell table:number-columns-repeated="9"/>
          <table:table-cell office:value-type="string" calcext:value-type="string">
            <text:p>rT3.imgAdd(</text:p>
          </table:table-cell>
          <table:table-cell office:value-type="string" calcext:value-type="string">
            <text:p>red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1.png");</text:p>
          </table:table-cell>
          <table:table-cell table:number-columns-repeated="9"/>
          <table:table-cell office:value-type="string" calcext:value-type="string">
            <text:p>rTE1.imgAdd(</text:p>
          </table:table-cell>
          <table:table-cell office:value-type="string" calcext:value-type="string">
            <text:p>red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2.png");</text:p>
          </table:table-cell>
          <table:table-cell table:number-columns-repeated="9"/>
          <table:table-cell office:value-type="string" calcext:value-type="string">
            <text:p>rTE2.imgAdd(</text:p>
          </table:table-cell>
          <table:table-cell office:value-type="string" calcext:value-type="string">
            <text:p>red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3.png");</text:p>
          </table:table-cell>
          <table:table-cell table:number-columns-repeated="9"/>
          <table:table-cell office:value-type="string" calcext:value-type="string">
            <text:p>rTE3.imgAdd(</text:p>
          </table:table-cell>
          <table:table-cell office:value-type="string" calcext:value-type="string">
            <text:p>red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1.png");</text:p>
          </table:table-cell>
          <table:table-cell table:number-columns-repeated="9"/>
          <table:table-cell office:value-type="string" calcext:value-type="string">
            <text:p>rTS1.imgAdd(</text:p>
          </table:table-cell>
          <table:table-cell office:value-type="string" calcext:value-type="string">
            <text:p>red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2.png");</text:p>
          </table:table-cell>
          <table:table-cell table:number-columns-repeated="9"/>
          <table:table-cell office:value-type="string" calcext:value-type="string">
            <text:p>rTS2.imgAdd(</text:p>
          </table:table-cell>
          <table:table-cell office:value-type="string" calcext:value-type="string">
            <text:p>red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3.png");</text:p>
          </table:table-cell>
          <table:table-cell table:number-columns-repeated="9"/>
          <table:table-cell office:value-type="string" calcext:value-type="string">
            <text:p>rTS3.imgAdd(</text:p>
          </table:table-cell>
          <table:table-cell office:value-type="string" calcext:value-type="string">
            <text:p>red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16"/>
          <table:table-cell office:value-type="string" calcext:value-type="string">
            <text:p>//</text:p>
          </table:table-cell>
          <table:table-cell table:number-columns-repeated="31"/>
        </table:table-row>
        <table:table-row table:style-name="ro1" table:number-rows-repeated="15">
          <table:table-cell table:number-columns-repeated="49"/>
        </table:table-row>
        <table:table-row table:style-name="ro1">
          <table:table-cell table:number-columns-repeated="34"/>
          <table:table-cell table:style-name="ce1" office:value-type="string" calcext:value-type="string">
            <text:p>GameButton gbu1 = new GameButton(cards[0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2 = new GameButton(cards[1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3 = new GameButton(cards[2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4 = new GameButton(cards[3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5 = new GameButton(cards[4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6 = new GameButton(cards[5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7 = new GameButton(cards[6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8 = new GameButton(cards[7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9 = new GameButton(cards[8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10 = new GameButton(cards[9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11 = new GameButton(cards[10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12 = new GameButton(cards[11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2" table:number-columns-repeated="4"/>
          <table:table-cell table:number-columns-repeated="11"/>
        </table:table-row>
        <table:table-row table:style-name="ro1" table:number-rows-repeated="13">
          <table:table-cell table:number-columns-repeated="49"/>
        </table:table-row>
        <table:table-row table:style-name="ro1">
          <table:table-cell table:number-columns-repeated="33"/>
          <table:table-cell table:style-name="ce1" office:value-type="string" calcext:value-type="string">
            <text:p>GameButton gbu1 = new GameButton(cards[0]);</text:p>
          </table:table-cell>
          <table:table-cell table:number-columns-repeated="3"/>
          <table:table-cell office:value-type="string" calcext:value-type="string">
            <text:p>GameButton</text:p>
          </table:table-cell>
          <table:table-cell office:value-type="string" calcext:value-type="string">
            <text:p>gbu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0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2 = new GameButton(cards[1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1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3 = new GameButton(cards[2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2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4 = new GameButton(cards[3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3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5 = new GameButton(cards[4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4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6 = new GameButton(cards[5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5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7 = new GameButton(cards[6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6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8 = new GameButton(cards[7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7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9 = new GameButton(cards[8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8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10 = new GameButton(cards[9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9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11 = new GameButton(cards[10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10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12 = new GameButton(cards[11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11]);</text:p>
          </table:table-cell>
          <table:table-cell table:number-columns-repeated="7"/>
        </table:table-row>
      </table:table>
      <table:table table:name="Sheet4" table:style-name="ta1">
        <table:table-column table:style-name="co5" table:number-columns-repeated="13" table:default-cell-style-name="Default"/>
        <table:table-row table:style-name="ro1">
          <table:table-cell table:number-columns-repeated="4"/>
          <table:table-cell office:value-type="string" calcext:value-type="string">
            <text:p>CardInfo</text:p>
          </table:table-cell>
          <table:table-cell office:value-type="string" calcext:value-type="string">
            <text:p>blue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1.png");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3"/>
          <table:table-cell office:value-type="string" calcext:value-type="string">
            <text:p><text:tab/></text:p>
          </table:table-cell>
          <table:table-cell table:number-columns-repeated="4"/>
        </table:table-row>
      </table:table>
      <table:table table:name="AllCode" table:style-name="ta1">
        <table:table-column table:style-name="co5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8" table:default-cell-style-name="Default"/>
        <table:table-row table:style-name="ro2">
          <table:table-cell table:style-name="ce7" office:value-type="string" calcext:value-type="string">
            <text:p><text:span text:style-name="T1">package </text:span><text:span text:style-name="T2">col.col2</text:span><text:span text:style-name="T3">import </text:span><text:span text:style-name="T2">java.util.*</text:span><text:span text:style-name="T3">class </text:span><text:span text:style-name="T2">Deck : Stack&lt;Card?&gt;() {    </text:span><text:span text:style-name="T3">init </text:span><text:span text:style-name="T2">{        </text:span><text:span text:style-name="T3">val</text:span><text:tab/><text:span text:style-name="T4">bP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Blue_Parallelogram_1.png"</text:span><text:span text:style-name="T3">,</text:span><text:tab/><text:span text:style-name="T4">R.drawable.colecci_n_blue_parallelogram_1)        </text:span><text:span text:style-name="T3">val</text:span><text:tab/><text:span text:style-name="T4">bP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Blue_Parallelogram_2.png"</text:span><text:span text:style-name="T3">,</text:span><text:tab/><text:span text:style-name="T4">R.drawable.colecci_n_blue_parallelogram_2)        </text:span><text:span text:style-name="T3">val</text:span><text:tab/><text:span text:style-name="T4">bP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Blue_Parallelogram_3.png"</text:span><text:span text:style-name="T3">,</text:span><text:tab/><text:span text:style-name="T4">R.drawable.colecci_n_blue_parallelogram_3)        </text:span><text:span text:style-name="T3">val</text:span><text:tab/><text:span text:style-name="T4">bPE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Blue_Parallelogram_E_1.png"</text:span><text:span text:style-name="T3">, </text:span><text:tab/><text:span text:style-name="T4">R.drawable.colecci_n_blue_parallelogram_e_1)        </text:span><text:span text:style-name="T3">val</text:span><text:tab/><text:span text:style-name="T4">bPE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Blue_Parallelogram_E_2.png"</text:span><text:span text:style-name="T3">,</text:span><text:tab/><text:span text:style-name="T4">R.drawable.colecci_n_blue_parallelogram_e_2)        </text:span><text:span text:style-name="T3">val</text:span><text:tab/><text:span text:style-name="T4">bPE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Blue_Parallelogram_E_3.png"</text:span><text:span text:style-name="T3">,</text:span><text:tab/><text:span text:style-name="T4">R.drawable.colecci_n_blue_parallelogram_e_3)        </text:span><text:span text:style-name="T3">val</text:span><text:tab/><text:span text:style-name="T4">bP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Blue_Parallelogram_S_1.png"</text:span><text:span text:style-name="T3">, </text:span><text:tab/><text:span text:style-name="T4">R.drawable.colecci_n_blue_parallelogram_s_1)        </text:span><text:span text:style-name="T3">val</text:span><text:tab/><text:span text:style-name="T4">bP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Blue_Parallelogram_S_2.png"</text:span><text:span text:style-name="T3">,</text:span><text:tab/><text:span text:style-name="T4">R.drawable.colecci_n_blue_parallelogram_s_2)        </text:span><text:span text:style-name="T3">val</text:span><text:tab/><text:span text:style-name="T4">bP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Blue_Parallelogram_S_3.png"</text:span><text:span text:style-name="T3">,</text:span><text:tab/><text:span text:style-name="T4">R.drawable.colecci_n_blue_parallelogram_s_3)        </text:span><text:span text:style-name="T3">val</text:span><text:tab/><text:span text:style-name="T4">gP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Green_Parallelogram_1.png"</text:span><text:span text:style-name="T3">, </text:span><text:tab/><text:span text:style-name="T4">R.drawable.colecci_n_green_parallelogram_1)        </text:span><text:span text:style-name="T3">val</text:span><text:tab/><text:span text:style-name="T4">gP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Green_Parallelogram_2.png"</text:span><text:span text:style-name="T3">,</text:span><text:tab/><text:span text:style-name="T4">R.drawable.colecci_n_green_parallelogram_2)        </text:span><text:span text:style-name="T3">val</text:span><text:tab/><text:span text:style-name="T4">gP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Green_Parallelogram_3.png"</text:span><text:span text:style-name="T3">,</text:span><text:tab/><text:span text:style-name="T4">R.drawable.colecci_n_green_parallelogram_3)        </text:span><text:span text:style-name="T3">val</text:span><text:tab/><text:span text:style-name="T4">gPE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Green_Parallelogram_E_1.png"</text:span><text:span text:style-name="T3">, </text:span><text:tab/><text:span text:style-name="T4">R.drawable.colecci_n_green_parallelogram_e_1)        </text:span><text:span text:style-name="T3">val</text:span><text:tab/><text:span text:style-name="T4">gPE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Green_Parallelogram_E_2.png"</text:span><text:span text:style-name="T3">,</text:span><text:tab/><text:span text:style-name="T4">R.drawable.colecci_n_green_parallelogram_e_2)        </text:span><text:span text:style-name="T3">val</text:span><text:tab/><text:span text:style-name="T4">gPE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Green_Parallelogram_E_3.png"</text:span><text:span text:style-name="T3">,</text:span><text:tab/><text:span text:style-name="T4">R.drawable.colecci_n_green_parallelogram_e_3)        </text:span><text:span text:style-name="T3">val</text:span><text:tab/><text:span text:style-name="T4">gP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Green_Parallelogram_S_1.png"</text:span><text:span text:style-name="T3">, </text:span><text:tab/><text:span text:style-name="T4">R.drawable.colecci_n_green_parallelogram_s_1)        </text:span><text:span text:style-name="T3">val</text:span><text:tab/><text:span text:style-name="T4">gP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Green_Parallelogram_S_2.png"</text:span><text:span text:style-name="T3">,</text:span><text:tab/><text:span text:style-name="T4">R.drawable.colecci_n_green_parallelogram_s_2)        </text:span><text:span text:style-name="T3">val</text:span><text:tab/><text:span text:style-name="T4">gP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Green_Parallelogram_S_3.png"</text:span><text:span text:style-name="T3">,</text:span><text:tab/><text:span text:style-name="T4">R.drawable.colecci_n_green_parallelogram_s_3)        </text:span><text:span text:style-name="T3">val</text:span><text:tab/><text:span text:style-name="T4">oP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Orange_Parallelogram_1.png"</text:span><text:span text:style-name="T3">, </text:span><text:tab/><text:span text:style-name="T4">R.drawable.colecci_n_orange_parallelogram_1)        </text:span><text:span text:style-name="T3">val</text:span><text:tab/><text:span text:style-name="T4">oP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Orange_Parallelogram_2.png"</text:span><text:span text:style-name="T3">,</text:span><text:tab/><text:span text:style-name="T4">R.drawable.colecci_n_orange_parallelogram_2)        </text:span><text:span text:style-name="T3">val</text:span><text:tab/><text:span text:style-name="T4">oP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Orange_Parallelogram_3.png"</text:span><text:span text:style-name="T3">,</text:span><text:tab/><text:span text:style-name="T4">R.drawable.colecci_n_orange_parallelogram_3)        </text:span><text:span text:style-name="T3">val</text:span><text:tab/><text:span text:style-name="T4">oPE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Orange_Parallelogram_E_1.png"</text:span><text:span text:style-name="T3">, </text:span><text:tab/><text:span text:style-name="T4">R.drawable.colecci_n_orange_parallelogram_e_1)        </text:span><text:span text:style-name="T3">val</text:span><text:tab/><text:span text:style-name="T4">oPE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Orange_Parallelogram_E_2.png"</text:span><text:span text:style-name="T3">,</text:span><text:tab/><text:span text:style-name="T4">R.drawable.colecci_n_orange_parallelogram_e_2)        </text:span><text:span text:style-name="T3">val</text:span><text:tab/><text:span text:style-name="T4">oPE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Orange_Parallelogram_E_3.png"</text:span><text:span text:style-name="T3">,</text:span><text:tab/><text:span text:style-name="T4">R.drawable.colecci_n_orange_parallelogram_e_3)        </text:span><text:span text:style-name="T3">val</text:span><text:tab/><text:span text:style-name="T4">oP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Orange_Parallelogram_S_1.png"</text:span><text:span text:style-name="T3">, </text:span><text:tab/><text:span text:style-name="T4">R.drawable.colecci_n_orange_parallelogram_s_1)        </text:span><text:span text:style-name="T3">val</text:span><text:tab/><text:span text:style-name="T4">oP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Orange_Parallelogram_S_2.png"</text:span><text:span text:style-name="T3">,</text:span><text:tab/><text:span text:style-name="T4">R.drawable.colecci_n_orange_parallelogram_s_2)        </text:span><text:span text:style-name="T3">val</text:span><text:tab/><text:span text:style-name="T4">oP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Orange_Parallelogram_S_3.png"</text:span><text:span text:style-name="T3">,</text:span><text:tab/><text:span text:style-name="T4">R.drawable.colecci_n_orange_parallelogram_s_3)        </text:span><text:span text:style-name="T3">val</text:span><text:tab/><text:span text:style-name="T4">rP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Red_Parallelogram_1.png"</text:span><text:span text:style-name="T3">, </text:span><text:tab/><text:span text:style-name="T4">R.drawable.colecci_n_red_parallelogram_1)        </text:span><text:span text:style-name="T3">val</text:span><text:tab/><text:span text:style-name="T4">rP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Red_Parallelogram_2.png"</text:span><text:span text:style-name="T3">,</text:span><text:tab/><text:span text:style-name="T4">R.drawable.colecci_n_red_parallelogram_2)        </text:span><text:span text:style-name="T3">val</text:span><text:tab/><text:span text:style-name="T4">rP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Red_Parallelogram_3.png"</text:span><text:span text:style-name="T3">,</text:span><text:tab/><text:span text:style-name="T4">R.drawable.colecci_n_red_parallelogram_3)        </text:span><text:span text:style-name="T3">val</text:span><text:tab/><text:span text:style-name="T4">rPE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Red_Parallelogram_E_1.png"</text:span><text:span text:style-name="T3">, </text:span><text:tab/><text:span text:style-name="T4">R.drawable.colecci_n_red_parallelogram_e_1)        </text:span><text:span text:style-name="T3">val</text:span><text:tab/><text:span text:style-name="T4">rPE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Red_Parallelogram_E_2.png"</text:span><text:span text:style-name="T3">,</text:span><text:tab/><text:span text:style-name="T4">R.drawable.colecci_n_red_parallelogram_e_2)        </text:span><text:span text:style-name="T3">val</text:span><text:tab/><text:span text:style-name="T4">rPE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Red_Parallelogram_E_3.png"</text:span><text:span text:style-name="T3">,</text:span><text:tab/><text:span text:style-name="T4">R.drawable.colecci_n_red_parallelogram_e_3)        </text:span><text:span text:style-name="T3">val</text:span><text:tab/><text:span text:style-name="T4">rP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Red_Parallelogram_S_1.png"</text:span><text:span text:style-name="T3">, </text:span><text:tab/><text:span text:style-name="T4">R.drawable.colecci_n_red_parallelogram_s_1)        </text:span><text:span text:style-name="T3">val</text:span><text:tab/><text:span text:style-name="T4">rP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Red_Parallelogram_S_2.png"</text:span><text:span text:style-name="T3">,</text:span><text:tab/><text:span text:style-name="T4">R.drawable.colecci_n_red_parallelogram_s_2)        </text:span><text:span text:style-name="T3">val</text:span><text:tab/><text:span text:style-name="T4">rP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Red_Parallelogram_S_3.png"</text:span><text:span text:style-name="T3">,</text:span><text:tab/><text:span text:style-name="T4">R.drawable.colecci_n_red_parallelogram_s_3)        </text:span><text:span text:style-name="T3">val</text:span><text:tab/><text:span text:style-name="T4">bR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Blue_Rectangle_1.png"</text:span><text:span text:style-name="T3">, </text:span><text:tab/><text:span text:style-name="T4">R.drawable.colecci_n_blue_rectangle_1)        </text:span><text:span text:style-name="T3">val</text:span><text:tab/><text:span text:style-name="T4">bR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Blue_Rectangle_2.png"</text:span><text:span text:style-name="T3">,</text:span><text:tab/><text:span text:style-name="T4">R.drawable.colecci_n_blue_rectangle_2)        </text:span><text:span text:style-name="T3">val</text:span><text:tab/><text:span text:style-name="T4">bR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Blue_Rectangle_3.png"</text:span><text:span text:style-name="T3">,</text:span><text:tab/><text:span text:style-name="T4">R.drawable.colecci_n_blue_rectangle_3)        </text:span><text:span text:style-name="T3">val</text:span><text:tab/><text:span text:style-name="T4">bRE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Blue_Rectangle_E_1.png"</text:span><text:span text:style-name="T3">, </text:span><text:tab/><text:span text:style-name="T4">R.drawable.colecci_n_blue_rectangle_e_1)        </text:span><text:span text:style-name="T3">val</text:span><text:tab/><text:span text:style-name="T4">bRE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Blue_Rectangle_E_2.png"</text:span><text:span text:style-name="T3">,</text:span><text:tab/><text:span text:style-name="T4">R.drawable.colecci_n_blue_rectangle_e_2)        </text:span><text:span text:style-name="T3">val</text:span><text:tab/><text:span text:style-name="T4">bRE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Blue_Rectangle_E_3.png"</text:span><text:span text:style-name="T3">,</text:span><text:tab/><text:span text:style-name="T4">R.drawable.colecci_n_blue_rectangle_e_3)        </text:span><text:span text:style-name="T3">val</text:span><text:tab/><text:span text:style-name="T4">bR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Blue_Rectangle_S_1.png"</text:span><text:span text:style-name="T3">, </text:span><text:tab/><text:span text:style-name="T4">R.drawable.colecci_n_blue_rectangle_s_1)        </text:span><text:span text:style-name="T3">val</text:span><text:tab/><text:span text:style-name="T4">bR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Blue_Rectangle_S_2.png"</text:span><text:span text:style-name="T3">,</text:span><text:tab/><text:span text:style-name="T4">R.drawable.colecci_n_blue_rectangle_s_2)        </text:span><text:span text:style-name="T3">val</text:span><text:tab/><text:span text:style-name="T4">bR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Blue_Rectangle_S_3.png"</text:span><text:span text:style-name="T3">,</text:span><text:tab/><text:span text:style-name="T4">R.drawable.colecci_n_blue_rectangle_s_3)        </text:span><text:span text:style-name="T3">val</text:span><text:tab/><text:span text:style-name="T4">gR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Green_Rectangle_1.png"</text:span><text:span text:style-name="T3">, </text:span><text:tab/><text:span text:style-name="T4">R.drawable.colecci_n_green_rectangle_1)        </text:span><text:span text:style-name="T3">val</text:span><text:tab/><text:span text:style-name="T4">gR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Green_Rectangle_2.png"</text:span><text:span text:style-name="T3">,</text:span><text:tab/><text:span text:style-name="T4">R.drawable.colecci_n_green_rectangle_2)        </text:span><text:span text:style-name="T3">val</text:span><text:tab/><text:span text:style-name="T4">gR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Green_Rectangle_3.png"</text:span><text:span text:style-name="T3">,</text:span><text:tab/><text:span text:style-name="T4">R.drawable.colecci_n_green_rectangle_3)        </text:span><text:span text:style-name="T3">val</text:span><text:tab/><text:span text:style-name="T4">gRE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Green_Rectangle_E_1.png"</text:span><text:span text:style-name="T3">, </text:span><text:tab/><text:span text:style-name="T4">R.drawable.colecci_n_green_rectangle_e_1)        </text:span><text:span text:style-name="T3">val</text:span><text:tab/><text:span text:style-name="T4">gRE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Green_Rectangle_E_2.png"</text:span><text:span text:style-name="T3">,</text:span><text:tab/><text:span text:style-name="T4">R.drawable.colecci_n_green_rectangle_e_2)        </text:span><text:span text:style-name="T3">val</text:span><text:tab/><text:span text:style-name="T4">gRE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Green_Rectangle_E_3.png"</text:span><text:span text:style-name="T3">,</text:span><text:tab/><text:span text:style-name="T4">R.drawable.colecci_n_green_rectangle_e_3)        </text:span><text:span text:style-name="T3">val</text:span><text:tab/><text:span text:style-name="T4">gR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Green_Rectangle_S_1.png"</text:span><text:span text:style-name="T3">, </text:span><text:tab/><text:span text:style-name="T4">R.drawable.colecci_n_green_rectangle_s_1)        </text:span><text:span text:style-name="T3">val</text:span><text:tab/><text:span text:style-name="T4">gR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Green_Rectangle_S_2.png"</text:span><text:span text:style-name="T3">,</text:span><text:tab/><text:span text:style-name="T4">R.drawable.colecci_n_green_rectangle_s_2)        </text:span><text:span text:style-name="T3">val</text:span><text:tab/><text:span text:style-name="T4">gR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Green_Rectangle_S_3.png"</text:span><text:span text:style-name="T3">,</text:span><text:tab/><text:span text:style-name="T4">R.drawable.colecci_n_green_rectangle_s_3)        </text:span><text:span text:style-name="T3">val</text:span><text:tab/><text:span text:style-name="T4">oR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Orange_Rectangle_1.png"</text:span><text:span text:style-name="T3">, </text:span><text:tab/><text:span text:style-name="T4">R.drawable.colecci_n_orange_rectangle_1)        </text:span><text:span text:style-name="T3">val</text:span><text:tab/><text:span text:style-name="T4">oR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Orange_Rectangle_2.png"</text:span><text:span text:style-name="T3">,</text:span><text:tab/><text:span text:style-name="T4">R.drawable.colecci_n_orange_rectangle_2)        </text:span><text:span text:style-name="T3">val</text:span><text:tab/><text:span text:style-name="T4">oR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Orange_Rectangle_3.png"</text:span><text:span text:style-name="T3">,</text:span><text:tab/><text:span text:style-name="T4">R.drawable.colecci_n_orange_rectangle_3)        </text:span><text:span text:style-name="T3">val</text:span><text:tab/><text:span text:style-name="T4">oRE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Orange_Rectangle_E_1.png"</text:span><text:span text:style-name="T3">, </text:span><text:tab/><text:span text:style-name="T4">R.drawable.colecci_n_orange_rectangle_e_1)        </text:span><text:span text:style-name="T3">val</text:span><text:tab/><text:span text:style-name="T4">oRE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Orange_Rectangle_E_2.png"</text:span><text:span text:style-name="T3">,</text:span><text:tab/><text:span text:style-name="T4">R.drawable.colecci_n_orange_rectangle_e_2)        </text:span><text:span text:style-name="T3">val</text:span><text:tab/><text:span text:style-name="T4">oRE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Orange_Rectangle_E_3.png"</text:span><text:span text:style-name="T3">,</text:span><text:tab/><text:span text:style-name="T4">R.drawable.colecci_n_orange_rectangle_e_3)        </text:span><text:span text:style-name="T3">val</text:span><text:tab/><text:span text:style-name="T4">oR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Orange_Rectangle_S_1.png"</text:span><text:span text:style-name="T3">, </text:span><text:tab/><text:span text:style-name="T4">R.drawable.colecci_n_orange_rectangle_s_1)        </text:span><text:span text:style-name="T3">val</text:span><text:tab/><text:span text:style-name="T4">oR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Orange_Rectangle_S_2.png"</text:span><text:span text:style-name="T3">,</text:span><text:tab/><text:span text:style-name="T4">R.drawable.colecci_n_orange_rectangle_s_2)        </text:span><text:span text:style-name="T3">val</text:span><text:tab/><text:span text:style-name="T4">oR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Orange_Rectangle_S_3.png"</text:span><text:span text:style-name="T3">,</text:span><text:tab/><text:span text:style-name="T4">R.drawable.colecci_n_orange_rectangle_s_3)        </text:span><text:span text:style-name="T3">val</text:span><text:tab/><text:span text:style-name="T4">rR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Red_Rectangle_1.png"</text:span><text:span text:style-name="T3">, </text:span><text:tab/><text:span text:style-name="T4">R.drawable.colecci_n_red_rectangle_1)        </text:span><text:span text:style-name="T3">val</text:span><text:tab/><text:span text:style-name="T4">rR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Red_Rectangle_2.png"</text:span><text:span text:style-name="T3">,</text:span><text:tab/><text:span text:style-name="T4">R.drawable.colecci_n_red_rectangle_2)        </text:span><text:span text:style-name="T3">val</text:span><text:tab/><text:span text:style-name="T4">rR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Red_Rectangle_3.png"</text:span><text:span text:style-name="T3">,</text:span><text:tab/><text:span text:style-name="T4">R.drawable.colecci_n_red_rectangle_3)        </text:span><text:span text:style-name="T3">val</text:span><text:tab/><text:span text:style-name="T4">rRE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Red_Rectangle_E_1.png"</text:span><text:span text:style-name="T3">, </text:span><text:tab/><text:span text:style-name="T4">R.drawable.colecci_n_red_rectangle_e_1)        </text:span><text:span text:style-name="T3">val</text:span><text:tab/><text:span text:style-name="T4">rRE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Red_Rectangle_E_2.png"</text:span><text:span text:style-name="T3">,</text:span><text:tab/><text:span text:style-name="T4">R.drawable.colecci_n_red_rectangle_e_2)        </text:span><text:span text:style-name="T3">val</text:span><text:tab/><text:span text:style-name="T4">rRE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Red_Rectangle_E_3.png"</text:span><text:span text:style-name="T3">,</text:span><text:tab/><text:span text:style-name="T4">R.drawable.colecci_n_red_rectangle_e_3)        </text:span><text:span text:style-name="T3">val</text:span><text:tab/><text:span text:style-name="T4">rR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Red_Rectangle_S_1.png"</text:span><text:span text:style-name="T3">, </text:span><text:tab/><text:span text:style-name="T4">R.drawable.colecci_n_red_rectangle_s_1)        </text:span><text:span text:style-name="T3">val</text:span><text:tab/><text:span text:style-name="T4">rR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Red_Rectangle_S_2.png"</text:span><text:span text:style-name="T3">,</text:span><text:tab/><text:span text:style-name="T4">R.drawable.colecci_n_red_rectangle_s_2)        </text:span><text:span text:style-name="T3">val</text:span><text:tab/><text:span text:style-name="T4">rR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Red_Rectangle_S_3.png"</text:span><text:span text:style-name="T3">,</text:span><text:tab/><text:span text:style-name="T4">R.drawable.colecci_n_red_rectangle_s_3)        </text:span><text:span text:style-name="T3">val</text:span><text:tab/><text:span text:style-name="T4">b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Blue_Semicircle_1.png"</text:span><text:span text:style-name="T3">, </text:span><text:tab/><text:span text:style-name="T4">R.drawable.colecci_n_blue_semicircle_1)        </text:span><text:span text:style-name="T3">val</text:span><text:tab/><text:span text:style-name="T4">b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Blue_Semicircle_2.png"</text:span><text:span text:style-name="T3">,</text:span><text:tab/><text:span text:style-name="T4">R.drawable.colecci_n_blue_semicircle_2)        </text:span><text:span text:style-name="T3">val</text:span><text:tab/><text:span text:style-name="T4">b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Blue_Semicircle_3.png"</text:span><text:span text:style-name="T3">,</text:span><text:tab/><text:span text:style-name="T4">R.drawable.colecci_n_blue_semicircle_3)        </text:span><text:span text:style-name="T3">val</text:span><text:tab/><text:span text:style-name="T4">bSE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Blue_Semicircle_E_1.png"</text:span><text:span text:style-name="T3">, </text:span><text:tab/><text:span text:style-name="T4">R.drawable.colecci_n_blue_semicircle_e_1)        </text:span><text:span text:style-name="T3">val</text:span><text:tab/><text:span text:style-name="T4">bSE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Blue_Semicircle_E_2.png"</text:span><text:span text:style-name="T3">,</text:span><text:tab/><text:span text:style-name="T4">R.drawable.colecci_n_blue_semicircle_e_2)        </text:span><text:span text:style-name="T3">val</text:span><text:tab/><text:span text:style-name="T4">bSE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Blue_Semicircle_E_3.png"</text:span><text:span text:style-name="T3">,</text:span><text:tab/><text:span text:style-name="T4">R.drawable.colecci_n_blue_semicircle_e_3)        </text:span><text:span text:style-name="T3">val</text:span><text:tab/><text:span text:style-name="T4">bS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Blue_Semicircle_S_1.png"</text:span><text:span text:style-name="T3">, </text:span><text:tab/><text:span text:style-name="T4">R.drawable.colecci_n_blue_semicircle_s_1)        </text:span><text:span text:style-name="T3">val</text:span><text:tab/><text:span text:style-name="T4">bS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Blue_Semicircle_S_2.png"</text:span><text:span text:style-name="T3">,</text:span><text:tab/><text:span text:style-name="T4">R.drawable.colecci_n_blue_semicircle_s_2)        </text:span><text:span text:style-name="T3">val</text:span><text:tab/><text:span text:style-name="T4">bS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Blue_Semicircle_S_3.png"</text:span><text:span text:style-name="T3">,</text:span><text:tab/><text:span text:style-name="T4">R.drawable.colecci_n_blue_semicircle_s_3)        </text:span><text:span text:style-name="T3">val</text:span><text:tab/><text:span text:style-name="T4">g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Green_Semicircle_1.png"</text:span><text:span text:style-name="T3">, </text:span><text:tab/><text:span text:style-name="T4">R.drawable.colecci_n_green_semicircle_1)        </text:span><text:span text:style-name="T3">val</text:span><text:tab/><text:span text:style-name="T4">g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Green_Semicircle_2.png"</text:span><text:span text:style-name="T3">,</text:span><text:tab/><text:span text:style-name="T4">R.drawable.colecci_n_green_semicircle_2)        </text:span><text:span text:style-name="T3">val</text:span><text:tab/><text:span text:style-name="T4">g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Green_Semicircle_3.png"</text:span><text:span text:style-name="T3">,</text:span><text:tab/><text:span text:style-name="T4">R.drawable.colecci_n_green_semicircle_3)        </text:span><text:span text:style-name="T3">val</text:span><text:tab/><text:span text:style-name="T4">gSE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Green_Semicircle_E_1.png"</text:span><text:span text:style-name="T3">, </text:span><text:tab/><text:span text:style-name="T4">R.drawable.colecci_n_green_semicircle_e_1)        </text:span><text:span text:style-name="T3">val</text:span><text:tab/><text:span text:style-name="T4">gSE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Green_Semicircle_E_2.png"</text:span><text:span text:style-name="T3">,</text:span><text:tab/><text:span text:style-name="T4">R.drawable.colecci_n_green_semicircle_e_2)        </text:span><text:span text:style-name="T3">val</text:span><text:tab/><text:span text:style-name="T4">gSE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Green_Semicircle_E_3.png"</text:span><text:span text:style-name="T3">,</text:span><text:tab/><text:span text:style-name="T4">R.drawable.colecci_n_green_semicircle_e_3)        </text:span><text:span text:style-name="T3">val</text:span><text:tab/><text:span text:style-name="T4">gS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Green_Semicircle_S_1.png"</text:span><text:span text:style-name="T3">, </text:span><text:tab/><text:span text:style-name="T4">R.drawable.colecci_n_green_semicircle_s_1)        </text:span><text:span text:style-name="T3">val</text:span><text:tab/><text:span text:style-name="T4">gS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Green_Semicircle_S_2.png"</text:span><text:span text:style-name="T3">,</text:span><text:tab/><text:span text:style-name="T4">R.drawable.colecci_n_green_semicircle_s_2)        </text:span><text:span text:style-name="T3">val</text:span><text:tab/><text:span text:style-name="T4">gS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Green_Semicircle_S_3.png"</text:span><text:span text:style-name="T3">,</text:span><text:tab/><text:span text:style-name="T4">R.drawable.colecci_n_green_semicircle_s_3)        </text:span><text:span text:style-name="T3">val</text:span><text:tab/><text:span text:style-name="T4">o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Orange_Semicircle_1.png"</text:span><text:span text:style-name="T3">, </text:span><text:tab/><text:span text:style-name="T4">R.drawable.colecci_n_orange_semicircle_1)        </text:span><text:span text:style-name="T3">val</text:span><text:tab/><text:span text:style-name="T4">o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Orange_Semicircle_2.png"</text:span><text:span text:style-name="T3">,</text:span><text:tab/><text:span text:style-name="T4">R.drawable.colecci_n_orange_semicircle_2)        </text:span><text:span text:style-name="T3">val</text:span><text:tab/><text:span text:style-name="T4">o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Orange_Semicircle_3.png"</text:span><text:span text:style-name="T3">,</text:span><text:tab/><text:span text:style-name="T4">R.drawable.colecci_n_orange_semicircle_3)        </text:span><text:span text:style-name="T3">val</text:span><text:tab/><text:span text:style-name="T4">oSE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Orange_Semicircle_E_1.png"</text:span><text:span text:style-name="T3">, </text:span><text:tab/><text:span text:style-name="T4">R.drawable.colecci_n_orange_semicircle_e_1)        </text:span><text:span text:style-name="T3">val</text:span><text:tab/><text:span text:style-name="T4">oSE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Orange_Semicircle_E_2.png"</text:span><text:span text:style-name="T3">,</text:span><text:tab/><text:span text:style-name="T4">R.drawable.colecci_n_orange_semicircle_e_2)        </text:span><text:span text:style-name="T3">val</text:span><text:tab/><text:span text:style-name="T4">oSE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Orange_Semicircle_E_3.png"</text:span><text:span text:style-name="T3">,</text:span><text:tab/><text:span text:style-name="T4">R.drawable.colecci_n_orange_semicircle_e_3)        </text:span><text:span text:style-name="T3">val</text:span><text:tab/><text:span text:style-name="T4">oS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Orange_Semicircle_S_1.png"</text:span><text:span text:style-name="T3">, </text:span><text:tab/><text:span text:style-name="T4">R.drawable.colecci_n_orange_semicircle_s_1)        </text:span><text:span text:style-name="T3">val</text:span><text:tab/><text:span text:style-name="T4">oS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Orange_Semicircle_S_2.png"</text:span><text:span text:style-name="T3">,</text:span><text:tab/><text:span text:style-name="T4">R.drawable.colecci_n_orange_semicircle_s_2)        </text:span><text:span text:style-name="T3">val</text:span><text:tab/><text:span text:style-name="T4">oS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Orange_Semicircle_S_3.png"</text:span><text:span text:style-name="T3">,</text:span><text:tab/><text:span text:style-name="T4">R.drawable.colecci_n_orange_semicircle_s_3)        </text:span><text:span text:style-name="T3">val</text:span><text:tab/><text:span text:style-name="T4">r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Red_Semicircle_1.png"</text:span><text:span text:style-name="T3">, </text:span><text:tab/><text:span text:style-name="T4">R.drawable.colecci_n_red_semicircle_1)        </text:span><text:span text:style-name="T3">val</text:span><text:tab/><text:span text:style-name="T4">r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Red_Semicircle_2.png"</text:span><text:span text:style-name="T3">,</text:span><text:tab/><text:span text:style-name="T4">R.drawable.colecci_n_red_semicircle_2)        </text:span><text:span text:style-name="T3">val</text:span><text:tab/><text:span text:style-name="T4">r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Red_Semicircle_3.png"</text:span><text:span text:style-name="T3">,</text:span><text:tab/><text:span text:style-name="T4">R.drawable.colecci_n_red_semicircle_3)        </text:span><text:span text:style-name="T3">val</text:span><text:tab/><text:span text:style-name="T4">rSE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Red_Semicircle_E_1.png"</text:span><text:span text:style-name="T3">, </text:span><text:tab/><text:span text:style-name="T4">R.drawable.colecci_n_red_semicircle_e_1)        </text:span><text:span text:style-name="T3">val</text:span><text:tab/><text:span text:style-name="T4">rSE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Red_Semicircle_E_2.png"</text:span><text:span text:style-name="T3">,</text:span><text:tab/><text:span text:style-name="T4">R.drawable.colecci_n_red_semicircle_e_2)        </text:span><text:span text:style-name="T3">val</text:span><text:tab/><text:span text:style-name="T4">rSE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Red_Semicircle_E_3.png"</text:span><text:span text:style-name="T3">,</text:span><text:tab/><text:span text:style-name="T4">R.drawable.colecci_n_red_semicircle_e_3)        </text:span><text:span text:style-name="T3">val</text:span><text:tab/><text:span text:style-name="T4">rS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Red_Semicircle_S_1.png"</text:span><text:span text:style-name="T3">, </text:span><text:tab/><text:span text:style-name="T4">R.drawable.colecci_n_red_semicircle_s_1)     </text:span></text:p>
            <text:p><text:span text:style-name="T4">   </text:span><text:span text:style-name="T3">val</text:span><text:tab/><text:span text:style-name="T4">rS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Red_Semicircle_S_2.png"</text:span><text:span text:style-name="T3">,</text:span><text:tab/><text:span text:style-name="T4">R.drawable.colecci_n_red_semicircle_s_2)        </text:span><text:span text:style-name="T3">val</text:span><text:tab/><text:span text:style-name="T4">rS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Red_Semicircle_S_3.png"</text:span><text:span text:style-name="T3">,</text:span><text:tab/><text:span text:style-name="T4">R.drawable.colecci_n_red_semicircle_s_3)        </text:span><text:span text:style-name="T3">val</text:span><text:tab/><text:span text:style-name="T4">bT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Blue_Triangle_1.png"</text:span><text:span text:style-name="T3">, </text:span><text:tab/><text:span text:style-name="T4">R.drawable.colecci_n_blue_triangle_1)        </text:span><text:span text:style-name="T3">val</text:span><text:tab/><text:span text:style-name="T4">bT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Blue_Triangle_2.png"</text:span><text:span text:style-name="T3">,</text:span><text:tab/><text:span text:style-name="T4">R.drawable.colecci_n_blue_triangle_2)        </text:span><text:span text:style-name="T3">val</text:span><text:tab/><text:span text:style-name="T4">bT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Blue_Triangle_3.png"</text:span><text:span text:style-name="T3">,</text:span><text:tab/><text:span text:style-name="T4">R.drawable.colecci_n_blue_triangle_3)        </text:span><text:span text:style-name="T3">val</text:span><text:tab/><text:span text:style-name="T4">bTE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Blue_Triangle_E_1.png"</text:span><text:span text:style-name="T3">, </text:span><text:tab/><text:span text:style-name="T4">R.drawable.colecci_n_blue_triangle_e_1)        </text:span><text:span text:style-name="T3">val</text:span><text:tab/><text:span text:style-name="T4">bTE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Blue_Triangle_E_2.png"</text:span><text:span text:style-name="T3">,</text:span><text:tab/><text:span text:style-name="T4">R.drawable.colecci_n_blue_triangle_e_2)        </text:span><text:span text:style-name="T3">val</text:span><text:tab/><text:span text:style-name="T4">bTE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Blue_Triangle_E_3.png"</text:span><text:span text:style-name="T3">,</text:span><text:tab/><text:span text:style-name="T4">R.drawable.colecci_n_blue_triangle_e_3)        </text:span><text:span text:style-name="T3">val</text:span><text:tab/><text:span text:style-name="T4">bT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Blue_Triangle_S_1.png"</text:span><text:span text:style-name="T3">, </text:span><text:tab/><text:span text:style-name="T4">R.drawable.colecci_n_blue_triangle_s_1)        </text:span><text:span text:style-name="T3">val</text:span><text:tab/><text:span text:style-name="T4">bT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Blue_Triangle_S_2.png"</text:span><text:span text:style-name="T3">,</text:span><text:tab/><text:span text:style-name="T4">R.drawable.colecci_n_blue_triangle_s_2)        </text:span><text:span text:style-name="T3">val</text:span><text:tab/><text:span text:style-name="T4">bT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Blue_Triangle_S_3.png"</text:span><text:span text:style-name="T3">,</text:span><text:tab/><text:span text:style-name="T4">R.drawable.colecci_n_blue_triangle_s_3)        </text:span><text:span text:style-name="T3">val</text:span><text:tab/><text:span text:style-name="T4">gT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Green_Triangle_1.png"</text:span><text:span text:style-name="T3">, </text:span><text:tab/><text:span text:style-name="T4">R.drawable.colecci_n_green_triangle_1)        </text:span><text:span text:style-name="T3">val</text:span><text:tab/><text:span text:style-name="T4">gT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Green_Triangle_2.png"</text:span><text:span text:style-name="T3">,</text:span><text:tab/><text:span text:style-name="T4">R.drawable.colecci_n_green_triangle_2)        </text:span><text:span text:style-name="T3">val</text:span><text:tab/><text:span text:style-name="T4">gT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Green_Triangle_3.png"</text:span><text:span text:style-name="T3">,</text:span><text:tab/><text:span text:style-name="T4">R.drawable.colecci_n_green_triangle_3)        </text:span><text:span text:style-name="T3">val</text:span><text:tab/><text:span text:style-name="T4">gTE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Green_Triangle_E_1.png"</text:span><text:span text:style-name="T3">, </text:span><text:tab/><text:span text:style-name="T4">R.drawable.colecci_n_green_triangle_e_1)        </text:span><text:span text:style-name="T3">val</text:span><text:tab/><text:span text:style-name="T4">gTE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Green_Triangle_E_2.png"</text:span><text:span text:style-name="T3">,</text:span><text:tab/><text:span text:style-name="T4">R.drawable.colecci_n_green_triangle_e_2)        </text:span><text:span text:style-name="T3">val</text:span><text:tab/><text:span text:style-name="T4">gTE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Green_Triangle_E_3.png"</text:span><text:span text:style-name="T3">,</text:span><text:tab/><text:span text:style-name="T4">R.drawable.colecci_n_green_triangle_e_3)        </text:span><text:span text:style-name="T3">val</text:span><text:tab/><text:span text:style-name="T4">gT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Green_Triangle_S_1.png"</text:span><text:span text:style-name="T3">, </text:span><text:tab/><text:span text:style-name="T4">R.drawable.colecci_n_green_triangle_s_1)        </text:span><text:span text:style-name="T3">val</text:span><text:tab/><text:span text:style-name="T4">gT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Green_Triangle_S_2.png"</text:span><text:span text:style-name="T3">,</text:span><text:tab/><text:span text:style-name="T4">R.drawable.colecci_n_green_triangle_s_2)        </text:span><text:span text:style-name="T3">val</text:span><text:tab/><text:span text:style-name="T4">gT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Green_Triangle_S_3.png"</text:span><text:span text:style-name="T3">,</text:span><text:tab/><text:span text:style-name="T4">R.drawable.colecci_n_green_triangle_s_3)        </text:span><text:span text:style-name="T3">val</text:span><text:tab/><text:span text:style-name="T4">oT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Orange_Triangle_1.png"</text:span><text:span text:style-name="T3">, </text:span><text:tab/><text:span text:style-name="T4">R.drawable.colecci_n_orange_triangle_1)        </text:span><text:span text:style-name="T3">val</text:span><text:tab/><text:span text:style-name="T4">oT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Orange_Triangle_2.png"</text:span><text:span text:style-name="T3">,</text:span><text:tab/><text:span text:style-name="T4">R.drawable.colecci_n_orange_triangle_2)        </text:span><text:span text:style-name="T3">val</text:span><text:tab/><text:span text:style-name="T4">oT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Orange_Triangle_3.png"</text:span><text:span text:style-name="T3">,</text:span><text:tab/><text:span text:style-name="T4">R.drawable.colecci_n_orange_triangle_3)        </text:span><text:span text:style-name="T3">val</text:span><text:tab/><text:span text:style-name="T4">oTE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Orange_Triangle_E_1.png"</text:span><text:span text:style-name="T3">, </text:span><text:tab/><text:span text:style-name="T4">R.drawable.colecci_n_orange_triangle_e_1)        </text:span><text:span text:style-name="T3">val</text:span><text:tab/><text:span text:style-name="T4">oTE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Orange_Triangle_E_2.png"</text:span><text:span text:style-name="T3">,</text:span><text:tab/><text:span text:style-name="T4">R.drawable.colecci_n_orange_triangle_e_2)        </text:span><text:span text:style-name="T3">val</text:span><text:tab/><text:span text:style-name="T4">oTE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Orange_Triangle_E_3.png"</text:span><text:span text:style-name="T3">,</text:span><text:tab/><text:span text:style-name="T4">R.drawable.colecci_n_orange_triangle_e_3)        </text:span><text:span text:style-name="T3">val</text:span><text:tab/><text:span text:style-name="T4">oT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Orange_Triangle_S_1.png"</text:span><text:span text:style-name="T3">, </text:span><text:tab/><text:span text:style-name="T4">R.drawable.colecci_n_orange_triangle_s_1)        </text:span><text:span text:style-name="T3">val</text:span><text:tab/><text:span text:style-name="T4">oT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Orange_Triangle_S_2.png"</text:span><text:span text:style-name="T3">,</text:span><text:tab/><text:span text:style-name="T4">R.drawable.colecci_n_orange_triangle_s_2)        </text:span><text:span text:style-name="T3">val</text:span><text:tab/><text:span text:style-name="T4">oT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Orange_Triangle_S_3.png"</text:span><text:span text:style-name="T3">,</text:span><text:tab/><text:span text:style-name="T4">R.drawable.colecci_n_orange_triangle_s_3)        </text:span><text:span text:style-name="T3">val</text:span><text:tab/><text:span text:style-name="T4">rT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Red_Triangle_1.png"</text:span><text:span text:style-name="T3">, </text:span><text:tab/><text:span text:style-name="T4">R.drawable.colecci_n_red_triangle_1)        </text:span><text:span text:style-name="T3">val</text:span><text:tab/><text:span text:style-name="T4">rT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Red_Triangle_2.png"</text:span><text:span text:style-name="T3">,</text:span><text:tab/><text:span text:style-name="T4">R.drawable.colecci_n_red_triangle_2)        </text:span><text:span text:style-name="T3">val</text:span><text:tab/><text:span text:style-name="T4">rT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Red_Triangle_3.png"</text:span><text:span text:style-name="T3">,</text:span><text:tab/><text:span text:style-name="T4">R.drawable.colecci_n_red_triangle_3)        </text:span><text:span text:style-name="T3">val</text:span><text:tab/><text:span text:style-name="T4">rTE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Red_Triangle_E_1.png"</text:span><text:span text:style-name="T3">, </text:span><text:tab/><text:span text:style-name="T4">R.drawable.colecci_n_red_triangle_e_1)        </text:span><text:span text:style-name="T3">val</text:span><text:tab/><text:span text:style-name="T4">rTE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Red_Triangle_E_2.png"</text:span><text:span text:style-name="T3">,</text:span><text:tab/><text:span text:style-name="T4">R.drawable.colecci_n_red_triangle_e_2)        </text:span><text:span text:style-name="T3">val</text:span><text:tab/><text:span text:style-name="T4">rTE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Red_Triangle_E_3.png"</text:span><text:span text:style-name="T3">,</text:span><text:tab/><text:span text:style-name="T4">R.drawable.colecci_n_red_triangle_e_3)        </text:span><text:span text:style-name="T3">val</text:span><text:tab/><text:span text:style-name="T4">rT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Red_Triangle_S_1.png"</text:span><text:span text:style-name="T3">, </text:span><text:tab/><text:span text:style-name="T4">R.drawable.colecci_n_red_triangle_s_1)        </text:span><text:span text:style-name="T3">val</text:span><text:tab/><text:span text:style-name="T4">rT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Red_Triangle_S_2.png"</text:span><text:span text:style-name="T3">,</text:span><text:tab/><text:span text:style-name="T4">R.drawable.colecci_n_red_triangle_s_2)        </text:span><text:span text:style-name="T3">val</text:span><text:tab/><text:span text:style-name="T4">rT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Red_Triangle_S_3.png"</text:span><text:span text:style-name="T3">,</text:span><text:tab/><text:span text:style-name="T4">R.drawable.colecci_n_red_triangle_s_3)        </text:span><text:span text:style-name="T3">this</text:span><text:span text:style-name="T2">.push(</text:span><text:tab/><text:span text:style-name="T4">bP1</text:span><text:tab/><text:span text:style-name="T4">)</text:span><text:span text:style-name="T3">this</text:span><text:span text:style-name="T2">.push(</text:span><text:tab/><text:span text:style-name="T4">bP2</text:span><text:tab/><text:span text:style-name="T4">)</text:span><text:span text:style-name="T3">this</text:span><text:span text:style-name="T2">.push(</text:span><text:tab/><text:span text:style-name="T4">bP3</text:span><text:tab/><text:span text:style-name="T4">)</text:span><text:span text:style-name="T3">this</text:span><text:span text:style-name="T2">.push(</text:span><text:tab/><text:span text:style-name="T4">bPE1</text:span><text:tab/><text:span text:style-name="T4">)</text:span><text:span text:style-name="T3">this</text:span><text:span text:style-name="T2">.push(</text:span><text:tab/><text:span text:style-name="T4">bPE2</text:span><text:tab/><text:span text:style-name="T4">)</text:span><text:span text:style-name="T3">this</text:span><text:span text:style-name="T2">.push(</text:span><text:tab/><text:span text:style-name="T4">bPE3</text:span><text:tab/><text:span text:style-name="T4">)</text:span><text:span text:style-name="T3">this</text:span><text:span text:style-name="T2">.push(</text:span><text:tab/><text:span text:style-name="T4">bPS1</text:span><text:tab/><text:span text:style-name="T4">)</text:span><text:span text:style-name="T3">this</text:span><text:span text:style-name="T2">.push(</text:span><text:tab/><text:span text:style-name="T4">bPS2</text:span><text:tab/><text:span text:style-name="T4">)</text:span><text:span text:style-name="T3">this</text:span><text:span text:style-name="T2">.push(</text:span><text:tab/><text:span text:style-name="T4">bPS3</text:span><text:tab/><text:span text:style-name="T4">)</text:span><text:span text:style-name="T3">this</text:span><text:span text:style-name="T2">.push(</text:span><text:tab/><text:span text:style-name="T4">gP1</text:span><text:tab/><text:span text:style-name="T4">)</text:span><text:span text:style-name="T3">this</text:span><text:span text:style-name="T2">.push(</text:span><text:tab/><text:span text:style-name="T4">gP2</text:span><text:tab/><text:span text:style-name="T4">)</text:span><text:span text:style-name="T3">this</text:span><text:span text:style-name="T2">.push(</text:span><text:tab/><text:span text:style-name="T4">gP3</text:span><text:tab/><text:span text:style-name="T4">)</text:span><text:span text:style-name="T3">this</text:span><text:span text:style-name="T2">.push(</text:span><text:tab/><text:span text:style-name="T4">gPE1</text:span><text:tab/><text:span text:style-name="T4">)</text:span><text:span text:style-name="T3">this</text:span><text:span text:style-name="T2">.push(</text:span><text:tab/><text:span text:style-name="T4">gPE2</text:span><text:tab/><text:span text:style-name="T4">)</text:span><text:span text:style-name="T3">this</text:span><text:span text:style-name="T2">.push(</text:span><text:tab/><text:span text:style-name="T4">gPE3</text:span><text:tab/><text:span text:style-name="T4">)</text:span><text:span text:style-name="T3">this</text:span><text:span text:style-name="T2">.push(</text:span><text:tab/><text:span text:style-name="T4">gPS1</text:span><text:tab/><text:span text:style-name="T4">)</text:span><text:span text:style-name="T3">this</text:span><text:span text:style-name="T2">.push(</text:span><text:tab/><text:span text:style-name="T4">gPS2</text:span><text:tab/><text:span text:style-name="T4">)</text:span><text:span text:style-name="T3">this</text:span><text:span text:style-name="T2">.push(</text:span><text:tab/><text:span text:style-name="T4">gPS3</text:span><text:tab/><text:span text:style-name="T4">)</text:span><text:span text:style-name="T3">this</text:span><text:span text:style-name="T2">.push(</text:span><text:tab/><text:span text:style-name="T4">oP1</text:span><text:tab/><text:span text:style-name="T4">)</text:span><text:span text:style-name="T3">this</text:span><text:span text:style-name="T2">.push(</text:span><text:tab/><text:span text:style-name="T4">oP2</text:span><text:tab/><text:span text:style-name="T4">)</text:span><text:span text:style-name="T3">this</text:span><text:span text:style-name="T2">.push(</text:span><text:tab/><text:span text:style-name="T4">oP3</text:span><text:tab/><text:span text:style-name="T4">)</text:span><text:span text:style-name="T3">this</text:span><text:span text:style-name="T2">.push(</text:span><text:tab/><text:span text:style-name="T4">oPE1</text:span><text:tab/><text:span text:style-name="T4">)</text:span><text:span text:style-name="T3">this</text:span><text:span text:style-name="T2">.push(</text:span><text:tab/><text:span text:style-name="T4">oPE2</text:span><text:tab/><text:span text:style-name="T4">)</text:span><text:span text:style-name="T3">this</text:span><text:span text:style-name="T2">.push(</text:span><text:tab/><text:span text:style-name="T4">oPE3</text:span><text:tab/><text:span text:style-name="T4">)</text:span><text:span text:style-name="T3">this</text:span><text:span text:style-name="T2">.push(</text:span><text:tab/><text:span text:style-name="T4">oPS1</text:span><text:tab/><text:span text:style-name="T4">)</text:span><text:span text:style-name="T3">this</text:span><text:span text:style-name="T2">.push(</text:span><text:tab/><text:span text:style-name="T4">oPS2</text:span><text:tab/><text:span text:style-name="T4">)</text:span><text:span text:style-name="T3">this</text:span><text:span text:style-name="T2">.push(</text:span><text:tab/><text:span text:style-name="T4">oPS3</text:span><text:tab/><text:span text:style-name="T4">)</text:span><text:span text:style-name="T3">this</text:span><text:span text:style-name="T2">.push(</text:span><text:tab/><text:span text:style-name="T4">rP1</text:span><text:tab/><text:span text:style-name="T4">)</text:span><text:span text:style-name="T3">this</text:span><text:span text:style-name="T2">.push(</text:span><text:tab/><text:span text:style-name="T4">rP2</text:span><text:tab/><text:span text:style-name="T4">)</text:span><text:span text:style-name="T3">this</text:span><text:span text:style-name="T2">.push(</text:span><text:tab/><text:span text:style-name="T4">rP3</text:span><text:tab/><text:span text:style-name="T4">)</text:span><text:span text:style-name="T3">this</text:span><text:span text:style-name="T2">.push(</text:span><text:tab/><text:span text:style-name="T4">rPE1</text:span><text:tab/><text:span text:style-name="T4">)</text:span><text:span text:style-name="T3">this</text:span><text:span text:style-name="T2">.push(</text:span><text:tab/><text:span text:style-name="T4">rPE2</text:span><text:tab/><text:span text:style-name="T4">)</text:span><text:span text:style-name="T3">this</text:span><text:span text:style-name="T2">.push(</text:span><text:tab/><text:span text:style-name="T4">rPE3</text:span><text:tab/><text:span text:style-name="T4">)</text:span><text:span text:style-name="T3">this</text:span><text:span text:style-name="T2">.push(</text:span><text:tab/><text:span text:style-name="T4">rPS1</text:span><text:tab/><text:span text:style-name="T4">)</text:span><text:span text:style-name="T3">this</text:span><text:span text:style-name="T2">.push(</text:span><text:tab/><text:span text:style-name="T4">rPS2</text:span><text:tab/><text:span text:style-name="T4">)</text:span><text:span text:style-name="T3">this</text:span><text:span text:style-name="T2">.push(</text:span><text:tab/><text:span text:style-name="T4">rPS3</text:span><text:tab/><text:span text:style-name="T4">)</text:span><text:span text:style-name="T3">this</text:span><text:span text:style-name="T2">.push(</text:span><text:tab/><text:span text:style-name="T4">bR1</text:span><text:tab/><text:span text:style-name="T4">)</text:span><text:span text:style-name="T3">this</text:span><text:span text:style-name="T2">.push(</text:span><text:tab/><text:span text:style-name="T4">bR2</text:span><text:tab/><text:span text:style-name="T4">)</text:span><text:span text:style-name="T3">this</text:span><text:span text:style-name="T2">.push(</text:span><text:tab/><text:span text:style-name="T4">bR3</text:span><text:tab/><text:span text:style-name="T4">)</text:span><text:span text:style-name="T3">this</text:span><text:span text:style-name="T2">.push(</text:span><text:tab/><text:span text:style-name="T4">bRE1</text:span><text:tab/><text:span text:style-name="T4">)</text:span><text:span text:style-name="T3">this</text:span><text:span text:style-name="T2">.push(</text:span><text:tab/><text:span text:style-name="T4">bRE2</text:span><text:tab/><text:span text:style-name="T4">)</text:span><text:span text:style-name="T3">this</text:span><text:span text:style-name="T2">.push(</text:span><text:tab/><text:span text:style-name="T4">bRE3</text:span><text:tab/><text:span text:style-name="T4">)</text:span><text:span text:style-name="T3">this</text:span><text:span text:style-name="T2">.push(</text:span><text:tab/><text:span text:style-name="T4">bRS1</text:span><text:tab/><text:span text:style-name="T4">)</text:span><text:span text:style-name="T3">this</text:span><text:span text:style-name="T2">.push(</text:span><text:tab/><text:span text:style-name="T4">bRS2</text:span><text:tab/><text:span text:style-name="T4">)</text:span><text:span text:style-name="T3">this</text:span><text:span text:style-name="T2">.push(</text:span><text:tab/><text:span text:style-name="T4">bRS3</text:span><text:tab/><text:span text:style-name="T4">)</text:span><text:span text:style-name="T3">this</text:span><text:span text:style-name="T2">.push(</text:span><text:tab/><text:span text:style-name="T4">gR1</text:span><text:tab/><text:span text:style-name="T4">)</text:span><text:span text:style-name="T3">this</text:span><text:span text:style-name="T2">.push(</text:span><text:tab/><text:span text:style-name="T4">gR2</text:span><text:tab/><text:span text:style-name="T4">)</text:span><text:span text:style-name="T3">this</text:span><text:span text:style-name="T2">.push(</text:span><text:tab/><text:span text:style-name="T4">gR3</text:span><text:tab/><text:span text:style-name="T4">)</text:span><text:span text:style-name="T3">this</text:span><text:span text:style-name="T2">.push(</text:span><text:tab/><text:span text:style-name="T4">gRE1</text:span><text:tab/><text:span text:style-name="T4">)</text:span><text:span text:style-name="T3">this</text:span><text:span text:style-name="T2">.push(</text:span><text:tab/><text:span text:style-name="T4">gRE2</text:span><text:tab/><text:span text:style-name="T4">)</text:span><text:span text:style-name="T3">this</text:span><text:span text:style-name="T2">.push(</text:span><text:tab/><text:span text:style-name="T4">gRE3</text:span><text:tab/><text:span text:style-name="T4">)</text:span><text:span text:style-name="T3">this</text:span><text:span text:style-name="T2">.push(</text:span><text:tab/><text:span text:style-name="T4">gRS1</text:span><text:tab/><text:span text:style-name="T4">)</text:span><text:span text:style-name="T3">this</text:span><text:span text:style-name="T2">.push(</text:span><text:tab/><text:span text:style-name="T4">gRS2</text:span><text:tab/><text:span text:style-name="T4">)</text:span><text:span text:style-name="T3">this</text:span><text:span text:style-name="T2">.push(</text:span><text:tab/><text:span text:style-name="T4">gRS3</text:span><text:tab/><text:span text:style-name="T4">)</text:span><text:span text:style-name="T3">this</text:span><text:span text:style-name="T2">.push(</text:span><text:tab/><text:span text:style-name="T4">oR1</text:span><text:tab/><text:span text:style-name="T4">)</text:span><text:span text:style-name="T3">this</text:span><text:span text:style-name="T2">.push(</text:span><text:tab/><text:span text:style-name="T4">oR2</text:span><text:tab/><text:span text:style-name="T4">)</text:span><text:span text:style-name="T3">this</text:span><text:span text:style-name="T2">.push(</text:span><text:tab/><text:span text:style-name="T4">oR3</text:span><text:tab/><text:span text:style-name="T4">)</text:span><text:span text:style-name="T3">this</text:span><text:span text:style-name="T2">.push(</text:span><text:tab/><text:span text:style-name="T4">oRE1</text:span><text:tab/><text:span text:style-name="T4">)</text:span><text:span text:style-name="T3">this</text:span><text:span text:style-name="T2">.push(</text:span><text:tab/><text:span text:style-name="T4">oRE2</text:span><text:tab/><text:span text:style-name="T4">)</text:span><text:span text:style-name="T3">this</text:span><text:span text:style-name="T2">.push(</text:span><text:tab/><text:span text:style-name="T4">oRE3</text:span><text:tab/><text:span text:style-name="T4">)</text:span><text:span text:style-name="T3">this</text:span><text:span text:style-name="T2">.push(</text:span><text:tab/><text:span text:style-name="T4">oRS1</text:span><text:tab/><text:span text:style-name="T4">)</text:span><text:span text:style-name="T3">this</text:span><text:span text:style-name="T2">.push(</text:span><text:tab/><text:span text:style-name="T4">oRS2</text:span><text:tab/><text:span text:style-name="T4">)</text:span><text:span text:style-name="T3">this</text:span><text:span text:style-name="T2">.push(</text:span><text:tab/><text:span text:style-name="T4">oRS3</text:span><text:tab/><text:span text:style-name="T4">)</text:span><text:span text:style-name="T3">this</text:span><text:span text:style-name="T2">.push(</text:span><text:tab/><text:span text:style-name="T4">rR1</text:span><text:tab/><text:span text:style-name="T4">)</text:span><text:span text:style-name="T3">this</text:span><text:span text:style-name="T2">.push(</text:span><text:tab/><text:span text:style-name="T4">rR2</text:span><text:tab/><text:span text:style-name="T4">)</text:span><text:span text:style-name="T3">this</text:span><text:span text:style-name="T2">.push(</text:span><text:tab/><text:span text:style-name="T4">rR3</text:span><text:tab/><text:span text:style-name="T4">)</text:span><text:span text:style-name="T3">this</text:span><text:span text:style-name="T2">.push(</text:span><text:tab/><text:span text:style-name="T4">rRE1</text:span><text:tab/><text:span text:style-name="T4">)</text:span><text:span text:style-name="T3">this</text:span><text:span text:style-name="T2">.push(</text:span><text:tab/><text:span text:style-name="T4">rRE2</text:span><text:tab/><text:span text:style-name="T4">)</text:span><text:span text:style-name="T3">this</text:span><text:span text:style-name="T2">.push(</text:span><text:tab/><text:span text:style-name="T4">rRE3</text:span><text:tab/><text:span text:style-name="T4">)</text:span><text:span text:style-name="T3">this</text:span><text:span text:style-name="T2">.push(</text:span><text:tab/><text:span text:style-name="T4">rRS1</text:span><text:tab/><text:span text:style-name="T4">)</text:span><text:span text:style-name="T3">this</text:span><text:span text:style-name="T2">.push(</text:span><text:tab/><text:span text:style-name="T4">rRS2</text:span><text:tab/><text:span text:style-name="T4">)</text:span><text:span text:style-name="T3">this</text:span><text:span text:style-name="T2">.push(</text:span><text:tab/><text:span text:style-name="T4">rRS3</text:span><text:tab/><text:span text:style-name="T4">)</text:span><text:span text:style-name="T3">this</text:span><text:span text:style-name="T2">.push(</text:span><text:tab/><text:span text:style-name="T4">bS1</text:span><text:tab/><text:span text:style-name="T4">)</text:span><text:span text:style-name="T3">this</text:span><text:span text:style-name="T2">.push(</text:span><text:tab/><text:span text:style-name="T4">bS2</text:span><text:tab/><text:span text:style-name="T4">)</text:span><text:span text:style-name="T3">this</text:span><text:span text:style-name="T2">.push(</text:span><text:tab/><text:span text:style-name="T4">bS3</text:span><text:tab/><text:span text:style-name="T4">)</text:span><text:span text:style-name="T3">this</text:span><text:span text:style-name="T2">.push(</text:span><text:tab/><text:span text:style-name="T4">bSE1</text:span><text:tab/><text:span text:style-name="T4">)</text:span><text:span text:style-name="T3">this</text:span><text:span text:style-name="T2">.push(</text:span><text:tab/><text:span text:style-name="T4">bSE2</text:span><text:tab/><text:span text:style-name="T4">)</text:span><text:span text:style-name="T3">this</text:span><text:span text:style-name="T2">.push(</text:span><text:tab/><text:span text:style-name="T4">bSE3</text:span><text:tab/><text:span text:style-name="T4">)</text:span><text:span text:style-name="T3">this</text:span><text:span text:style-name="T2">.push(</text:span><text:tab/><text:span text:style-name="T4">bSS1</text:span><text:tab/><text:span text:style-name="T4">)</text:span><text:span text:style-name="T3">this</text:span><text:span text:style-name="T2">.push(</text:span><text:tab/><text:span text:style-name="T4">bSS2</text:span><text:tab/><text:span text:style-name="T4">)</text:span><text:span text:style-name="T3">this</text:span><text:span text:style-name="T2">.push(</text:span><text:tab/><text:span text:style-name="T4">bSS3</text:span><text:tab/><text:span text:style-name="T4">)</text:span><text:span text:style-name="T3">this</text:span><text:span text:style-name="T2">.push(</text:span><text:tab/><text:span text:style-name="T4">gS1</text:span><text:tab/><text:span text:style-name="T4">)</text:span><text:span text:style-name="T3">this</text:span><text:span text:style-name="T2">.push(</text:span><text:tab/><text:span text:style-name="T4">gS2</text:span><text:tab/><text:span text:style-name="T4">)</text:span><text:span text:style-name="T3">this</text:span><text:span text:style-name="T2">.push(</text:span><text:tab/><text:span text:style-name="T4">gS3</text:span><text:tab/><text:span text:style-name="T4">)</text:span><text:span text:style-name="T3">this</text:span><text:span text:style-name="T2">.push(</text:span><text:tab/><text:span text:style-name="T4">gSE1</text:span><text:tab/><text:span text:style-name="T4">)</text:span><text:span text:style-name="T3">this</text:span><text:span text:style-name="T2">.push(</text:span><text:tab/><text:span text:style-name="T4">gSE2</text:span><text:tab/><text:span text:style-name="T4">)</text:span><text:span text:style-name="T3">this</text:span><text:span text:style-name="T2">.push(</text:span><text:tab/><text:span text:style-name="T4">gSE3</text:span><text:tab/><text:span text:style-name="T4">)</text:span><text:span text:style-name="T3">this</text:span><text:span text:style-name="T2">.push(</text:span><text:tab/><text:span text:style-name="T4">gSS1</text:span><text:tab/><text:span text:style-name="T4">)</text:span><text:span text:style-name="T3">this</text:span><text:span text:style-name="T2">.push(</text:span><text:tab/><text:span text:style-name="T4">gSS2</text:span><text:tab/><text:span text:style-name="T4">)</text:span><text:span text:style-name="T3">this</text:span><text:span text:style-name="T2">.push(</text:span><text:tab/><text:span text:style-name="T4">gSS3</text:span><text:tab/><text:span text:style-name="T4">)</text:span><text:span text:style-name="T3">this</text:span><text:span text:style-name="T2">.push(</text:span><text:tab/><text:span text:style-name="T4">oS1</text:span><text:tab/><text:span text:style-name="T4">)</text:span><text:span text:style-name="T3">this</text:span><text:span text:style-name="T2">.push(</text:span><text:tab/><text:span text:style-name="T4">oS2</text:span><text:tab/><text:span text:style-name="T4">)</text:span><text:span text:style-name="T3">this</text:span><text:span text:style-name="T2">.push(</text:span><text:tab/><text:span text:style-name="T4">oS3</text:span><text:tab/><text:span text:style-name="T4">)</text:span><text:span text:style-name="T3">this</text:span><text:span text:style-name="T2">.push(</text:span><text:tab/><text:span text:style-name="T4">oSE1</text:span><text:tab/><text:span text:style-name="T4">)</text:span><text:span text:style-name="T3">this</text:span><text:span text:style-name="T2">.push(</text:span><text:tab/><text:span text:style-name="T4">oSE2</text:span><text:tab/><text:span text:style-name="T4">)</text:span><text:span text:style-name="T3">this</text:span><text:span text:style-name="T2">.push(</text:span><text:tab/><text:span text:style-name="T4">oSE3</text:span><text:tab/><text:span text:style-name="T4">)</text:span><text:span text:style-name="T3">this</text:span><text:span text:style-name="T2">.push(</text:span><text:tab/><text:span text:style-name="T4">oSS1</text:span><text:tab/><text:span text:style-name="T4">)</text:span><text:span text:style-name="T3">this</text:span><text:span text:style-name="T2">.push(</text:span><text:tab/><text:span text:style-name="T4">oSS2</text:span><text:tab/><text:span text:style-name="T4">)</text:span><text:span text:style-name="T3">this</text:span><text:span text:style-name="T2">.push(</text:span><text:tab/><text:span text:style-name="T4">oSS3</text:span><text:tab/><text:span text:style-name="T4">)</text:span><text:span text:style-name="T3">this</text:span><text:span text:style-name="T2">.push(</text:span><text:tab/><text:span text:style-name="T4">rS1</text:span><text:tab/><text:span text:style-name="T4">)</text:span><text:span text:style-name="T3">this</text:span><text:span text:style-name="T2">.push(</text:span><text:tab/><text:span text:style-name="T4">rS2</text:span><text:tab/><text:span text:style-name="T4">)</text:span><text:span text:style-name="T3">this</text:span><text:span text:style-name="T2">.push(</text:span><text:tab/><text:span text:style-name="T4">rS3</text:span><text:tab/><text:span text:style-name="T4">)</text:span><text:span text:style-name="T3">this</text:span><text:span text:style-name="T2">.push(</text:span><text:tab/><text:span text:style-name="T4">rSE1</text:span><text:tab/><text:span text:style-name="T4">)</text:span><text:span text:style-name="T3">this</text:span><text:span text:style-name="T2">.push(</text:span><text:tab/><text:span text:style-name="T4">rSE2</text:span><text:tab/><text:span text:style-name="T4">)</text:span><text:span text:style-name="T3">this</text:span><text:span text:style-name="T2">.push(</text:span><text:tab/><text:span text:style-name="T4">rSE3</text:span><text:tab/><text:span text:style-name="T4">)</text:span><text:span text:style-name="T3">this</text:span><text:span text:style-name="T2">.push(</text:span><text:tab/><text:span text:style-name="T4">rSS1</text:span><text:tab/><text:span text:style-name="T4">)</text:span><text:span text:style-name="T3">this</text:span><text:span text:style-name="T2">.push(</text:span><text:tab/><text:span text:style-name="T4">rSS2</text:span><text:tab/><text:span text:style-name="T4">)</text:span><text:span text:style-name="T3">this</text:span><text:span text:style-name="T2">.push(</text:span><text:tab/><text:span text:style-name="T4">rSS3</text:span><text:tab/><text:span text:style-name="T4">)</text:span><text:span text:style-name="T3">this</text:span><text:span text:style-name="T2">.push(</text:span><text:tab/><text:span text:style-name="T4">bT1</text:span><text:tab/><text:span text:style-name="T4">)</text:span><text:span text:style-name="T3">this</text:span><text:span text:style-name="T2">.push(</text:span><text:tab/><text:span text:style-name="T4">bT2</text:span><text:tab/><text:span text:style-name="T4">)</text:span><text:span text:style-name="T3">this</text:span><text:span text:style-name="T2">.push(</text:span><text:tab/><text:span text:style-name="T4">bT3</text:span><text:tab/><text:span text:style-name="T4">)</text:span><text:span text:style-name="T3">this</text:span><text:span text:style-name="T2">.push(</text:span><text:tab/><text:span text:style-name="T4">bTE1</text:span><text:tab/><text:span text:style-name="T4">)</text:span><text:span text:style-name="T3">this</text:span><text:span text:style-name="T2">.push(</text:span><text:tab/><text:span text:style-name="T4">bTE2</text:span><text:tab/><text:span text:style-name="T4">)</text:span><text:span text:style-name="T3">this</text:span><text:span text:style-name="T2">.push(</text:span><text:tab/><text:span text:style-name="T4">bTE3</text:span><text:tab/><text:span text:style-name="T4">)</text:span><text:span text:style-name="T3">this</text:span><text:span text:style-name="T2">.push(</text:span><text:tab/><text:span text:style-name="T4">bTS1</text:span><text:tab/><text:span text:style-name="T4">)</text:span><text:span text:style-name="T3">this</text:span><text:span text:style-name="T2">.push(</text:span><text:tab/><text:span text:style-name="T4">bTS2</text:span><text:tab/><text:span text:style-name="T4">)</text:span><text:span text:style-name="T3">this</text:span><text:span text:style-name="T2">.push(</text:span><text:tab/><text:span text:style-name="T4">bTS3</text:span><text:tab/><text:span text:style-name="T4">)</text:span><text:span text:style-name="T3">this</text:span><text:span text:style-name="T2">.push(</text:span><text:tab/><text:span text:style-name="T4">gT1</text:span><text:tab/><text:span text:style-name="T4">)</text:span><text:span text:style-name="T3">this</text:span><text:span text:style-name="T2">.push(</text:span><text:tab/><text:span text:style-name="T4">gT2</text:span><text:tab/><text:span text:style-name="T4">)</text:span><text:span text:style-name="T3">this</text:span><text:span text:style-name="T2">.push(</text:span><text:tab/><text:span text:style-name="T4">gT3</text:span><text:tab/><text:span text:style-name="T4">)</text:span><text:span text:style-name="T3">this</text:span><text:span text:style-name="T2">.push(</text:span><text:tab/><text:span text:style-name="T4">gTE1</text:span><text:tab/><text:span text:style-name="T4">)</text:span><text:span text:style-name="T3">this</text:span><text:span text:style-name="T2">.push(</text:span><text:tab/><text:span text:style-name="T4">gTE2</text:span><text:tab/><text:span text:style-name="T4">)</text:span><text:span text:style-name="T3">this</text:span><text:span text:style-name="T2">.push(</text:span><text:tab/><text:span text:style-name="T4">gTE3</text:span><text:tab/><text:span text:style-name="T4">)</text:span><text:span text:style-name="T3">this</text:span><text:span text:style-name="T2">.push(</text:span><text:tab/><text:span text:style-name="T4">gTS1</text:span><text:tab/><text:span text:style-name="T4">)</text:span><text:span text:style-name="T3">this</text:span><text:span text:style-name="T2">.push(</text:span><text:tab/><text:span text:style-name="T4">gTS2</text:span><text:tab/><text:span text:style-name="T4">)</text:span><text:span text:style-name="T3">this</text:span><text:span text:style-name="T2">.push(</text:span><text:tab/><text:span text:style-name="T4">gTS3</text:span><text:tab/><text:span text:style-name="T4">)</text:span><text:span text:style-name="T3">this</text:span><text:span text:style-name="T2">.push(</text:span><text:tab/><text:span text:style-name="T4">oT1</text:span><text:tab/><text:span text:style-name="T4">)</text:span><text:span text:style-name="T3">this</text:span><text:span text:style-name="T2">.push(</text:span><text:tab/><text:span text:style-name="T4">oT2</text:span><text:tab/><text:span text:style-name="T4">)</text:span><text:span text:style-name="T3">this</text:span><text:span text:style-name="T2">.push(</text:span><text:tab/><text:span text:style-name="T4">oT3</text:span><text:tab/><text:span text:style-name="T4">)</text:span><text:span text:style-name="T3">this</text:span><text:span text:style-name="T2">.push(</text:span><text:tab/><text:span text:style-name="T4">oTE1</text:span><text:tab/><text:span text:style-name="T4">)</text:span><text:span text:style-name="T3">this</text:span><text:span text:style-name="T2">.push(</text:span><text:tab/><text:span text:style-name="T4">oTE2</text:span><text:tab/><text:span text:style-name="T4">)</text:span><text:span text:style-name="T3">this</text:span><text:span text:style-name="T2">.push(</text:span><text:tab/><text:span text:style-name="T4">oTE3</text:span><text:tab/><text:span text:style-name="T4">)</text:span><text:span text:style-name="T3">this</text:span><text:span text:style-name="T2">.push(</text:span><text:tab/><text:span text:style-name="T4">oTS1</text:span><text:tab/><text:span text:style-name="T4">)</text:span><text:span text:style-name="T3">this</text:span><text:span text:style-name="T2">.push(</text:span><text:tab/><text:span text:style-name="T4">oTS2</text:span><text:tab/><text:span text:style-name="T4">)</text:span><text:span text:style-name="T3">this</text:span><text:span text:style-name="T2">.push(</text:span><text:tab/><text:span text:style-name="T4">oTS3</text:span><text:tab/><text:span text:style-name="T4">)</text:span><text:span text:style-name="T3">this</text:span><text:span text:style-name="T2">.push(</text:span><text:tab/><text:span text:style-name="T4">rT1</text:span><text:tab/><text:span text:style-name="T4">)</text:span><text:span text:style-name="T3">this</text:span><text:span text:style-name="T2">.push(</text:span><text:tab/><text:span text:style-name="T4">rT2</text:span><text:tab/><text:span text:style-name="T4">)</text:span><text:span text:style-name="T3">this</text:span><text:span text:style-name="T2">.push(</text:span><text:tab/><text:span text:style-name="T4">rT3</text:span><text:tab/><text:span text:style-name="T4">)</text:span><text:span text:style-name="T3">this</text:span><text:span text:style-name="T2">.push(</text:span><text:tab/><text:span text:style-name="T4">rTE1</text:span><text:tab/><text:span text:style-name="T4">)</text:span><text:span text:style-name="T3">this</text:span><text:span text:style-name="T2">.push(</text:span><text:tab/><text:span text:style-name="T4">rTE2</text:span><text:tab/><text:span text:style-name="T4">)</text:span><text:span text:style-name="T3">this</text:span><text:span text:style-name="T2">.push(</text:span><text:tab/><text:span text:style-name="T4">rTE3</text:span><text:tab/><text:span text:style-name="T4">)</text:span><text:span text:style-name="T3">this</text:span><text:span text:style-name="T2">.push(</text:span><text:tab/><text:span text:style-name="T4">rTS1</text:span><text:tab/><text:span text:style-name="T4">)</text:span><text:span text:style-name="T3">this</text:span><text:span text:style-name="T2">.push(</text:span><text:tab/><text:span text:style-name="T4">rTS2</text:span><text:tab/><text:span text:style-name="T4">)</text:span><text:span text:style-name="T3">this</text:span><text:span text:style-name="T2">.push(</text:span><text:tab/><text:span text:style-name="T4">rTS3</text:span><text:tab/><text:span text:style-name="T4">)    }}</text:span>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1.png", </text:p>
          </table:table-cell>
          <table:table-cell office:value-type="string" calcext:value-type="string">
            <text:p>R.drawable.colecci_n_blue_parallelogram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2.png",</text:p>
          </table:table-cell>
          <table:table-cell office:value-type="string" calcext:value-type="string">
            <text:p>R.drawable.colecci_n_blue_parallelogram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3.png",</text:p>
          </table:table-cell>
          <table:table-cell office:value-type="string" calcext:value-type="string">
            <text:p>R.drawable.colecci_n_blue_parallelogram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1.png",<text:tab/></text:p>
          </table:table-cell>
          <table:table-cell office:value-type="string" calcext:value-type="string">
            <text:p>R.drawable.colecci_n_blue_parallelogram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2.png",</text:p>
          </table:table-cell>
          <table:table-cell office:value-type="string" calcext:value-type="string">
            <text:p>R.drawable.colecci_n_blue_parallelogram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3.png",</text:p>
          </table:table-cell>
          <table:table-cell office:value-type="string" calcext:value-type="string">
            <text:p>R.drawable.colecci_n_blue_parallelogram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1.png",<text:tab/></text:p>
          </table:table-cell>
          <table:table-cell office:value-type="string" calcext:value-type="string">
            <text:p>R.drawable.colecci_n_blue_parallelogram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2.png",</text:p>
          </table:table-cell>
          <table:table-cell office:value-type="string" calcext:value-type="string">
            <text:p>R.drawable.colecci_n_blue_parallelogram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3.png",</text:p>
          </table:table-cell>
          <table:table-cell office:value-type="string" calcext:value-type="string">
            <text:p>R.drawable.colecci_n_blue_parallelogram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1.png",<text:tab/></text:p>
          </table:table-cell>
          <table:table-cell office:value-type="string" calcext:value-type="string">
            <text:p>R.drawable.colecci_n_green_parallelogram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2.png",</text:p>
          </table:table-cell>
          <table:table-cell office:value-type="string" calcext:value-type="string">
            <text:p>R.drawable.colecci_n_green_parallelogram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3.png",</text:p>
          </table:table-cell>
          <table:table-cell office:value-type="string" calcext:value-type="string">
            <text:p>R.drawable.colecci_n_green_parallelogram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1.png",<text:tab/></text:p>
          </table:table-cell>
          <table:table-cell office:value-type="string" calcext:value-type="string">
            <text:p>R.drawable.colecci_n_green_parallelogram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2.png",</text:p>
          </table:table-cell>
          <table:table-cell office:value-type="string" calcext:value-type="string">
            <text:p>R.drawable.colecci_n_green_parallelogram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3.png",</text:p>
          </table:table-cell>
          <table:table-cell office:value-type="string" calcext:value-type="string">
            <text:p>R.drawable.colecci_n_green_parallelogram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1.png",<text:tab/></text:p>
          </table:table-cell>
          <table:table-cell office:value-type="string" calcext:value-type="string">
            <text:p>R.drawable.colecci_n_green_parallelogram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2.png",</text:p>
          </table:table-cell>
          <table:table-cell office:value-type="string" calcext:value-type="string">
            <text:p>R.drawable.colecci_n_green_parallelogram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3.png",</text:p>
          </table:table-cell>
          <table:table-cell office:value-type="string" calcext:value-type="string">
            <text:p>R.drawable.colecci_n_green_parallelogram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1.png",<text:tab/></text:p>
          </table:table-cell>
          <table:table-cell office:value-type="string" calcext:value-type="string">
            <text:p>R.drawable.colecci_n_orange_parallelogram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2.png",</text:p>
          </table:table-cell>
          <table:table-cell office:value-type="string" calcext:value-type="string">
            <text:p>R.drawable.colecci_n_orange_parallelogram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3.png",</text:p>
          </table:table-cell>
          <table:table-cell office:value-type="string" calcext:value-type="string">
            <text:p>R.drawable.colecci_n_orange_parallelogram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1.png",<text:tab/></text:p>
          </table:table-cell>
          <table:table-cell office:value-type="string" calcext:value-type="string">
            <text:p>R.drawable.colecci_n_orange_parallelogram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2.png",</text:p>
          </table:table-cell>
          <table:table-cell office:value-type="string" calcext:value-type="string">
            <text:p>R.drawable.colecci_n_orange_parallelogram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3.png",</text:p>
          </table:table-cell>
          <table:table-cell office:value-type="string" calcext:value-type="string">
            <text:p>R.drawable.colecci_n_orange_parallelogram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1.png",<text:tab/></text:p>
          </table:table-cell>
          <table:table-cell office:value-type="string" calcext:value-type="string">
            <text:p>R.drawable.colecci_n_orange_parallelogram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2.png",</text:p>
          </table:table-cell>
          <table:table-cell office:value-type="string" calcext:value-type="string">
            <text:p>R.drawable.colecci_n_orange_parallelogram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3.png",</text:p>
          </table:table-cell>
          <table:table-cell office:value-type="string" calcext:value-type="string">
            <text:p>R.drawable.colecci_n_orange_parallelogram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1.png",<text:tab/></text:p>
          </table:table-cell>
          <table:table-cell office:value-type="string" calcext:value-type="string">
            <text:p>R.drawable.colecci_n_red_parallelogram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2.png",</text:p>
          </table:table-cell>
          <table:table-cell office:value-type="string" calcext:value-type="string">
            <text:p>R.drawable.colecci_n_red_parallelogram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3.png",</text:p>
          </table:table-cell>
          <table:table-cell office:value-type="string" calcext:value-type="string">
            <text:p>R.drawable.colecci_n_red_parallelogram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1.png",<text:tab/></text:p>
          </table:table-cell>
          <table:table-cell office:value-type="string" calcext:value-type="string">
            <text:p>R.drawable.colecci_n_red_parallelogram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2.png",</text:p>
          </table:table-cell>
          <table:table-cell office:value-type="string" calcext:value-type="string">
            <text:p>R.drawable.colecci_n_red_parallelogram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3.png",</text:p>
          </table:table-cell>
          <table:table-cell office:value-type="string" calcext:value-type="string">
            <text:p>R.drawable.colecci_n_red_parallelogram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1.png",<text:tab/></text:p>
          </table:table-cell>
          <table:table-cell office:value-type="string" calcext:value-type="string">
            <text:p>R.drawable.colecci_n_red_parallelogram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2.png",</text:p>
          </table:table-cell>
          <table:table-cell office:value-type="string" calcext:value-type="string">
            <text:p>R.drawable.colecci_n_red_parallelogram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3.png",</text:p>
          </table:table-cell>
          <table:table-cell office:value-type="string" calcext:value-type="string">
            <text:p>R.drawable.colecci_n_red_parallelogram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1.png",<text:tab/></text:p>
          </table:table-cell>
          <table:table-cell office:value-type="string" calcext:value-type="string">
            <text:p>R.drawable.colecci_n_blue_rect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2.png",</text:p>
          </table:table-cell>
          <table:table-cell office:value-type="string" calcext:value-type="string">
            <text:p>R.drawable.colecci_n_blue_rect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3.png",</text:p>
          </table:table-cell>
          <table:table-cell office:value-type="string" calcext:value-type="string">
            <text:p>R.drawable.colecci_n_blue_rect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1.png",<text:tab/></text:p>
          </table:table-cell>
          <table:table-cell office:value-type="string" calcext:value-type="string">
            <text:p>R.drawable.colecci_n_blue_rect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2.png",</text:p>
          </table:table-cell>
          <table:table-cell office:value-type="string" calcext:value-type="string">
            <text:p>R.drawable.colecci_n_blue_rect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3.png",</text:p>
          </table:table-cell>
          <table:table-cell office:value-type="string" calcext:value-type="string">
            <text:p>R.drawable.colecci_n_blue_rect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1.png",<text:tab/></text:p>
          </table:table-cell>
          <table:table-cell office:value-type="string" calcext:value-type="string">
            <text:p>R.drawable.colecci_n_blue_rect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2.png",</text:p>
          </table:table-cell>
          <table:table-cell office:value-type="string" calcext:value-type="string">
            <text:p>R.drawable.colecci_n_blue_rect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3.png",</text:p>
          </table:table-cell>
          <table:table-cell office:value-type="string" calcext:value-type="string">
            <text:p>R.drawable.colecci_n_blue_rect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1.png",<text:tab/></text:p>
          </table:table-cell>
          <table:table-cell office:value-type="string" calcext:value-type="string">
            <text:p>R.drawable.colecci_n_green_rect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2.png",</text:p>
          </table:table-cell>
          <table:table-cell office:value-type="string" calcext:value-type="string">
            <text:p>R.drawable.colecci_n_green_rect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3.png",</text:p>
          </table:table-cell>
          <table:table-cell office:value-type="string" calcext:value-type="string">
            <text:p>R.drawable.colecci_n_green_rect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1.png",<text:tab/></text:p>
          </table:table-cell>
          <table:table-cell office:value-type="string" calcext:value-type="string">
            <text:p>R.drawable.colecci_n_green_rect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2.png",</text:p>
          </table:table-cell>
          <table:table-cell office:value-type="string" calcext:value-type="string">
            <text:p>R.drawable.colecci_n_green_rect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3.png",</text:p>
          </table:table-cell>
          <table:table-cell office:value-type="string" calcext:value-type="string">
            <text:p>R.drawable.colecci_n_green_rect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1.png",<text:tab/></text:p>
          </table:table-cell>
          <table:table-cell office:value-type="string" calcext:value-type="string">
            <text:p>R.drawable.colecci_n_green_rect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2.png",</text:p>
          </table:table-cell>
          <table:table-cell office:value-type="string" calcext:value-type="string">
            <text:p>R.drawable.colecci_n_green_rect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3.png",</text:p>
          </table:table-cell>
          <table:table-cell office:value-type="string" calcext:value-type="string">
            <text:p>R.drawable.colecci_n_green_rect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1.png",<text:tab/></text:p>
          </table:table-cell>
          <table:table-cell office:value-type="string" calcext:value-type="string">
            <text:p>R.drawable.colecci_n_orange_rect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2.png",</text:p>
          </table:table-cell>
          <table:table-cell office:value-type="string" calcext:value-type="string">
            <text:p>R.drawable.colecci_n_orange_rect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3.png",</text:p>
          </table:table-cell>
          <table:table-cell office:value-type="string" calcext:value-type="string">
            <text:p>R.drawable.colecci_n_orange_rect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1.png",<text:tab/></text:p>
          </table:table-cell>
          <table:table-cell office:value-type="string" calcext:value-type="string">
            <text:p>R.drawable.colecci_n_orange_rect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2.png",</text:p>
          </table:table-cell>
          <table:table-cell office:value-type="string" calcext:value-type="string">
            <text:p>R.drawable.colecci_n_orange_rect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3.png",</text:p>
          </table:table-cell>
          <table:table-cell office:value-type="string" calcext:value-type="string">
            <text:p>R.drawable.colecci_n_orange_rect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1.png",<text:tab/></text:p>
          </table:table-cell>
          <table:table-cell office:value-type="string" calcext:value-type="string">
            <text:p>R.drawable.colecci_n_orange_rect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2.png",</text:p>
          </table:table-cell>
          <table:table-cell office:value-type="string" calcext:value-type="string">
            <text:p>R.drawable.colecci_n_orange_rect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3.png",</text:p>
          </table:table-cell>
          <table:table-cell office:value-type="string" calcext:value-type="string">
            <text:p>R.drawable.colecci_n_orange_rect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1.png",<text:tab/></text:p>
          </table:table-cell>
          <table:table-cell office:value-type="string" calcext:value-type="string">
            <text:p>R.drawable.colecci_n_red_rect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2.png",</text:p>
          </table:table-cell>
          <table:table-cell office:value-type="string" calcext:value-type="string">
            <text:p>R.drawable.colecci_n_red_rect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3.png",</text:p>
          </table:table-cell>
          <table:table-cell office:value-type="string" calcext:value-type="string">
            <text:p>R.drawable.colecci_n_red_rect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1.png",<text:tab/></text:p>
          </table:table-cell>
          <table:table-cell office:value-type="string" calcext:value-type="string">
            <text:p>R.drawable.colecci_n_red_rect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2.png",</text:p>
          </table:table-cell>
          <table:table-cell office:value-type="string" calcext:value-type="string">
            <text:p>R.drawable.colecci_n_red_rect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3.png",</text:p>
          </table:table-cell>
          <table:table-cell office:value-type="string" calcext:value-type="string">
            <text:p>R.drawable.colecci_n_red_rect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1.png",<text:tab/></text:p>
          </table:table-cell>
          <table:table-cell office:value-type="string" calcext:value-type="string">
            <text:p>R.drawable.colecci_n_red_rect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2.png",</text:p>
          </table:table-cell>
          <table:table-cell office:value-type="string" calcext:value-type="string">
            <text:p>R.drawable.colecci_n_red_rect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3.png",</text:p>
          </table:table-cell>
          <table:table-cell office:value-type="string" calcext:value-type="string">
            <text:p>R.drawable.colecci_n_red_rect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1.png",<text:tab/></text:p>
          </table:table-cell>
          <table:table-cell office:value-type="string" calcext:value-type="string">
            <text:p>R.drawable.colecci_n_blue_semicirc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2.png",</text:p>
          </table:table-cell>
          <table:table-cell office:value-type="string" calcext:value-type="string">
            <text:p>R.drawable.colecci_n_blue_semicirc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3.png",</text:p>
          </table:table-cell>
          <table:table-cell office:value-type="string" calcext:value-type="string">
            <text:p>R.drawable.colecci_n_blue_semicirc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1.png",<text:tab/></text:p>
          </table:table-cell>
          <table:table-cell office:value-type="string" calcext:value-type="string">
            <text:p>R.drawable.colecci_n_blue_semicirc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2.png",</text:p>
          </table:table-cell>
          <table:table-cell office:value-type="string" calcext:value-type="string">
            <text:p>R.drawable.colecci_n_blue_semicirc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3.png",</text:p>
          </table:table-cell>
          <table:table-cell office:value-type="string" calcext:value-type="string">
            <text:p>R.drawable.colecci_n_blue_semicirc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1.png",<text:tab/></text:p>
          </table:table-cell>
          <table:table-cell office:value-type="string" calcext:value-type="string">
            <text:p>R.drawable.colecci_n_blue_semicirc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2.png",</text:p>
          </table:table-cell>
          <table:table-cell office:value-type="string" calcext:value-type="string">
            <text:p>R.drawable.colecci_n_blue_semicirc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3.png",</text:p>
          </table:table-cell>
          <table:table-cell office:value-type="string" calcext:value-type="string">
            <text:p>R.drawable.colecci_n_blue_semicirc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1.png",<text:tab/></text:p>
          </table:table-cell>
          <table:table-cell office:value-type="string" calcext:value-type="string">
            <text:p>R.drawable.colecci_n_green_semicirc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2.png",</text:p>
          </table:table-cell>
          <table:table-cell office:value-type="string" calcext:value-type="string">
            <text:p>R.drawable.colecci_n_green_semicirc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3.png",</text:p>
          </table:table-cell>
          <table:table-cell office:value-type="string" calcext:value-type="string">
            <text:p>R.drawable.colecci_n_green_semicirc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1.png",<text:tab/></text:p>
          </table:table-cell>
          <table:table-cell office:value-type="string" calcext:value-type="string">
            <text:p>R.drawable.colecci_n_green_semicirc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2.png",</text:p>
          </table:table-cell>
          <table:table-cell office:value-type="string" calcext:value-type="string">
            <text:p>R.drawable.colecci_n_green_semicirc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3.png",</text:p>
          </table:table-cell>
          <table:table-cell office:value-type="string" calcext:value-type="string">
            <text:p>R.drawable.colecci_n_green_semicirc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1.png",<text:tab/></text:p>
          </table:table-cell>
          <table:table-cell office:value-type="string" calcext:value-type="string">
            <text:p>R.drawable.colecci_n_green_semicirc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2.png",</text:p>
          </table:table-cell>
          <table:table-cell office:value-type="string" calcext:value-type="string">
            <text:p>R.drawable.colecci_n_green_semicirc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3.png",</text:p>
          </table:table-cell>
          <table:table-cell office:value-type="string" calcext:value-type="string">
            <text:p>R.drawable.colecci_n_green_semicirc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1.png",<text:tab/></text:p>
          </table:table-cell>
          <table:table-cell office:value-type="string" calcext:value-type="string">
            <text:p>R.drawable.colecci_n_orange_semicirc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2.png",</text:p>
          </table:table-cell>
          <table:table-cell office:value-type="string" calcext:value-type="string">
            <text:p>R.drawable.colecci_n_orange_semicirc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3.png",</text:p>
          </table:table-cell>
          <table:table-cell office:value-type="string" calcext:value-type="string">
            <text:p>R.drawable.colecci_n_orange_semicirc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1.png",<text:tab/></text:p>
          </table:table-cell>
          <table:table-cell office:value-type="string" calcext:value-type="string">
            <text:p>R.drawable.colecci_n_orange_semicirc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2.png",</text:p>
          </table:table-cell>
          <table:table-cell office:value-type="string" calcext:value-type="string">
            <text:p>R.drawable.colecci_n_orange_semicirc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3.png",</text:p>
          </table:table-cell>
          <table:table-cell office:value-type="string" calcext:value-type="string">
            <text:p>R.drawable.colecci_n_orange_semicirc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1.png",<text:tab/></text:p>
          </table:table-cell>
          <table:table-cell office:value-type="string" calcext:value-type="string">
            <text:p>R.drawable.colecci_n_orange_semicirc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2.png",</text:p>
          </table:table-cell>
          <table:table-cell office:value-type="string" calcext:value-type="string">
            <text:p>R.drawable.colecci_n_orange_semicirc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3.png",</text:p>
          </table:table-cell>
          <table:table-cell office:value-type="string" calcext:value-type="string">
            <text:p>R.drawable.colecci_n_orange_semicirc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1.png",<text:tab/></text:p>
          </table:table-cell>
          <table:table-cell office:value-type="string" calcext:value-type="string">
            <text:p>R.drawable.colecci_n_red_semicirc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2.png",</text:p>
          </table:table-cell>
          <table:table-cell office:value-type="string" calcext:value-type="string">
            <text:p>R.drawable.colecci_n_red_semicirc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3.png",</text:p>
          </table:table-cell>
          <table:table-cell office:value-type="string" calcext:value-type="string">
            <text:p>R.drawable.colecci_n_red_semicirc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1.png",<text:tab/></text:p>
          </table:table-cell>
          <table:table-cell office:value-type="string" calcext:value-type="string">
            <text:p>R.drawable.colecci_n_red_semicirc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2.png",</text:p>
          </table:table-cell>
          <table:table-cell office:value-type="string" calcext:value-type="string">
            <text:p>R.drawable.colecci_n_red_semicirc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3.png",</text:p>
          </table:table-cell>
          <table:table-cell office:value-type="string" calcext:value-type="string">
            <text:p>R.drawable.colecci_n_red_semicirc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1.png",<text:tab/></text:p>
          </table:table-cell>
          <table:table-cell office:value-type="string" calcext:value-type="string">
            <text:p>R.drawable.colecci_n_red_semicirc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2.png",</text:p>
          </table:table-cell>
          <table:table-cell office:value-type="string" calcext:value-type="string">
            <text:p>R.drawable.colecci_n_red_semicirc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3.png",</text:p>
          </table:table-cell>
          <table:table-cell office:value-type="string" calcext:value-type="string">
            <text:p>R.drawable.colecci_n_red_semicirc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1.png",<text:tab/></text:p>
          </table:table-cell>
          <table:table-cell office:value-type="string" calcext:value-type="string">
            <text:p>R.drawable.colecci_n_blue_tri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2.png",</text:p>
          </table:table-cell>
          <table:table-cell office:value-type="string" calcext:value-type="string">
            <text:p>R.drawable.colecci_n_blue_tri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3.png",</text:p>
          </table:table-cell>
          <table:table-cell office:value-type="string" calcext:value-type="string">
            <text:p>R.drawable.colecci_n_blue_tri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1.png",<text:tab/></text:p>
          </table:table-cell>
          <table:table-cell office:value-type="string" calcext:value-type="string">
            <text:p>R.drawable.colecci_n_blue_tri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2.png",</text:p>
          </table:table-cell>
          <table:table-cell office:value-type="string" calcext:value-type="string">
            <text:p>R.drawable.colecci_n_blue_tri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3.png",</text:p>
          </table:table-cell>
          <table:table-cell office:value-type="string" calcext:value-type="string">
            <text:p>R.drawable.colecci_n_blue_tri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1.png",<text:tab/></text:p>
          </table:table-cell>
          <table:table-cell office:value-type="string" calcext:value-type="string">
            <text:p>R.drawable.colecci_n_blue_tri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2.png",</text:p>
          </table:table-cell>
          <table:table-cell office:value-type="string" calcext:value-type="string">
            <text:p>R.drawable.colecci_n_blue_tri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3.png",</text:p>
          </table:table-cell>
          <table:table-cell office:value-type="string" calcext:value-type="string">
            <text:p>R.drawable.colecci_n_blue_tri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1.png",<text:tab/></text:p>
          </table:table-cell>
          <table:table-cell office:value-type="string" calcext:value-type="string">
            <text:p>R.drawable.colecci_n_green_tri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2.png",</text:p>
          </table:table-cell>
          <table:table-cell office:value-type="string" calcext:value-type="string">
            <text:p>R.drawable.colecci_n_green_tri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3.png",</text:p>
          </table:table-cell>
          <table:table-cell office:value-type="string" calcext:value-type="string">
            <text:p>R.drawable.colecci_n_green_tri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1.png",<text:tab/></text:p>
          </table:table-cell>
          <table:table-cell office:value-type="string" calcext:value-type="string">
            <text:p>R.drawable.colecci_n_green_tri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2.png",</text:p>
          </table:table-cell>
          <table:table-cell office:value-type="string" calcext:value-type="string">
            <text:p>R.drawable.colecci_n_green_tri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3.png",</text:p>
          </table:table-cell>
          <table:table-cell office:value-type="string" calcext:value-type="string">
            <text:p>R.drawable.colecci_n_green_tri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1.png",<text:tab/></text:p>
          </table:table-cell>
          <table:table-cell office:value-type="string" calcext:value-type="string">
            <text:p>R.drawable.colecci_n_green_tri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2.png",</text:p>
          </table:table-cell>
          <table:table-cell office:value-type="string" calcext:value-type="string">
            <text:p>R.drawable.colecci_n_green_tri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3.png",</text:p>
          </table:table-cell>
          <table:table-cell office:value-type="string" calcext:value-type="string">
            <text:p>R.drawable.colecci_n_green_tri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1.png",<text:tab/></text:p>
          </table:table-cell>
          <table:table-cell office:value-type="string" calcext:value-type="string">
            <text:p>R.drawable.colecci_n_orange_tri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2.png",</text:p>
          </table:table-cell>
          <table:table-cell office:value-type="string" calcext:value-type="string">
            <text:p>R.drawable.colecci_n_orange_tri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3.png",</text:p>
          </table:table-cell>
          <table:table-cell office:value-type="string" calcext:value-type="string">
            <text:p>R.drawable.colecci_n_orange_tri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1.png",<text:tab/></text:p>
          </table:table-cell>
          <table:table-cell office:value-type="string" calcext:value-type="string">
            <text:p>R.drawable.colecci_n_orange_tri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2.png",</text:p>
          </table:table-cell>
          <table:table-cell office:value-type="string" calcext:value-type="string">
            <text:p>R.drawable.colecci_n_orange_tri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3.png",</text:p>
          </table:table-cell>
          <table:table-cell office:value-type="string" calcext:value-type="string">
            <text:p>R.drawable.colecci_n_orange_tri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1.png",<text:tab/></text:p>
          </table:table-cell>
          <table:table-cell office:value-type="string" calcext:value-type="string">
            <text:p>R.drawable.colecci_n_orange_tri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2.png",</text:p>
          </table:table-cell>
          <table:table-cell office:value-type="string" calcext:value-type="string">
            <text:p>R.drawable.colecci_n_orange_tri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3.png",</text:p>
          </table:table-cell>
          <table:table-cell office:value-type="string" calcext:value-type="string">
            <text:p>R.drawable.colecci_n_orange_tri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1.png",<text:tab/></text:p>
          </table:table-cell>
          <table:table-cell office:value-type="string" calcext:value-type="string">
            <text:p>R.drawable.colecci_n_red_tri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2.png",</text:p>
          </table:table-cell>
          <table:table-cell office:value-type="string" calcext:value-type="string">
            <text:p>R.drawable.colecci_n_red_tri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3.png",</text:p>
          </table:table-cell>
          <table:table-cell office:value-type="string" calcext:value-type="string">
            <text:p>R.drawable.colecci_n_red_tri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1.png",<text:tab/></text:p>
          </table:table-cell>
          <table:table-cell office:value-type="string" calcext:value-type="string">
            <text:p>R.drawable.colecci_n_red_tri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2.png",</text:p>
          </table:table-cell>
          <table:table-cell office:value-type="string" calcext:value-type="string">
            <text:p>R.drawable.colecci_n_red_tri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3.png",</text:p>
          </table:table-cell>
          <table:table-cell office:value-type="string" calcext:value-type="string">
            <text:p>R.drawable.colecci_n_red_tri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1.png",<text:tab/></text:p>
          </table:table-cell>
          <table:table-cell office:value-type="string" calcext:value-type="string">
            <text:p>R.drawable.colecci_n_red_tri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2.png",</text:p>
          </table:table-cell>
          <table:table-cell office:value-type="string" calcext:value-type="string">
            <text:p>R.drawable.colecci_n_red_tri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3.png",</text:p>
          </table:table-cell>
          <table:table-cell office:value-type="string" calcext:value-type="string">
            <text:p>R.drawable.colecci_n_red_tri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1.png", </text:p>
          </table:table-cell>
          <table:table-cell office:value-type="string" calcext:value-type="string">
            <text:p>colecci_n_blue_parallelogram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2.png",</text:p>
          </table:table-cell>
          <table:table-cell office:value-type="string" calcext:value-type="string">
            <text:p>colecci_n_blue_parallelogram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3.png",</text:p>
          </table:table-cell>
          <table:table-cell office:value-type="string" calcext:value-type="string">
            <text:p>colecci_n_blue_parallelogram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1.png",<text:tab/></text:p>
          </table:table-cell>
          <table:table-cell office:value-type="string" calcext:value-type="string">
            <text:p>colecci_n_blue_parallelogram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2.png",</text:p>
          </table:table-cell>
          <table:table-cell office:value-type="string" calcext:value-type="string">
            <text:p>colecci_n_blue_parallelogram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3.png",</text:p>
          </table:table-cell>
          <table:table-cell office:value-type="string" calcext:value-type="string">
            <text:p>colecci_n_blue_parallelogram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1.png",<text:tab/></text:p>
          </table:table-cell>
          <table:table-cell office:value-type="string" calcext:value-type="string">
            <text:p>colecci_n_blue_parallelogram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2.png",</text:p>
          </table:table-cell>
          <table:table-cell office:value-type="string" calcext:value-type="string">
            <text:p>colecci_n_blue_parallelogram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3.png",</text:p>
          </table:table-cell>
          <table:table-cell office:value-type="string" calcext:value-type="string">
            <text:p>colecci_n_blue_parallelogram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1.png",<text:tab/></text:p>
          </table:table-cell>
          <table:table-cell office:value-type="string" calcext:value-type="string">
            <text:p>colecci_n_green_parallelogram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2.png",</text:p>
          </table:table-cell>
          <table:table-cell office:value-type="string" calcext:value-type="string">
            <text:p>colecci_n_green_parallelogram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3.png",</text:p>
          </table:table-cell>
          <table:table-cell office:value-type="string" calcext:value-type="string">
            <text:p>colecci_n_green_parallelogram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1.png",<text:tab/></text:p>
          </table:table-cell>
          <table:table-cell office:value-type="string" calcext:value-type="string">
            <text:p>colecci_n_green_parallelogram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2.png",</text:p>
          </table:table-cell>
          <table:table-cell office:value-type="string" calcext:value-type="string">
            <text:p>colecci_n_green_parallelogram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//</text:p>
          </table:table-cell>
          <table:table-cell office:value-type="string" calcext:value-type="string">
            <text:p>Create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ga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3.png",</text:p>
          </table:table-cell>
          <table:table-cell office:value-type="string" calcext:value-type="string">
            <text:p>colecci_n_green_parallelogram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//</text:p>
          </table:table-cell>
          <table:table-cell office:value-type="string" calcext:value-type="string">
            <text:p>Ad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objects,</text:p>
          </table:table-cell>
          <table:table-cell office:value-type="string" calcext:value-type="string">
            <text:p>images,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ushes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1.png",<text:tab/></text:p>
          </table:table-cell>
          <table:table-cell office:value-type="string" calcext:value-type="string">
            <text:p>colecci_n_green_parallelogram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package</text:p>
          </table:table-cell>
          <table:table-cell office:value-type="string" calcext:value-type="string">
            <text:p>col.co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2.png",</text:p>
          </table:table-cell>
          <table:table-cell office:value-type="string" calcext:value-type="string">
            <text:p>colecci_n_green_parallelogram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3.png",</text:p>
          </table:table-cell>
          <table:table-cell office:value-type="string" calcext:value-type="string">
            <text:p>colecci_n_green_parallelogram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import</text:p>
          </table:table-cell>
          <table:table-cell office:value-type="string" calcext:value-type="string">
            <text:p>android.media.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1.png",<text:tab/></text:p>
          </table:table-cell>
          <table:table-cell office:value-type="string" calcext:value-type="string">
            <text:p>colecci_n_orange_parallelogram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2.png",</text:p>
          </table:table-cell>
          <table:table-cell office:value-type="string" calcext:value-type="string">
            <text:p>colecci_n_orange_parallelogram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class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ack&lt;Card?&gt;()</text:p>
          </table:table-cell>
          <table:table-cell office:value-type="string" calcext:value-type="string">
            <text:p>{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3.png",</text:p>
          </table:table-cell>
          <table:table-cell office:value-type="string" calcext:value-type="string">
            <text:p>colecci_n_orange_parallelogram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7"/>
          <table:table-cell office:value-type="string" calcext:value-type="string">
            <text:p>init</text:p>
          </table:table-cell>
          <table:table-cell office:value-type="string" calcext:value-type="string">
            <text:p>{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1.png",<text:tab/></text:p>
          </table:table-cell>
          <table:table-cell office:value-type="string" calcext:value-type="string">
            <text:p>colecci_n_orange_parallelogram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2.png",</text:p>
          </table:table-cell>
          <table:table-cell office:value-type="string" calcext:value-type="string">
            <text:p>colecci_n_orange_parallelogram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3.png",</text:p>
          </table:table-cell>
          <table:table-cell office:value-type="string" calcext:value-type="string">
            <text:p>colecci_n_orange_parallelogram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// Creates the deck for the gam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1.png",<text:tab/></text:p>
          </table:table-cell>
          <table:table-cell office:value-type="string" calcext:value-type="string">
            <text:p>colecci_n_orange_parallelogram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// Adds card objects, images, and pushes into a st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2.png",</text:p>
          </table:table-cell>
          <table:table-cell office:value-type="string" calcext:value-type="string">
            <text:p>colecci_n_orange_parallelogram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package col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3.png",</text:p>
          </table:table-cell>
          <table:table-cell office:value-type="string" calcext:value-type="string">
            <text:p>colecci_n_orange_parallelogram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1.png",<text:tab/></text:p>
          </table:table-cell>
          <table:table-cell office:value-type="string" calcext:value-type="string">
            <text:p>colecci_n_red_parallelogram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import android.media.Im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2.png",</text:p>
          </table:table-cell>
          <table:table-cell office:value-type="string" calcext:value-type="string">
            <text:p>colecci_n_red_parallelogram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3.png",</text:p>
          </table:table-cell>
          <table:table-cell office:value-type="string" calcext:value-type="string">
            <text:p>colecci_n_red_parallelogram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class Deck : Stack&lt;Card?&gt;()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1.png",<text:tab/></text:p>
          </table:table-cell>
          <table:table-cell office:value-type="string" calcext:value-type="string">
            <text:p>colecci_n_red_parallelogram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init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2.png",</text:p>
          </table:table-cell>
          <table:table-cell office:value-type="string" calcext:value-type="string">
            <text:p>colecci_n_red_parallelogram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3.png",</text:p>
          </table:table-cell>
          <table:table-cell office:value-type="string" calcext:value-type="string">
            <text:p>colecci_n_red_parallelogram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1.png",<text:tab/></text:p>
          </table:table-cell>
          <table:table-cell office:value-type="string" calcext:value-type="string">
            <text:p>colecci_n_red_parallelogram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2.png",</text:p>
          </table:table-cell>
          <table:table-cell office:value-type="string" calcext:value-type="string">
            <text:p>colecci_n_red_parallelogram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3.png",</text:p>
          </table:table-cell>
          <table:table-cell office:value-type="string" calcext:value-type="string">
            <text:p>colecci_n_red_parallelogram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1.png",<text:tab/></text:p>
          </table:table-cell>
          <table:table-cell office:value-type="string" calcext:value-type="string">
            <text:p>colecci_n_blue_rect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2.png",</text:p>
          </table:table-cell>
          <table:table-cell office:value-type="string" calcext:value-type="string">
            <text:p>colecci_n_blue_rect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3.png",</text:p>
          </table:table-cell>
          <table:table-cell office:value-type="string" calcext:value-type="string">
            <text:p>colecci_n_blue_rect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1.png",<text:tab/></text:p>
          </table:table-cell>
          <table:table-cell office:value-type="string" calcext:value-type="string">
            <text:p>colecci_n_blue_rect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2.png",</text:p>
          </table:table-cell>
          <table:table-cell office:value-type="string" calcext:value-type="string">
            <text:p>colecci_n_blue_rect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3.png",</text:p>
          </table:table-cell>
          <table:table-cell office:value-type="string" calcext:value-type="string">
            <text:p>colecci_n_blue_rect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1.png",<text:tab/></text:p>
          </table:table-cell>
          <table:table-cell office:value-type="string" calcext:value-type="string">
            <text:p>colecci_n_blue_rect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2.png",</text:p>
          </table:table-cell>
          <table:table-cell office:value-type="string" calcext:value-type="string">
            <text:p>colecci_n_blue_rect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3.png",</text:p>
          </table:table-cell>
          <table:table-cell office:value-type="string" calcext:value-type="string">
            <text:p>colecci_n_blue_rect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1.png",<text:tab/></text:p>
          </table:table-cell>
          <table:table-cell office:value-type="string" calcext:value-type="string">
            <text:p>colecci_n_green_rect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2.png",</text:p>
          </table:table-cell>
          <table:table-cell office:value-type="string" calcext:value-type="string">
            <text:p>colecci_n_green_rect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3.png",</text:p>
          </table:table-cell>
          <table:table-cell office:value-type="string" calcext:value-type="string">
            <text:p>colecci_n_green_rect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1.png",<text:tab/></text:p>
          </table:table-cell>
          <table:table-cell office:value-type="string" calcext:value-type="string">
            <text:p>colecci_n_green_rect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2.png",</text:p>
          </table:table-cell>
          <table:table-cell office:value-type="string" calcext:value-type="string">
            <text:p>colecci_n_green_rect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3.png",</text:p>
          </table:table-cell>
          <table:table-cell office:value-type="string" calcext:value-type="string">
            <text:p>colecci_n_green_rect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1.png",<text:tab/></text:p>
          </table:table-cell>
          <table:table-cell office:value-type="string" calcext:value-type="string">
            <text:p>colecci_n_green_rect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2.png",</text:p>
          </table:table-cell>
          <table:table-cell office:value-type="string" calcext:value-type="string">
            <text:p>colecci_n_green_rect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3.png",</text:p>
          </table:table-cell>
          <table:table-cell office:value-type="string" calcext:value-type="string">
            <text:p>colecci_n_green_rect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1.png",<text:tab/></text:p>
          </table:table-cell>
          <table:table-cell office:value-type="string" calcext:value-type="string">
            <text:p>colecci_n_orange_rect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2.png",</text:p>
          </table:table-cell>
          <table:table-cell office:value-type="string" calcext:value-type="string">
            <text:p>colecci_n_orange_rect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3.png",</text:p>
          </table:table-cell>
          <table:table-cell office:value-type="string" calcext:value-type="string">
            <text:p>colecci_n_orange_rect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1.png",<text:tab/></text:p>
          </table:table-cell>
          <table:table-cell office:value-type="string" calcext:value-type="string">
            <text:p>colecci_n_orange_rect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2.png",</text:p>
          </table:table-cell>
          <table:table-cell office:value-type="string" calcext:value-type="string">
            <text:p>colecci_n_orange_rect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3.png",</text:p>
          </table:table-cell>
          <table:table-cell office:value-type="string" calcext:value-type="string">
            <text:p>colecci_n_orange_rect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1.png",<text:tab/></text:p>
          </table:table-cell>
          <table:table-cell office:value-type="string" calcext:value-type="string">
            <text:p>colecci_n_orange_rect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2.png",</text:p>
          </table:table-cell>
          <table:table-cell office:value-type="string" calcext:value-type="string">
            <text:p>colecci_n_orange_rect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3.png",</text:p>
          </table:table-cell>
          <table:table-cell office:value-type="string" calcext:value-type="string">
            <text:p>colecci_n_orange_rect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1.png",<text:tab/></text:p>
          </table:table-cell>
          <table:table-cell office:value-type="string" calcext:value-type="string">
            <text:p>colecci_n_red_rect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2.png",</text:p>
          </table:table-cell>
          <table:table-cell office:value-type="string" calcext:value-type="string">
            <text:p>colecci_n_red_rect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3.png",</text:p>
          </table:table-cell>
          <table:table-cell office:value-type="string" calcext:value-type="string">
            <text:p>colecci_n_red_rect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1.png",<text:tab/></text:p>
          </table:table-cell>
          <table:table-cell office:value-type="string" calcext:value-type="string">
            <text:p>colecci_n_red_rect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2.png",</text:p>
          </table:table-cell>
          <table:table-cell office:value-type="string" calcext:value-type="string">
            <text:p>colecci_n_red_rect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3.png",</text:p>
          </table:table-cell>
          <table:table-cell office:value-type="string" calcext:value-type="string">
            <text:p>colecci_n_red_rect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1.png",<text:tab/></text:p>
          </table:table-cell>
          <table:table-cell office:value-type="string" calcext:value-type="string">
            <text:p>colecci_n_red_rect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2.png",</text:p>
          </table:table-cell>
          <table:table-cell office:value-type="string" calcext:value-type="string">
            <text:p>colecci_n_red_rect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3.png",</text:p>
          </table:table-cell>
          <table:table-cell office:value-type="string" calcext:value-type="string">
            <text:p>colecci_n_red_rect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1.png",<text:tab/></text:p>
          </table:table-cell>
          <table:table-cell office:value-type="string" calcext:value-type="string">
            <text:p>colecci_n_blue_semicirc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2.png",</text:p>
          </table:table-cell>
          <table:table-cell office:value-type="string" calcext:value-type="string">
            <text:p>colecci_n_blue_semicirc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3.png",</text:p>
          </table:table-cell>
          <table:table-cell office:value-type="string" calcext:value-type="string">
            <text:p>colecci_n_blue_semicirc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1.png",<text:tab/></text:p>
          </table:table-cell>
          <table:table-cell office:value-type="string" calcext:value-type="string">
            <text:p>colecci_n_blue_semicirc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2.png",</text:p>
          </table:table-cell>
          <table:table-cell office:value-type="string" calcext:value-type="string">
            <text:p>colecci_n_blue_semicirc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3.png",</text:p>
          </table:table-cell>
          <table:table-cell office:value-type="string" calcext:value-type="string">
            <text:p>colecci_n_blue_semicirc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1.png",<text:tab/></text:p>
          </table:table-cell>
          <table:table-cell office:value-type="string" calcext:value-type="string">
            <text:p>colecci_n_blue_semicirc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2.png",</text:p>
          </table:table-cell>
          <table:table-cell office:value-type="string" calcext:value-type="string">
            <text:p>colecci_n_blue_semicirc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3.png",</text:p>
          </table:table-cell>
          <table:table-cell office:value-type="string" calcext:value-type="string">
            <text:p>colecci_n_blue_semicirc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1.png",<text:tab/></text:p>
          </table:table-cell>
          <table:table-cell office:value-type="string" calcext:value-type="string">
            <text:p>colecci_n_green_semicirc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2.png",</text:p>
          </table:table-cell>
          <table:table-cell office:value-type="string" calcext:value-type="string">
            <text:p>colecci_n_green_semicirc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3.png",</text:p>
          </table:table-cell>
          <table:table-cell office:value-type="string" calcext:value-type="string">
            <text:p>colecci_n_green_semicirc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1.png",<text:tab/></text:p>
          </table:table-cell>
          <table:table-cell office:value-type="string" calcext:value-type="string">
            <text:p>colecci_n_green_semicirc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2.png",</text:p>
          </table:table-cell>
          <table:table-cell office:value-type="string" calcext:value-type="string">
            <text:p>colecci_n_green_semicirc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3.png",</text:p>
          </table:table-cell>
          <table:table-cell office:value-type="string" calcext:value-type="string">
            <text:p>colecci_n_green_semicirc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1.png",<text:tab/></text:p>
          </table:table-cell>
          <table:table-cell office:value-type="string" calcext:value-type="string">
            <text:p>colecci_n_green_semicirc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2.png",</text:p>
          </table:table-cell>
          <table:table-cell office:value-type="string" calcext:value-type="string">
            <text:p>colecci_n_green_semicirc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3.png",</text:p>
          </table:table-cell>
          <table:table-cell office:value-type="string" calcext:value-type="string">
            <text:p>colecci_n_green_semicirc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1.png",<text:tab/></text:p>
          </table:table-cell>
          <table:table-cell office:value-type="string" calcext:value-type="string">
            <text:p>colecci_n_orange_semicirc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2.png",</text:p>
          </table:table-cell>
          <table:table-cell office:value-type="string" calcext:value-type="string">
            <text:p>colecci_n_orange_semicirc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3.png",</text:p>
          </table:table-cell>
          <table:table-cell office:value-type="string" calcext:value-type="string">
            <text:p>colecci_n_orange_semicirc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1.png",<text:tab/></text:p>
          </table:table-cell>
          <table:table-cell office:value-type="string" calcext:value-type="string">
            <text:p>colecci_n_orange_semicirc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2.png",</text:p>
          </table:table-cell>
          <table:table-cell office:value-type="string" calcext:value-type="string">
            <text:p>colecci_n_orange_semicirc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3.png",</text:p>
          </table:table-cell>
          <table:table-cell office:value-type="string" calcext:value-type="string">
            <text:p>colecci_n_orange_semicirc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1.png",<text:tab/></text:p>
          </table:table-cell>
          <table:table-cell office:value-type="string" calcext:value-type="string">
            <text:p>colecci_n_orange_semicirc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2.png",</text:p>
          </table:table-cell>
          <table:table-cell office:value-type="string" calcext:value-type="string">
            <text:p>colecci_n_orange_semicirc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3.png",</text:p>
          </table:table-cell>
          <table:table-cell office:value-type="string" calcext:value-type="string">
            <text:p>colecci_n_orange_semicirc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1.png",<text:tab/></text:p>
          </table:table-cell>
          <table:table-cell office:value-type="string" calcext:value-type="string">
            <text:p>colecci_n_red_semicirc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2.png",</text:p>
          </table:table-cell>
          <table:table-cell office:value-type="string" calcext:value-type="string">
            <text:p>colecci_n_red_semicirc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3.png",</text:p>
          </table:table-cell>
          <table:table-cell office:value-type="string" calcext:value-type="string">
            <text:p>colecci_n_red_semicirc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1.png",<text:tab/></text:p>
          </table:table-cell>
          <table:table-cell office:value-type="string" calcext:value-type="string">
            <text:p>colecci_n_red_semicirc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2.png",</text:p>
          </table:table-cell>
          <table:table-cell office:value-type="string" calcext:value-type="string">
            <text:p>colecci_n_red_semicirc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3.png",</text:p>
          </table:table-cell>
          <table:table-cell office:value-type="string" calcext:value-type="string">
            <text:p>colecci_n_red_semicirc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1.png",<text:tab/></text:p>
          </table:table-cell>
          <table:table-cell office:value-type="string" calcext:value-type="string">
            <text:p>colecci_n_red_semicirc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2.png",</text:p>
          </table:table-cell>
          <table:table-cell office:value-type="string" calcext:value-type="string">
            <text:p>colecci_n_red_semicirc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3.png",</text:p>
          </table:table-cell>
          <table:table-cell office:value-type="string" calcext:value-type="string">
            <text:p>colecci_n_red_semicirc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1.png",<text:tab/></text:p>
          </table:table-cell>
          <table:table-cell office:value-type="string" calcext:value-type="string">
            <text:p>colecci_n_blue_tri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2.png",</text:p>
          </table:table-cell>
          <table:table-cell office:value-type="string" calcext:value-type="string">
            <text:p>colecci_n_blue_tri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3.png",</text:p>
          </table:table-cell>
          <table:table-cell office:value-type="string" calcext:value-type="string">
            <text:p>colecci_n_blue_tri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1.png",<text:tab/></text:p>
          </table:table-cell>
          <table:table-cell office:value-type="string" calcext:value-type="string">
            <text:p>colecci_n_blue_tri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2.png",</text:p>
          </table:table-cell>
          <table:table-cell office:value-type="string" calcext:value-type="string">
            <text:p>colecci_n_blue_tri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3.png",</text:p>
          </table:table-cell>
          <table:table-cell office:value-type="string" calcext:value-type="string">
            <text:p>colecci_n_blue_tri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1.png",<text:tab/></text:p>
          </table:table-cell>
          <table:table-cell office:value-type="string" calcext:value-type="string">
            <text:p>colecci_n_blue_tri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2.png",</text:p>
          </table:table-cell>
          <table:table-cell office:value-type="string" calcext:value-type="string">
            <text:p>colecci_n_blue_tri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3.png",</text:p>
          </table:table-cell>
          <table:table-cell office:value-type="string" calcext:value-type="string">
            <text:p>colecci_n_blue_tri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1.png",<text:tab/></text:p>
          </table:table-cell>
          <table:table-cell office:value-type="string" calcext:value-type="string">
            <text:p>colecci_n_green_tri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2.png",</text:p>
          </table:table-cell>
          <table:table-cell office:value-type="string" calcext:value-type="string">
            <text:p>colecci_n_green_tri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3.png",</text:p>
          </table:table-cell>
          <table:table-cell office:value-type="string" calcext:value-type="string">
            <text:p>colecci_n_green_tri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1.png",<text:tab/></text:p>
          </table:table-cell>
          <table:table-cell office:value-type="string" calcext:value-type="string">
            <text:p>colecci_n_green_tri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2.png",</text:p>
          </table:table-cell>
          <table:table-cell office:value-type="string" calcext:value-type="string">
            <text:p>colecci_n_green_tri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3.png",</text:p>
          </table:table-cell>
          <table:table-cell office:value-type="string" calcext:value-type="string">
            <text:p>colecci_n_green_tri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1.png",<text:tab/></text:p>
          </table:table-cell>
          <table:table-cell office:value-type="string" calcext:value-type="string">
            <text:p>colecci_n_green_tri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2.png",</text:p>
          </table:table-cell>
          <table:table-cell office:value-type="string" calcext:value-type="string">
            <text:p>colecci_n_green_tri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3.png",</text:p>
          </table:table-cell>
          <table:table-cell office:value-type="string" calcext:value-type="string">
            <text:p>colecci_n_green_tri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1.png",<text:tab/></text:p>
          </table:table-cell>
          <table:table-cell office:value-type="string" calcext:value-type="string">
            <text:p>colecci_n_orange_tri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2.png",</text:p>
          </table:table-cell>
          <table:table-cell office:value-type="string" calcext:value-type="string">
            <text:p>colecci_n_orange_tri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3.png",</text:p>
          </table:table-cell>
          <table:table-cell office:value-type="string" calcext:value-type="string">
            <text:p>colecci_n_orange_tri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1.png",<text:tab/></text:p>
          </table:table-cell>
          <table:table-cell office:value-type="string" calcext:value-type="string">
            <text:p>colecci_n_orange_tri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2.png",</text:p>
          </table:table-cell>
          <table:table-cell office:value-type="string" calcext:value-type="string">
            <text:p>colecci_n_orange_tri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3.png",</text:p>
          </table:table-cell>
          <table:table-cell office:value-type="string" calcext:value-type="string">
            <text:p>colecci_n_orange_tri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1.png",<text:tab/></text:p>
          </table:table-cell>
          <table:table-cell office:value-type="string" calcext:value-type="string">
            <text:p>colecci_n_orange_tri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2.png",</text:p>
          </table:table-cell>
          <table:table-cell office:value-type="string" calcext:value-type="string">
            <text:p>colecci_n_orange_tri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3.png",</text:p>
          </table:table-cell>
          <table:table-cell office:value-type="string" calcext:value-type="string">
            <text:p>colecci_n_orange_tri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1.png",<text:tab/></text:p>
          </table:table-cell>
          <table:table-cell office:value-type="string" calcext:value-type="string">
            <text:p>colecci_n_red_tri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2.png",</text:p>
          </table:table-cell>
          <table:table-cell office:value-type="string" calcext:value-type="string">
            <text:p>colecci_n_red_tri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3.png",</text:p>
          </table:table-cell>
          <table:table-cell office:value-type="string" calcext:value-type="string">
            <text:p>colecci_n_red_tri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1.png",<text:tab/></text:p>
          </table:table-cell>
          <table:table-cell office:value-type="string" calcext:value-type="string">
            <text:p>colecci_n_red_tri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2.png",</text:p>
          </table:table-cell>
          <table:table-cell office:value-type="string" calcext:value-type="string">
            <text:p>colecci_n_red_tri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3.png",</text:p>
          </table:table-cell>
          <table:table-cell office:value-type="string" calcext:value-type="string">
            <text:p>colecci_n_red_tri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1.png",<text:tab/></text:p>
          </table:table-cell>
          <table:table-cell office:value-type="string" calcext:value-type="string">
            <text:p>colecci_n_red_tri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2.png",</text:p>
          </table:table-cell>
          <table:table-cell office:value-type="string" calcext:value-type="string">
            <text:p>colecci_n_red_tri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3.png",</text:p>
          </table:table-cell>
          <table:table-cell office:value-type="string" calcext:value-type="string">
            <text:p>colecci_n_red_tri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</table:table>
      <table:table table:name="AllCode_2" table:style-name="ta1"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.drawable.colecci_n_blue_parallelogram_1</text:p>
          </table:table-cell>
          <table:table-cell/>
          <table:table-cell office:value-type="string" calcext:value-type="string">
            <text:p>R.drawable.colecci_n_blue_parallelogram_1</text:p>
          </table:table-cell>
          <table:table-cell/>
          <table:table-cell office:value-type="string" calcext:value-type="string">
            <text:p>"./Parallelograms/Colección_Blue_Parallelogram_1.png", </text:p>
          </table:table-cell>
        </table:table-row>
        <table:table-row table:style-name="ro1">
          <table:table-cell office:value-type="string" calcext:value-type="string">
            <text:p>R.drawable.colecci_n_blue_parallelogram_2</text:p>
          </table:table-cell>
          <table:table-cell/>
          <table:table-cell office:value-type="string" calcext:value-type="string">
            <text:p>R.drawable.colecci_n_blue_parallelogram_2</text:p>
          </table:table-cell>
          <table:table-cell/>
          <table:table-cell office:value-type="string" calcext:value-type="string">
            <text:p>"./Parallelograms/Colección_Blue_Parallelogram_2.png",</text:p>
          </table:table-cell>
        </table:table-row>
        <table:table-row table:style-name="ro1">
          <table:table-cell office:value-type="string" calcext:value-type="string">
            <text:p>R.drawable.colecci_n_blue_parallelogram_3</text:p>
          </table:table-cell>
          <table:table-cell/>
          <table:table-cell office:value-type="string" calcext:value-type="string">
            <text:p>R.drawable.colecci_n_blue_parallelogram_3</text:p>
          </table:table-cell>
          <table:table-cell/>
          <table:table-cell office:value-type="string" calcext:value-type="string">
            <text:p>"./Parallelograms/Colección_Blue_Parallelogram_3.png",</text:p>
          </table:table-cell>
        </table:table-row>
        <table:table-row table:style-name="ro1">
          <table:table-cell office:value-type="string" calcext:value-type="string">
            <text:p>R.drawable.colecci_n_blue_parallelogram_e_1</text:p>
          </table:table-cell>
          <table:table-cell/>
          <table:table-cell office:value-type="string" calcext:value-type="string">
            <text:p>R.drawable.colecci_n_blue_parallelogram_e_1</text:p>
          </table:table-cell>
          <table:table-cell/>
          <table:table-cell office:value-type="string" calcext:value-type="string">
            <text:p>"./Parallelograms/Colección_Blue_Parallelogram_E_1.png",<text:tab/></text:p>
          </table:table-cell>
        </table:table-row>
        <table:table-row table:style-name="ro1">
          <table:table-cell office:value-type="string" calcext:value-type="string">
            <text:p>R.drawable.colecci_n_blue_parallelogram_e_2</text:p>
          </table:table-cell>
          <table:table-cell/>
          <table:table-cell office:value-type="string" calcext:value-type="string">
            <text:p>R.drawable.colecci_n_blue_parallelogram_e_2</text:p>
          </table:table-cell>
          <table:table-cell/>
          <table:table-cell office:value-type="string" calcext:value-type="string">
            <text:p>"./Parallelograms/Colección_Blue_Parallelogram_E_2.png",</text:p>
          </table:table-cell>
        </table:table-row>
        <table:table-row table:style-name="ro1">
          <table:table-cell office:value-type="string" calcext:value-type="string">
            <text:p>R.drawable.colecci_n_blue_parallelogram_e_3</text:p>
          </table:table-cell>
          <table:table-cell/>
          <table:table-cell office:value-type="string" calcext:value-type="string">
            <text:p>R.drawable.colecci_n_blue_parallelogram_e_3</text:p>
          </table:table-cell>
          <table:table-cell/>
          <table:table-cell office:value-type="string" calcext:value-type="string">
            <text:p>"./Parallelograms/Colección_Blue_Parallelogram_E_3.png",</text:p>
          </table:table-cell>
        </table:table-row>
        <table:table-row table:style-name="ro1">
          <table:table-cell office:value-type="string" calcext:value-type="string">
            <text:p>R.drawable.colecci_n_blue_parallelogram_s_1</text:p>
          </table:table-cell>
          <table:table-cell/>
          <table:table-cell office:value-type="string" calcext:value-type="string">
            <text:p>R.drawable.colecci_n_blue_parallelogram_s_1</text:p>
          </table:table-cell>
          <table:table-cell/>
          <table:table-cell office:value-type="string" calcext:value-type="string">
            <text:p>"./Parallelograms/Colección_Blue_Parallelogram_S_1.png",<text:tab/></text:p>
          </table:table-cell>
        </table:table-row>
        <table:table-row table:style-name="ro1">
          <table:table-cell office:value-type="string" calcext:value-type="string">
            <text:p>R.drawable.colecci_n_blue_parallelogram_s_2</text:p>
          </table:table-cell>
          <table:table-cell/>
          <table:table-cell office:value-type="string" calcext:value-type="string">
            <text:p>R.drawable.colecci_n_blue_parallelogram_s_2</text:p>
          </table:table-cell>
          <table:table-cell/>
          <table:table-cell office:value-type="string" calcext:value-type="string">
            <text:p>"./Parallelograms/Colección_Blue_Parallelogram_S_2.png",</text:p>
          </table:table-cell>
        </table:table-row>
        <table:table-row table:style-name="ro1">
          <table:table-cell office:value-type="string" calcext:value-type="string">
            <text:p>R.drawable.colecci_n_blue_parallelogram_s_3</text:p>
          </table:table-cell>
          <table:table-cell/>
          <table:table-cell office:value-type="string" calcext:value-type="string">
            <text:p>R.drawable.colecci_n_blue_parallelogram_s_3</text:p>
          </table:table-cell>
          <table:table-cell/>
          <table:table-cell office:value-type="string" calcext:value-type="string">
            <text:p>"./Parallelograms/Colección_Blue_Parallelogram_S_3.png",</text:p>
          </table:table-cell>
        </table:table-row>
        <table:table-row table:style-name="ro1">
          <table:table-cell office:value-type="string" calcext:value-type="string">
            <text:p>R.drawable.colecci_n_blue_rectangle_1</text:p>
          </table:table-cell>
          <table:table-cell/>
          <table:table-cell office:value-type="string" calcext:value-type="string">
            <text:p>R.drawable.colecci_n_green_parallelogram_1</text:p>
          </table:table-cell>
          <table:table-cell/>
          <table:table-cell office:value-type="string" calcext:value-type="string">
            <text:p>"./Parallelograms/Colección_Green_Parallelogram_1.png",<text:tab/></text:p>
          </table:table-cell>
        </table:table-row>
        <table:table-row table:style-name="ro1">
          <table:table-cell office:value-type="string" calcext:value-type="string">
            <text:p>R.drawable.colecci_n_blue_rectangle_2</text:p>
          </table:table-cell>
          <table:table-cell/>
          <table:table-cell office:value-type="string" calcext:value-type="string">
            <text:p>R.drawable.colecci_n_green_parallelogram_2</text:p>
          </table:table-cell>
          <table:table-cell/>
          <table:table-cell office:value-type="string" calcext:value-type="string">
            <text:p>"./Parallelograms/Colección_Green_Parallelogram_2.png",</text:p>
          </table:table-cell>
        </table:table-row>
        <table:table-row table:style-name="ro1">
          <table:table-cell office:value-type="string" calcext:value-type="string">
            <text:p>R.drawable.colecci_n_blue_rectangle_3</text:p>
          </table:table-cell>
          <table:table-cell/>
          <table:table-cell office:value-type="string" calcext:value-type="string">
            <text:p>R.drawable.colecci_n_green_parallelogram_3</text:p>
          </table:table-cell>
          <table:table-cell/>
          <table:table-cell office:value-type="string" calcext:value-type="string">
            <text:p>"./Parallelograms/Colección_Green_Parallelogram_3.png",</text:p>
          </table:table-cell>
        </table:table-row>
        <table:table-row table:style-name="ro1">
          <table:table-cell office:value-type="string" calcext:value-type="string">
            <text:p>R.drawable.colecci_n_blue_rectangle_e_1</text:p>
          </table:table-cell>
          <table:table-cell/>
          <table:table-cell office:value-type="string" calcext:value-type="string">
            <text:p>R.drawable.colecci_n_green_parallelogram_e_1</text:p>
          </table:table-cell>
          <table:table-cell/>
          <table:table-cell office:value-type="string" calcext:value-type="string">
            <text:p>"./Parallelograms/Colección_Green_Parallelogram_E_1.png",<text:tab/></text:p>
          </table:table-cell>
        </table:table-row>
        <table:table-row table:style-name="ro1">
          <table:table-cell office:value-type="string" calcext:value-type="string">
            <text:p>R.drawable.colecci_n_blue_rectangle_e_2</text:p>
          </table:table-cell>
          <table:table-cell/>
          <table:table-cell office:value-type="string" calcext:value-type="string">
            <text:p>R.drawable.colecci_n_green_parallelogram_e_2</text:p>
          </table:table-cell>
          <table:table-cell/>
          <table:table-cell office:value-type="string" calcext:value-type="string">
            <text:p>"./Parallelograms/Colección_Green_Parallelogram_E_2.png",</text:p>
          </table:table-cell>
        </table:table-row>
        <table:table-row table:style-name="ro1">
          <table:table-cell office:value-type="string" calcext:value-type="string">
            <text:p>R.drawable.colecci_n_blue_rectangle_e_3</text:p>
          </table:table-cell>
          <table:table-cell/>
          <table:table-cell office:value-type="string" calcext:value-type="string">
            <text:p>R.drawable.colecci_n_green_parallelogram_e_3</text:p>
          </table:table-cell>
          <table:table-cell/>
          <table:table-cell office:value-type="string" calcext:value-type="string">
            <text:p>"./Parallelograms/Colección_Green_Parallelogram_E_3.png",</text:p>
          </table:table-cell>
        </table:table-row>
        <table:table-row table:style-name="ro1">
          <table:table-cell office:value-type="string" calcext:value-type="string">
            <text:p>R.drawable.colecci_n_blue_rectangle_s_1</text:p>
          </table:table-cell>
          <table:table-cell/>
          <table:table-cell office:value-type="string" calcext:value-type="string">
            <text:p>R.drawable.colecci_n_green_parallelogram_s_1</text:p>
          </table:table-cell>
          <table:table-cell/>
          <table:table-cell office:value-type="string" calcext:value-type="string">
            <text:p>"./Parallelograms/Colección_Green_Parallelogram_S_1.png",<text:tab/></text:p>
          </table:table-cell>
        </table:table-row>
        <table:table-row table:style-name="ro1">
          <table:table-cell office:value-type="string" calcext:value-type="string">
            <text:p>R.drawable.colecci_n_blue_rectangle_s_2</text:p>
          </table:table-cell>
          <table:table-cell/>
          <table:table-cell office:value-type="string" calcext:value-type="string">
            <text:p>R.drawable.colecci_n_green_parallelogram_s_2</text:p>
          </table:table-cell>
          <table:table-cell/>
          <table:table-cell office:value-type="string" calcext:value-type="string">
            <text:p>"./Parallelograms/Colección_Green_Parallelogram_S_2.png",</text:p>
          </table:table-cell>
        </table:table-row>
        <table:table-row table:style-name="ro1">
          <table:table-cell office:value-type="string" calcext:value-type="string">
            <text:p>R.drawable.colecci_n_blue_rectangle_s_3</text:p>
          </table:table-cell>
          <table:table-cell/>
          <table:table-cell office:value-type="string" calcext:value-type="string">
            <text:p>R.drawable.colecci_n_green_parallelogram_s_3</text:p>
          </table:table-cell>
          <table:table-cell/>
          <table:table-cell office:value-type="string" calcext:value-type="string">
            <text:p>"./Parallelograms/Colección_Green_Parallelogram_S_3.png",</text:p>
          </table:table-cell>
        </table:table-row>
        <table:table-row table:style-name="ro1">
          <table:table-cell office:value-type="string" calcext:value-type="string">
            <text:p>R.drawable.colecci_n_blue_semicircle_1</text:p>
          </table:table-cell>
          <table:table-cell/>
          <table:table-cell office:value-type="string" calcext:value-type="string">
            <text:p>R.drawable.colecci_n_orange_parallelogram_1</text:p>
          </table:table-cell>
          <table:table-cell/>
          <table:table-cell office:value-type="string" calcext:value-type="string">
            <text:p>"./Parallelograms/Colección_Orange_Parallelogram_1.png",<text:tab/></text:p>
          </table:table-cell>
        </table:table-row>
        <table:table-row table:style-name="ro1">
          <table:table-cell office:value-type="string" calcext:value-type="string">
            <text:p>R.drawable.colecci_n_blue_semicircle_2</text:p>
          </table:table-cell>
          <table:table-cell/>
          <table:table-cell office:value-type="string" calcext:value-type="string">
            <text:p>R.drawable.colecci_n_orange_parallelogram_2</text:p>
          </table:table-cell>
          <table:table-cell/>
          <table:table-cell office:value-type="string" calcext:value-type="string">
            <text:p>"./Parallelograms/Colección_Orange_Parallelogram_2.png",</text:p>
          </table:table-cell>
        </table:table-row>
        <table:table-row table:style-name="ro1">
          <table:table-cell office:value-type="string" calcext:value-type="string">
            <text:p>R.drawable.colecci_n_blue_semicircle_3</text:p>
          </table:table-cell>
          <table:table-cell/>
          <table:table-cell office:value-type="string" calcext:value-type="string">
            <text:p>R.drawable.colecci_n_orange_parallelogram_3</text:p>
          </table:table-cell>
          <table:table-cell/>
          <table:table-cell office:value-type="string" calcext:value-type="string">
            <text:p>"./Parallelograms/Colección_Orange_Parallelogram_3.png",</text:p>
          </table:table-cell>
        </table:table-row>
        <table:table-row table:style-name="ro1">
          <table:table-cell office:value-type="string" calcext:value-type="string">
            <text:p>R.drawable.colecci_n_blue_semicircle_e_1</text:p>
          </table:table-cell>
          <table:table-cell/>
          <table:table-cell office:value-type="string" calcext:value-type="string">
            <text:p>R.drawable.colecci_n_orange_parallelogram_e_1</text:p>
          </table:table-cell>
          <table:table-cell/>
          <table:table-cell office:value-type="string" calcext:value-type="string">
            <text:p>"./Parallelograms/Colección_Orange_Parallelogram_E_1.png",<text:tab/></text:p>
          </table:table-cell>
        </table:table-row>
        <table:table-row table:style-name="ro1">
          <table:table-cell office:value-type="string" calcext:value-type="string">
            <text:p>R.drawable.colecci_n_blue_semicircle_e_2</text:p>
          </table:table-cell>
          <table:table-cell/>
          <table:table-cell office:value-type="string" calcext:value-type="string">
            <text:p>R.drawable.colecci_n_orange_parallelogram_e_2</text:p>
          </table:table-cell>
          <table:table-cell/>
          <table:table-cell office:value-type="string" calcext:value-type="string">
            <text:p>"./Parallelograms/Colección_Orange_Parallelogram_E_2.png",</text:p>
          </table:table-cell>
        </table:table-row>
        <table:table-row table:style-name="ro1">
          <table:table-cell office:value-type="string" calcext:value-type="string">
            <text:p>R.drawable.colecci_n_blue_semicircle_e_3</text:p>
          </table:table-cell>
          <table:table-cell/>
          <table:table-cell office:value-type="string" calcext:value-type="string">
            <text:p>R.drawable.colecci_n_orange_parallelogram_e_3</text:p>
          </table:table-cell>
          <table:table-cell/>
          <table:table-cell office:value-type="string" calcext:value-type="string">
            <text:p>"./Parallelograms/Colección_Orange_Parallelogram_E_3.png",</text:p>
          </table:table-cell>
        </table:table-row>
        <table:table-row table:style-name="ro1">
          <table:table-cell office:value-type="string" calcext:value-type="string">
            <text:p>R.drawable.colecci_n_blue_semicircle_s_1</text:p>
          </table:table-cell>
          <table:table-cell/>
          <table:table-cell office:value-type="string" calcext:value-type="string">
            <text:p>R.drawable.colecci_n_orange_parallelogram_s_1</text:p>
          </table:table-cell>
          <table:table-cell/>
          <table:table-cell office:value-type="string" calcext:value-type="string">
            <text:p>"./Parallelograms/Colección_Orange_Parallelogram_S_1.png",<text:tab/></text:p>
          </table:table-cell>
        </table:table-row>
        <table:table-row table:style-name="ro1">
          <table:table-cell office:value-type="string" calcext:value-type="string">
            <text:p>R.drawable.colecci_n_blue_semicircle_s_2</text:p>
          </table:table-cell>
          <table:table-cell/>
          <table:table-cell office:value-type="string" calcext:value-type="string">
            <text:p>R.drawable.colecci_n_orange_parallelogram_s_2</text:p>
          </table:table-cell>
          <table:table-cell/>
          <table:table-cell office:value-type="string" calcext:value-type="string">
            <text:p>"./Parallelograms/Colección_Orange_Parallelogram_S_2.png",</text:p>
          </table:table-cell>
        </table:table-row>
        <table:table-row table:style-name="ro1">
          <table:table-cell office:value-type="string" calcext:value-type="string">
            <text:p>R.drawable.colecci_n_blue_semicircle_s_3</text:p>
          </table:table-cell>
          <table:table-cell/>
          <table:table-cell office:value-type="string" calcext:value-type="string">
            <text:p>R.drawable.colecci_n_orange_parallelogram_s_3</text:p>
          </table:table-cell>
          <table:table-cell/>
          <table:table-cell office:value-type="string" calcext:value-type="string">
            <text:p>"./Parallelograms/Colección_Orange_Parallelogram_S_3.png",</text:p>
          </table:table-cell>
        </table:table-row>
        <table:table-row table:style-name="ro1">
          <table:table-cell office:value-type="string" calcext:value-type="string">
            <text:p>R.drawable.colecci_n_blue_triangle_1</text:p>
          </table:table-cell>
          <table:table-cell/>
          <table:table-cell office:value-type="string" calcext:value-type="string">
            <text:p>R.drawable.colecci_n_red_parallelogram_1</text:p>
          </table:table-cell>
          <table:table-cell/>
          <table:table-cell office:value-type="string" calcext:value-type="string">
            <text:p>"./Parallelograms/Colección_Red_Parallelogram_1.png",<text:tab/></text:p>
          </table:table-cell>
        </table:table-row>
        <table:table-row table:style-name="ro1">
          <table:table-cell office:value-type="string" calcext:value-type="string">
            <text:p>R.drawable.colecci_n_blue_triangle_2</text:p>
          </table:table-cell>
          <table:table-cell/>
          <table:table-cell office:value-type="string" calcext:value-type="string">
            <text:p>R.drawable.colecci_n_red_parallelogram_2</text:p>
          </table:table-cell>
          <table:table-cell/>
          <table:table-cell office:value-type="string" calcext:value-type="string">
            <text:p>"./Parallelograms/Colección_Red_Parallelogram_2.png",</text:p>
          </table:table-cell>
        </table:table-row>
        <table:table-row table:style-name="ro1">
          <table:table-cell office:value-type="string" calcext:value-type="string">
            <text:p>R.drawable.colecci_n_blue_triangle_3</text:p>
          </table:table-cell>
          <table:table-cell/>
          <table:table-cell office:value-type="string" calcext:value-type="string">
            <text:p>R.drawable.colecci_n_red_parallelogram_3</text:p>
          </table:table-cell>
          <table:table-cell/>
          <table:table-cell office:value-type="string" calcext:value-type="string">
            <text:p>"./Parallelograms/Colección_Red_Parallelogram_3.png",</text:p>
          </table:table-cell>
        </table:table-row>
        <table:table-row table:style-name="ro1">
          <table:table-cell office:value-type="string" calcext:value-type="string">
            <text:p>R.drawable.colecci_n_blue_triangle_e_1</text:p>
          </table:table-cell>
          <table:table-cell/>
          <table:table-cell office:value-type="string" calcext:value-type="string">
            <text:p>R.drawable.colecci_n_red_parallelogram_e_1</text:p>
          </table:table-cell>
          <table:table-cell/>
          <table:table-cell office:value-type="string" calcext:value-type="string">
            <text:p>"./Parallelograms/Colección_Red_Parallelogram_E_1.png",<text:tab/></text:p>
          </table:table-cell>
        </table:table-row>
        <table:table-row table:style-name="ro1">
          <table:table-cell office:value-type="string" calcext:value-type="string">
            <text:p>R.drawable.colecci_n_blue_triangle_e_2</text:p>
          </table:table-cell>
          <table:table-cell/>
          <table:table-cell office:value-type="string" calcext:value-type="string">
            <text:p>R.drawable.colecci_n_red_parallelogram_e_2</text:p>
          </table:table-cell>
          <table:table-cell/>
          <table:table-cell office:value-type="string" calcext:value-type="string">
            <text:p>"./Parallelograms/Colección_Red_Parallelogram_E_2.png",</text:p>
          </table:table-cell>
        </table:table-row>
        <table:table-row table:style-name="ro1">
          <table:table-cell office:value-type="string" calcext:value-type="string">
            <text:p>R.drawable.colecci_n_blue_triangle_e_3</text:p>
          </table:table-cell>
          <table:table-cell/>
          <table:table-cell office:value-type="string" calcext:value-type="string">
            <text:p>R.drawable.colecci_n_red_parallelogram_e_3</text:p>
          </table:table-cell>
          <table:table-cell/>
          <table:table-cell office:value-type="string" calcext:value-type="string">
            <text:p>"./Parallelograms/Colección_Red_Parallelogram_E_3.png",</text:p>
          </table:table-cell>
        </table:table-row>
        <table:table-row table:style-name="ro1">
          <table:table-cell office:value-type="string" calcext:value-type="string">
            <text:p>R.drawable.colecci_n_blue_triangle_s_1</text:p>
          </table:table-cell>
          <table:table-cell/>
          <table:table-cell office:value-type="string" calcext:value-type="string">
            <text:p>R.drawable.colecci_n_red_parallelogram_s_1</text:p>
          </table:table-cell>
          <table:table-cell/>
          <table:table-cell office:value-type="string" calcext:value-type="string">
            <text:p>"./Parallelograms/Colección_Red_Parallelogram_S_1.png",<text:tab/></text:p>
          </table:table-cell>
        </table:table-row>
        <table:table-row table:style-name="ro1">
          <table:table-cell office:value-type="string" calcext:value-type="string">
            <text:p>R.drawable.colecci_n_blue_triangle_s_2</text:p>
          </table:table-cell>
          <table:table-cell/>
          <table:table-cell office:value-type="string" calcext:value-type="string">
            <text:p>R.drawable.colecci_n_red_parallelogram_s_2</text:p>
          </table:table-cell>
          <table:table-cell/>
          <table:table-cell office:value-type="string" calcext:value-type="string">
            <text:p>"./Parallelograms/Colección_Red_Parallelogram_S_2.png",</text:p>
          </table:table-cell>
        </table:table-row>
        <table:table-row table:style-name="ro1">
          <table:table-cell office:value-type="string" calcext:value-type="string">
            <text:p>R.drawable.colecci_n_blue_triangle_s_3</text:p>
          </table:table-cell>
          <table:table-cell/>
          <table:table-cell office:value-type="string" calcext:value-type="string">
            <text:p>R.drawable.colecci_n_red_parallelogram_s_3</text:p>
          </table:table-cell>
          <table:table-cell/>
          <table:table-cell office:value-type="string" calcext:value-type="string">
            <text:p>"./Parallelograms/Colección_Red_Parallelogram_S_3.png",</text:p>
          </table:table-cell>
        </table:table-row>
        <table:table-row table:style-name="ro1">
          <table:table-cell office:value-type="string" calcext:value-type="string">
            <text:p>R.drawable.colecci_n_green_parallelogram_1</text:p>
          </table:table-cell>
          <table:table-cell/>
          <table:table-cell office:value-type="string" calcext:value-type="string">
            <text:p>R.drawable.colecci_n_blue_rectangle_1</text:p>
          </table:table-cell>
          <table:table-cell/>
          <table:table-cell office:value-type="string" calcext:value-type="string">
            <text:p>"./Rectangles/Colección_Blue_Rectangle_1.png",<text:tab/></text:p>
          </table:table-cell>
        </table:table-row>
        <table:table-row table:style-name="ro1">
          <table:table-cell office:value-type="string" calcext:value-type="string">
            <text:p>R.drawable.colecci_n_green_parallelogram_2</text:p>
          </table:table-cell>
          <table:table-cell/>
          <table:table-cell office:value-type="string" calcext:value-type="string">
            <text:p>R.drawable.colecci_n_blue_rectangle_2</text:p>
          </table:table-cell>
          <table:table-cell/>
          <table:table-cell office:value-type="string" calcext:value-type="string">
            <text:p>"./Rectangles/Colección_Blue_Rectangle_2.png",</text:p>
          </table:table-cell>
        </table:table-row>
        <table:table-row table:style-name="ro1">
          <table:table-cell office:value-type="string" calcext:value-type="string">
            <text:p>R.drawable.colecci_n_green_parallelogram_3</text:p>
          </table:table-cell>
          <table:table-cell/>
          <table:table-cell office:value-type="string" calcext:value-type="string">
            <text:p>R.drawable.colecci_n_blue_rectangle_3</text:p>
          </table:table-cell>
          <table:table-cell/>
          <table:table-cell office:value-type="string" calcext:value-type="string">
            <text:p>"./Rectangles/Colección_Blue_Rectangle_3.png",</text:p>
          </table:table-cell>
        </table:table-row>
        <table:table-row table:style-name="ro1">
          <table:table-cell office:value-type="string" calcext:value-type="string">
            <text:p>R.drawable.colecci_n_green_parallelogram_e_1</text:p>
          </table:table-cell>
          <table:table-cell/>
          <table:table-cell office:value-type="string" calcext:value-type="string">
            <text:p>R.drawable.colecci_n_blue_rectangle_e_1</text:p>
          </table:table-cell>
          <table:table-cell/>
          <table:table-cell office:value-type="string" calcext:value-type="string">
            <text:p>"./Rectangles/Colección_Blue_Rectangle_E_1.png",<text:tab/></text:p>
          </table:table-cell>
        </table:table-row>
        <table:table-row table:style-name="ro1">
          <table:table-cell office:value-type="string" calcext:value-type="string">
            <text:p>R.drawable.colecci_n_green_parallelogram_e_2</text:p>
          </table:table-cell>
          <table:table-cell/>
          <table:table-cell office:value-type="string" calcext:value-type="string">
            <text:p>R.drawable.colecci_n_blue_rectangle_e_2</text:p>
          </table:table-cell>
          <table:table-cell/>
          <table:table-cell office:value-type="string" calcext:value-type="string">
            <text:p>"./Rectangles/Colección_Blue_Rectangle_E_2.png",</text:p>
          </table:table-cell>
        </table:table-row>
        <table:table-row table:style-name="ro1">
          <table:table-cell office:value-type="string" calcext:value-type="string">
            <text:p>R.drawable.colecci_n_green_parallelogram_e_3</text:p>
          </table:table-cell>
          <table:table-cell/>
          <table:table-cell office:value-type="string" calcext:value-type="string">
            <text:p>R.drawable.colecci_n_blue_rectangle_e_3</text:p>
          </table:table-cell>
          <table:table-cell/>
          <table:table-cell office:value-type="string" calcext:value-type="string">
            <text:p>"./Rectangles/Colección_Blue_Rectangle_E_3.png",</text:p>
          </table:table-cell>
        </table:table-row>
        <table:table-row table:style-name="ro1">
          <table:table-cell office:value-type="string" calcext:value-type="string">
            <text:p>R.drawable.colecci_n_green_parallelogram_s_1</text:p>
          </table:table-cell>
          <table:table-cell/>
          <table:table-cell office:value-type="string" calcext:value-type="string">
            <text:p>R.drawable.colecci_n_blue_rectangle_s_1</text:p>
          </table:table-cell>
          <table:table-cell/>
          <table:table-cell office:value-type="string" calcext:value-type="string">
            <text:p>"./Rectangles/Colección_Blue_Rectangle_S_1.png",<text:tab/></text:p>
          </table:table-cell>
        </table:table-row>
        <table:table-row table:style-name="ro1">
          <table:table-cell office:value-type="string" calcext:value-type="string">
            <text:p>R.drawable.colecci_n_green_parallelogram_s_2</text:p>
          </table:table-cell>
          <table:table-cell/>
          <table:table-cell office:value-type="string" calcext:value-type="string">
            <text:p>R.drawable.colecci_n_blue_rectangle_s_2</text:p>
          </table:table-cell>
          <table:table-cell/>
          <table:table-cell office:value-type="string" calcext:value-type="string">
            <text:p>"./Rectangles/Colección_Blue_Rectangle_S_2.png",</text:p>
          </table:table-cell>
        </table:table-row>
        <table:table-row table:style-name="ro1">
          <table:table-cell office:value-type="string" calcext:value-type="string">
            <text:p>R.drawable.colecci_n_green_parallelogram_s_3</text:p>
          </table:table-cell>
          <table:table-cell/>
          <table:table-cell office:value-type="string" calcext:value-type="string">
            <text:p>R.drawable.colecci_n_blue_rectangle_s_3</text:p>
          </table:table-cell>
          <table:table-cell/>
          <table:table-cell office:value-type="string" calcext:value-type="string">
            <text:p>"./Rectangles/Colección_Blue_Rectangle_S_3.png",</text:p>
          </table:table-cell>
        </table:table-row>
        <table:table-row table:style-name="ro1">
          <table:table-cell office:value-type="string" calcext:value-type="string">
            <text:p>R.drawable.colecci_n_green_rectangle_1</text:p>
          </table:table-cell>
          <table:table-cell/>
          <table:table-cell office:value-type="string" calcext:value-type="string">
            <text:p>R.drawable.colecci_n_green_rectangle_1</text:p>
          </table:table-cell>
          <table:table-cell/>
          <table:table-cell office:value-type="string" calcext:value-type="string">
            <text:p>"./Rectangles/Colección_Green_Rectangle_1.png",<text:tab/></text:p>
          </table:table-cell>
        </table:table-row>
        <table:table-row table:style-name="ro1">
          <table:table-cell office:value-type="string" calcext:value-type="string">
            <text:p>R.drawable.colecci_n_green_rectangle_2</text:p>
          </table:table-cell>
          <table:table-cell/>
          <table:table-cell office:value-type="string" calcext:value-type="string">
            <text:p>R.drawable.colecci_n_green_rectangle_2</text:p>
          </table:table-cell>
          <table:table-cell/>
          <table:table-cell office:value-type="string" calcext:value-type="string">
            <text:p>"./Rectangles/Colección_Green_Rectangle_2.png",</text:p>
          </table:table-cell>
        </table:table-row>
        <table:table-row table:style-name="ro1">
          <table:table-cell office:value-type="string" calcext:value-type="string">
            <text:p>R.drawable.colecci_n_green_rectangle_3</text:p>
          </table:table-cell>
          <table:table-cell/>
          <table:table-cell office:value-type="string" calcext:value-type="string">
            <text:p>R.drawable.colecci_n_green_rectangle_3</text:p>
          </table:table-cell>
          <table:table-cell/>
          <table:table-cell office:value-type="string" calcext:value-type="string">
            <text:p>"./Rectangles/Colección_Green_Rectangle_3.png",</text:p>
          </table:table-cell>
        </table:table-row>
        <table:table-row table:style-name="ro1">
          <table:table-cell office:value-type="string" calcext:value-type="string">
            <text:p>R.drawable.colecci_n_green_rectangle_e_1</text:p>
          </table:table-cell>
          <table:table-cell/>
          <table:table-cell office:value-type="string" calcext:value-type="string">
            <text:p>R.drawable.colecci_n_green_rectangle_e_1</text:p>
          </table:table-cell>
          <table:table-cell/>
          <table:table-cell office:value-type="string" calcext:value-type="string">
            <text:p>"./Rectangles/Colección_Green_Rectangle_E_1.png",<text:tab/></text:p>
          </table:table-cell>
        </table:table-row>
        <table:table-row table:style-name="ro1">
          <table:table-cell office:value-type="string" calcext:value-type="string">
            <text:p>R.drawable.colecci_n_green_rectangle_e_2</text:p>
          </table:table-cell>
          <table:table-cell/>
          <table:table-cell office:value-type="string" calcext:value-type="string">
            <text:p>R.drawable.colecci_n_green_rectangle_e_2</text:p>
          </table:table-cell>
          <table:table-cell/>
          <table:table-cell office:value-type="string" calcext:value-type="string">
            <text:p>"./Rectangles/Colección_Green_Rectangle_E_2.png",</text:p>
          </table:table-cell>
        </table:table-row>
        <table:table-row table:style-name="ro1">
          <table:table-cell office:value-type="string" calcext:value-type="string">
            <text:p>R.drawable.colecci_n_green_rectangle_e_3</text:p>
          </table:table-cell>
          <table:table-cell/>
          <table:table-cell office:value-type="string" calcext:value-type="string">
            <text:p>R.drawable.colecci_n_green_rectangle_e_3</text:p>
          </table:table-cell>
          <table:table-cell/>
          <table:table-cell office:value-type="string" calcext:value-type="string">
            <text:p>"./Rectangles/Colección_Green_Rectangle_E_3.png",</text:p>
          </table:table-cell>
        </table:table-row>
        <table:table-row table:style-name="ro1">
          <table:table-cell office:value-type="string" calcext:value-type="string">
            <text:p>R.drawable.colecci_n_green_rectangle_s_1</text:p>
          </table:table-cell>
          <table:table-cell/>
          <table:table-cell office:value-type="string" calcext:value-type="string">
            <text:p>R.drawable.colecci_n_green_rectangle_s_1</text:p>
          </table:table-cell>
          <table:table-cell/>
          <table:table-cell office:value-type="string" calcext:value-type="string">
            <text:p>"./Rectangles/Colección_Green_Rectangle_S_1.png",<text:tab/></text:p>
          </table:table-cell>
        </table:table-row>
        <table:table-row table:style-name="ro1">
          <table:table-cell office:value-type="string" calcext:value-type="string">
            <text:p>R.drawable.colecci_n_green_rectangle_s_2</text:p>
          </table:table-cell>
          <table:table-cell/>
          <table:table-cell office:value-type="string" calcext:value-type="string">
            <text:p>R.drawable.colecci_n_green_rectangle_s_2</text:p>
          </table:table-cell>
          <table:table-cell/>
          <table:table-cell office:value-type="string" calcext:value-type="string">
            <text:p>"./Rectangles/Colección_Green_Rectangle_S_2.png",</text:p>
          </table:table-cell>
        </table:table-row>
        <table:table-row table:style-name="ro1">
          <table:table-cell office:value-type="string" calcext:value-type="string">
            <text:p>R.drawable.colecci_n_green_rectangle_s_3</text:p>
          </table:table-cell>
          <table:table-cell/>
          <table:table-cell office:value-type="string" calcext:value-type="string">
            <text:p>R.drawable.colecci_n_green_rectangle_s_3</text:p>
          </table:table-cell>
          <table:table-cell/>
          <table:table-cell office:value-type="string" calcext:value-type="string">
            <text:p>"./Rectangles/Colección_Green_Rectangle_S_3.png",</text:p>
          </table:table-cell>
        </table:table-row>
        <table:table-row table:style-name="ro1">
          <table:table-cell office:value-type="string" calcext:value-type="string">
            <text:p>R.drawable.colecci_n_green_semicircle_1</text:p>
          </table:table-cell>
          <table:table-cell/>
          <table:table-cell office:value-type="string" calcext:value-type="string">
            <text:p>R.drawable.colecci_n_orange_rectangle_1</text:p>
          </table:table-cell>
          <table:table-cell/>
          <table:table-cell office:value-type="string" calcext:value-type="string">
            <text:p>"./Rectangles/Colección_Orange_Rectangle_1.png",<text:tab/></text:p>
          </table:table-cell>
        </table:table-row>
        <table:table-row table:style-name="ro1">
          <table:table-cell office:value-type="string" calcext:value-type="string">
            <text:p>R.drawable.colecci_n_green_semicircle_2</text:p>
          </table:table-cell>
          <table:table-cell/>
          <table:table-cell office:value-type="string" calcext:value-type="string">
            <text:p>R.drawable.colecci_n_orange_rectangle_2</text:p>
          </table:table-cell>
          <table:table-cell/>
          <table:table-cell office:value-type="string" calcext:value-type="string">
            <text:p>"./Rectangles/Colección_Orange_Rectangle_2.png",</text:p>
          </table:table-cell>
        </table:table-row>
        <table:table-row table:style-name="ro1">
          <table:table-cell office:value-type="string" calcext:value-type="string">
            <text:p>R.drawable.colecci_n_green_semicircle_3</text:p>
          </table:table-cell>
          <table:table-cell/>
          <table:table-cell office:value-type="string" calcext:value-type="string">
            <text:p>R.drawable.colecci_n_orange_rectangle_3</text:p>
          </table:table-cell>
          <table:table-cell/>
          <table:table-cell office:value-type="string" calcext:value-type="string">
            <text:p>"./Rectangles/Colección_Orange_Rectangle_3.png",</text:p>
          </table:table-cell>
        </table:table-row>
        <table:table-row table:style-name="ro1">
          <table:table-cell office:value-type="string" calcext:value-type="string">
            <text:p>R.drawable.colecci_n_green_semicircle_e_1</text:p>
          </table:table-cell>
          <table:table-cell/>
          <table:table-cell office:value-type="string" calcext:value-type="string">
            <text:p>R.drawable.colecci_n_orange_rectangle_e_1</text:p>
          </table:table-cell>
          <table:table-cell/>
          <table:table-cell office:value-type="string" calcext:value-type="string">
            <text:p>"./Rectangles/Colección_Orange_Rectangle_E_1.png",<text:tab/></text:p>
          </table:table-cell>
        </table:table-row>
        <table:table-row table:style-name="ro1">
          <table:table-cell office:value-type="string" calcext:value-type="string">
            <text:p>R.drawable.colecci_n_green_semicircle_e_2</text:p>
          </table:table-cell>
          <table:table-cell/>
          <table:table-cell office:value-type="string" calcext:value-type="string">
            <text:p>R.drawable.colecci_n_orange_rectangle_e_2</text:p>
          </table:table-cell>
          <table:table-cell/>
          <table:table-cell office:value-type="string" calcext:value-type="string">
            <text:p>"./Rectangles/Colección_Orange_Rectangle_E_2.png",</text:p>
          </table:table-cell>
        </table:table-row>
        <table:table-row table:style-name="ro1">
          <table:table-cell office:value-type="string" calcext:value-type="string">
            <text:p>R.drawable.colecci_n_green_semicircle_e_3</text:p>
          </table:table-cell>
          <table:table-cell/>
          <table:table-cell office:value-type="string" calcext:value-type="string">
            <text:p>R.drawable.colecci_n_orange_rectangle_e_3</text:p>
          </table:table-cell>
          <table:table-cell/>
          <table:table-cell office:value-type="string" calcext:value-type="string">
            <text:p>"./Rectangles/Colección_Orange_Rectangle_E_3.png",</text:p>
          </table:table-cell>
        </table:table-row>
        <table:table-row table:style-name="ro1">
          <table:table-cell office:value-type="string" calcext:value-type="string">
            <text:p>R.drawable.colecci_n_green_semicircle_s_1</text:p>
          </table:table-cell>
          <table:table-cell/>
          <table:table-cell office:value-type="string" calcext:value-type="string">
            <text:p>R.drawable.colecci_n_orange_rectangle_s_1</text:p>
          </table:table-cell>
          <table:table-cell/>
          <table:table-cell office:value-type="string" calcext:value-type="string">
            <text:p>"./Rectangles/Colección_Orange_Rectangle_S_1.png",<text:tab/></text:p>
          </table:table-cell>
        </table:table-row>
        <table:table-row table:style-name="ro1">
          <table:table-cell office:value-type="string" calcext:value-type="string">
            <text:p>R.drawable.colecci_n_green_semicircle_s_2</text:p>
          </table:table-cell>
          <table:table-cell/>
          <table:table-cell office:value-type="string" calcext:value-type="string">
            <text:p>R.drawable.colecci_n_orange_rectangle_s_2</text:p>
          </table:table-cell>
          <table:table-cell/>
          <table:table-cell office:value-type="string" calcext:value-type="string">
            <text:p>"./Rectangles/Colección_Orange_Rectangle_S_2.png",</text:p>
          </table:table-cell>
        </table:table-row>
        <table:table-row table:style-name="ro1">
          <table:table-cell office:value-type="string" calcext:value-type="string">
            <text:p>R.drawable.colecci_n_green_semicircle_s_3</text:p>
          </table:table-cell>
          <table:table-cell/>
          <table:table-cell office:value-type="string" calcext:value-type="string">
            <text:p>R.drawable.colecci_n_orange_rectangle_s_3</text:p>
          </table:table-cell>
          <table:table-cell/>
          <table:table-cell office:value-type="string" calcext:value-type="string">
            <text:p>"./Rectangles/Colección_Orange_Rectangle_S_3.png",</text:p>
          </table:table-cell>
        </table:table-row>
        <table:table-row table:style-name="ro1">
          <table:table-cell office:value-type="string" calcext:value-type="string">
            <text:p>R.drawable.colecci_n_green_triangle_1</text:p>
          </table:table-cell>
          <table:table-cell/>
          <table:table-cell office:value-type="string" calcext:value-type="string">
            <text:p>R.drawable.colecci_n_red_rectangle_1</text:p>
          </table:table-cell>
          <table:table-cell/>
          <table:table-cell office:value-type="string" calcext:value-type="string">
            <text:p>"./Rectangles/Colección_Red_Rectangle_1.png",<text:tab/></text:p>
          </table:table-cell>
        </table:table-row>
        <table:table-row table:style-name="ro1">
          <table:table-cell office:value-type="string" calcext:value-type="string">
            <text:p>R.drawable.colecci_n_green_triangle_2</text:p>
          </table:table-cell>
          <table:table-cell/>
          <table:table-cell office:value-type="string" calcext:value-type="string">
            <text:p>R.drawable.colecci_n_red_rectangle_2</text:p>
          </table:table-cell>
          <table:table-cell/>
          <table:table-cell office:value-type="string" calcext:value-type="string">
            <text:p>"./Rectangles/Colección_Red_Rectangle_2.png",</text:p>
          </table:table-cell>
        </table:table-row>
        <table:table-row table:style-name="ro1">
          <table:table-cell office:value-type="string" calcext:value-type="string">
            <text:p>R.drawable.colecci_n_green_triangle_3</text:p>
          </table:table-cell>
          <table:table-cell/>
          <table:table-cell office:value-type="string" calcext:value-type="string">
            <text:p>R.drawable.colecci_n_red_rectangle_3</text:p>
          </table:table-cell>
          <table:table-cell/>
          <table:table-cell office:value-type="string" calcext:value-type="string">
            <text:p>"./Rectangles/Colección_Red_Rectangle_3.png",</text:p>
          </table:table-cell>
        </table:table-row>
        <table:table-row table:style-name="ro1">
          <table:table-cell office:value-type="string" calcext:value-type="string">
            <text:p>R.drawable.colecci_n_green_triangle_e_1</text:p>
          </table:table-cell>
          <table:table-cell/>
          <table:table-cell office:value-type="string" calcext:value-type="string">
            <text:p>R.drawable.colecci_n_red_rectangle_e_1</text:p>
          </table:table-cell>
          <table:table-cell/>
          <table:table-cell office:value-type="string" calcext:value-type="string">
            <text:p>"./Rectangles/Colección_Red_Rectangle_E_1.png",<text:tab/></text:p>
          </table:table-cell>
        </table:table-row>
        <table:table-row table:style-name="ro1">
          <table:table-cell office:value-type="string" calcext:value-type="string">
            <text:p>R.drawable.colecci_n_green_triangle_e_2</text:p>
          </table:table-cell>
          <table:table-cell/>
          <table:table-cell office:value-type="string" calcext:value-type="string">
            <text:p>R.drawable.colecci_n_red_rectangle_e_2</text:p>
          </table:table-cell>
          <table:table-cell/>
          <table:table-cell office:value-type="string" calcext:value-type="string">
            <text:p>"./Rectangles/Colección_Red_Rectangle_E_2.png",</text:p>
          </table:table-cell>
        </table:table-row>
        <table:table-row table:style-name="ro1">
          <table:table-cell office:value-type="string" calcext:value-type="string">
            <text:p>R.drawable.colecci_n_green_triangle_e_3</text:p>
          </table:table-cell>
          <table:table-cell/>
          <table:table-cell office:value-type="string" calcext:value-type="string">
            <text:p>R.drawable.colecci_n_red_rectangle_e_3</text:p>
          </table:table-cell>
          <table:table-cell/>
          <table:table-cell office:value-type="string" calcext:value-type="string">
            <text:p>"./Rectangles/Colección_Red_Rectangle_E_3.png",</text:p>
          </table:table-cell>
        </table:table-row>
        <table:table-row table:style-name="ro1">
          <table:table-cell office:value-type="string" calcext:value-type="string">
            <text:p>R.drawable.colecci_n_green_triangle_s_1</text:p>
          </table:table-cell>
          <table:table-cell/>
          <table:table-cell office:value-type="string" calcext:value-type="string">
            <text:p>R.drawable.colecci_n_red_rectangle_s_1</text:p>
          </table:table-cell>
          <table:table-cell/>
          <table:table-cell office:value-type="string" calcext:value-type="string">
            <text:p>"./Rectangles/Colección_Red_Rectangle_S_1.png",<text:tab/></text:p>
          </table:table-cell>
        </table:table-row>
        <table:table-row table:style-name="ro1">
          <table:table-cell office:value-type="string" calcext:value-type="string">
            <text:p>R.drawable.colecci_n_green_triangle_s_2</text:p>
          </table:table-cell>
          <table:table-cell/>
          <table:table-cell office:value-type="string" calcext:value-type="string">
            <text:p>R.drawable.colecci_n_red_rectangle_s_2</text:p>
          </table:table-cell>
          <table:table-cell/>
          <table:table-cell office:value-type="string" calcext:value-type="string">
            <text:p>"./Rectangles/Colección_Red_Rectangle_S_2.png",</text:p>
          </table:table-cell>
        </table:table-row>
        <table:table-row table:style-name="ro1">
          <table:table-cell office:value-type="string" calcext:value-type="string">
            <text:p>R.drawable.colecci_n_green_triangle_s_3</text:p>
          </table:table-cell>
          <table:table-cell/>
          <table:table-cell office:value-type="string" calcext:value-type="string">
            <text:p>R.drawable.colecci_n_red_rectangle_s_3</text:p>
          </table:table-cell>
          <table:table-cell/>
          <table:table-cell office:value-type="string" calcext:value-type="string">
            <text:p>"./Rectangles/Colección_Red_Rectangle_S_3.png",</text:p>
          </table:table-cell>
        </table:table-row>
        <table:table-row table:style-name="ro1">
          <table:table-cell office:value-type="string" calcext:value-type="string">
            <text:p>R.drawable.colecci_n_orange_parallelogram_1</text:p>
          </table:table-cell>
          <table:table-cell/>
          <table:table-cell office:value-type="string" calcext:value-type="string">
            <text:p>R.drawable.colecci_n_blue_semicircle_1</text:p>
          </table:table-cell>
          <table:table-cell/>
          <table:table-cell office:value-type="string" calcext:value-type="string">
            <text:p>"./Semicircles/Colección_Blue_Semicircle_1.png",<text:tab/></text:p>
          </table:table-cell>
        </table:table-row>
        <table:table-row table:style-name="ro1">
          <table:table-cell office:value-type="string" calcext:value-type="string">
            <text:p>R.drawable.colecci_n_orange_parallelogram_2</text:p>
          </table:table-cell>
          <table:table-cell/>
          <table:table-cell office:value-type="string" calcext:value-type="string">
            <text:p>R.drawable.colecci_n_blue_semicircle_2</text:p>
          </table:table-cell>
          <table:table-cell/>
          <table:table-cell office:value-type="string" calcext:value-type="string">
            <text:p>"./Semicircles/Colección_Blue_Semicircle_2.png",</text:p>
          </table:table-cell>
        </table:table-row>
        <table:table-row table:style-name="ro1">
          <table:table-cell office:value-type="string" calcext:value-type="string">
            <text:p>R.drawable.colecci_n_orange_parallelogram_3</text:p>
          </table:table-cell>
          <table:table-cell/>
          <table:table-cell office:value-type="string" calcext:value-type="string">
            <text:p>R.drawable.colecci_n_blue_semicircle_3</text:p>
          </table:table-cell>
          <table:table-cell/>
          <table:table-cell office:value-type="string" calcext:value-type="string">
            <text:p>"./Semicircles/Colección_Blue_Semicircle_3.png",</text:p>
          </table:table-cell>
        </table:table-row>
        <table:table-row table:style-name="ro1">
          <table:table-cell office:value-type="string" calcext:value-type="string">
            <text:p>R.drawable.colecci_n_orange_parallelogram_e_1</text:p>
          </table:table-cell>
          <table:table-cell/>
          <table:table-cell office:value-type="string" calcext:value-type="string">
            <text:p>R.drawable.colecci_n_blue_semicircle_e_1</text:p>
          </table:table-cell>
          <table:table-cell/>
          <table:table-cell office:value-type="string" calcext:value-type="string">
            <text:p>"./Semicircles/Colección_Blue_Semicircle_E_1.png",<text:tab/></text:p>
          </table:table-cell>
        </table:table-row>
        <table:table-row table:style-name="ro1">
          <table:table-cell office:value-type="string" calcext:value-type="string">
            <text:p>R.drawable.colecci_n_orange_parallelogram_e_2</text:p>
          </table:table-cell>
          <table:table-cell/>
          <table:table-cell office:value-type="string" calcext:value-type="string">
            <text:p>R.drawable.colecci_n_blue_semicircle_e_2</text:p>
          </table:table-cell>
          <table:table-cell/>
          <table:table-cell office:value-type="string" calcext:value-type="string">
            <text:p>"./Semicircles/Colección_Blue_Semicircle_E_2.png",</text:p>
          </table:table-cell>
        </table:table-row>
        <table:table-row table:style-name="ro1">
          <table:table-cell office:value-type="string" calcext:value-type="string">
            <text:p>R.drawable.colecci_n_orange_parallelogram_e_3</text:p>
          </table:table-cell>
          <table:table-cell/>
          <table:table-cell office:value-type="string" calcext:value-type="string">
            <text:p>R.drawable.colecci_n_blue_semicircle_e_3</text:p>
          </table:table-cell>
          <table:table-cell/>
          <table:table-cell office:value-type="string" calcext:value-type="string">
            <text:p>"./Semicircles/Colección_Blue_Semicircle_E_3.png",</text:p>
          </table:table-cell>
        </table:table-row>
        <table:table-row table:style-name="ro1">
          <table:table-cell office:value-type="string" calcext:value-type="string">
            <text:p>R.drawable.colecci_n_orange_parallelogram_s_1</text:p>
          </table:table-cell>
          <table:table-cell/>
          <table:table-cell office:value-type="string" calcext:value-type="string">
            <text:p>R.drawable.colecci_n_blue_semicircle_s_1</text:p>
          </table:table-cell>
          <table:table-cell/>
          <table:table-cell office:value-type="string" calcext:value-type="string">
            <text:p>"./Semicircles/Colección_Blue_Semicircle_S_1.png",<text:tab/></text:p>
          </table:table-cell>
        </table:table-row>
        <table:table-row table:style-name="ro1">
          <table:table-cell office:value-type="string" calcext:value-type="string">
            <text:p>R.drawable.colecci_n_orange_parallelogram_s_2</text:p>
          </table:table-cell>
          <table:table-cell/>
          <table:table-cell office:value-type="string" calcext:value-type="string">
            <text:p>R.drawable.colecci_n_blue_semicircle_s_2</text:p>
          </table:table-cell>
          <table:table-cell/>
          <table:table-cell office:value-type="string" calcext:value-type="string">
            <text:p>"./Semicircles/Colección_Blue_Semicircle_S_2.png",</text:p>
          </table:table-cell>
        </table:table-row>
        <table:table-row table:style-name="ro1">
          <table:table-cell office:value-type="string" calcext:value-type="string">
            <text:p>R.drawable.colecci_n_orange_parallelogram_s_3</text:p>
          </table:table-cell>
          <table:table-cell/>
          <table:table-cell office:value-type="string" calcext:value-type="string">
            <text:p>R.drawable.colecci_n_blue_semicircle_s_3</text:p>
          </table:table-cell>
          <table:table-cell/>
          <table:table-cell office:value-type="string" calcext:value-type="string">
            <text:p>"./Semicircles/Colección_Blue_Semicircle_S_3.png",</text:p>
          </table:table-cell>
        </table:table-row>
        <table:table-row table:style-name="ro1">
          <table:table-cell office:value-type="string" calcext:value-type="string">
            <text:p>R.drawable.colecci_n_orange_rectangle_1</text:p>
          </table:table-cell>
          <table:table-cell/>
          <table:table-cell office:value-type="string" calcext:value-type="string">
            <text:p>R.drawable.colecci_n_green_semicircle_1</text:p>
          </table:table-cell>
          <table:table-cell/>
          <table:table-cell office:value-type="string" calcext:value-type="string">
            <text:p>"./Semicircles/Colección_Green_Semicircle_1.png",<text:tab/></text:p>
          </table:table-cell>
        </table:table-row>
        <table:table-row table:style-name="ro1">
          <table:table-cell office:value-type="string" calcext:value-type="string">
            <text:p>R.drawable.colecci_n_orange_rectangle_2</text:p>
          </table:table-cell>
          <table:table-cell/>
          <table:table-cell office:value-type="string" calcext:value-type="string">
            <text:p>R.drawable.colecci_n_green_semicircle_2</text:p>
          </table:table-cell>
          <table:table-cell/>
          <table:table-cell office:value-type="string" calcext:value-type="string">
            <text:p>"./Semicircles/Colección_Green_Semicircle_2.png",</text:p>
          </table:table-cell>
        </table:table-row>
        <table:table-row table:style-name="ro1">
          <table:table-cell office:value-type="string" calcext:value-type="string">
            <text:p>R.drawable.colecci_n_orange_rectangle_3</text:p>
          </table:table-cell>
          <table:table-cell/>
          <table:table-cell office:value-type="string" calcext:value-type="string">
            <text:p>R.drawable.colecci_n_green_semicircle_3</text:p>
          </table:table-cell>
          <table:table-cell/>
          <table:table-cell office:value-type="string" calcext:value-type="string">
            <text:p>"./Semicircles/Colección_Green_Semicircle_3.png",</text:p>
          </table:table-cell>
        </table:table-row>
        <table:table-row table:style-name="ro1">
          <table:table-cell office:value-type="string" calcext:value-type="string">
            <text:p>R.drawable.colecci_n_orange_rectangle_e_1</text:p>
          </table:table-cell>
          <table:table-cell/>
          <table:table-cell office:value-type="string" calcext:value-type="string">
            <text:p>R.drawable.colecci_n_green_semicircle_e_1</text:p>
          </table:table-cell>
          <table:table-cell/>
          <table:table-cell office:value-type="string" calcext:value-type="string">
            <text:p>"./Semicircles/Colección_Green_Semicircle_E_1.png",<text:tab/></text:p>
          </table:table-cell>
        </table:table-row>
        <table:table-row table:style-name="ro1">
          <table:table-cell office:value-type="string" calcext:value-type="string">
            <text:p>R.drawable.colecci_n_orange_rectangle_e_2</text:p>
          </table:table-cell>
          <table:table-cell/>
          <table:table-cell office:value-type="string" calcext:value-type="string">
            <text:p>R.drawable.colecci_n_green_semicircle_e_2</text:p>
          </table:table-cell>
          <table:table-cell/>
          <table:table-cell office:value-type="string" calcext:value-type="string">
            <text:p>"./Semicircles/Colección_Green_Semicircle_E_2.png",</text:p>
          </table:table-cell>
        </table:table-row>
        <table:table-row table:style-name="ro1">
          <table:table-cell office:value-type="string" calcext:value-type="string">
            <text:p>R.drawable.colecci_n_orange_rectangle_e_3</text:p>
          </table:table-cell>
          <table:table-cell/>
          <table:table-cell office:value-type="string" calcext:value-type="string">
            <text:p>R.drawable.colecci_n_green_semicircle_e_3</text:p>
          </table:table-cell>
          <table:table-cell/>
          <table:table-cell office:value-type="string" calcext:value-type="string">
            <text:p>"./Semicircles/Colección_Green_Semicircle_E_3.png",</text:p>
          </table:table-cell>
        </table:table-row>
        <table:table-row table:style-name="ro1">
          <table:table-cell office:value-type="string" calcext:value-type="string">
            <text:p>R.drawable.colecci_n_orange_rectangle_s_1</text:p>
          </table:table-cell>
          <table:table-cell/>
          <table:table-cell office:value-type="string" calcext:value-type="string">
            <text:p>R.drawable.colecci_n_green_semicircle_s_1</text:p>
          </table:table-cell>
          <table:table-cell/>
          <table:table-cell office:value-type="string" calcext:value-type="string">
            <text:p>"./Semicircles/Colección_Green_Semicircle_S_1.png",<text:tab/></text:p>
          </table:table-cell>
        </table:table-row>
        <table:table-row table:style-name="ro1">
          <table:table-cell office:value-type="string" calcext:value-type="string">
            <text:p>R.drawable.colecci_n_orange_rectangle_s_2</text:p>
          </table:table-cell>
          <table:table-cell/>
          <table:table-cell office:value-type="string" calcext:value-type="string">
            <text:p>R.drawable.colecci_n_green_semicircle_s_2</text:p>
          </table:table-cell>
          <table:table-cell/>
          <table:table-cell office:value-type="string" calcext:value-type="string">
            <text:p>"./Semicircles/Colección_Green_Semicircle_S_2.png",</text:p>
          </table:table-cell>
        </table:table-row>
        <table:table-row table:style-name="ro1">
          <table:table-cell office:value-type="string" calcext:value-type="string">
            <text:p>R.drawable.colecci_n_orange_rectangle_s_3</text:p>
          </table:table-cell>
          <table:table-cell/>
          <table:table-cell office:value-type="string" calcext:value-type="string">
            <text:p>R.drawable.colecci_n_green_semicircle_s_3</text:p>
          </table:table-cell>
          <table:table-cell/>
          <table:table-cell office:value-type="string" calcext:value-type="string">
            <text:p>"./Semicircles/Colección_Green_Semicircle_S_3.png",</text:p>
          </table:table-cell>
        </table:table-row>
        <table:table-row table:style-name="ro1">
          <table:table-cell office:value-type="string" calcext:value-type="string">
            <text:p>R.drawable.colecci_n_orange_semicircle_1</text:p>
          </table:table-cell>
          <table:table-cell/>
          <table:table-cell office:value-type="string" calcext:value-type="string">
            <text:p>R.drawable.colecci_n_orange_semicircle_1</text:p>
          </table:table-cell>
          <table:table-cell/>
          <table:table-cell office:value-type="string" calcext:value-type="string">
            <text:p>"./Semicircles/Colección_Orange_Semicircle_1.png",<text:tab/></text:p>
          </table:table-cell>
        </table:table-row>
        <table:table-row table:style-name="ro1">
          <table:table-cell office:value-type="string" calcext:value-type="string">
            <text:p>R.drawable.colecci_n_orange_semicircle_2</text:p>
          </table:table-cell>
          <table:table-cell/>
          <table:table-cell office:value-type="string" calcext:value-type="string">
            <text:p>R.drawable.colecci_n_orange_semicircle_2</text:p>
          </table:table-cell>
          <table:table-cell/>
          <table:table-cell office:value-type="string" calcext:value-type="string">
            <text:p>"./Semicircles/Colección_Orange_Semicircle_2.png",</text:p>
          </table:table-cell>
        </table:table-row>
        <table:table-row table:style-name="ro1">
          <table:table-cell office:value-type="string" calcext:value-type="string">
            <text:p>R.drawable.colecci_n_orange_semicircle_3</text:p>
          </table:table-cell>
          <table:table-cell/>
          <table:table-cell office:value-type="string" calcext:value-type="string">
            <text:p>R.drawable.colecci_n_orange_semicircle_3</text:p>
          </table:table-cell>
          <table:table-cell/>
          <table:table-cell office:value-type="string" calcext:value-type="string">
            <text:p>"./Semicircles/Colección_Orange_Semicircle_3.png",</text:p>
          </table:table-cell>
        </table:table-row>
        <table:table-row table:style-name="ro1">
          <table:table-cell office:value-type="string" calcext:value-type="string">
            <text:p>R.drawable.colecci_n_orange_semicircle_e_1</text:p>
          </table:table-cell>
          <table:table-cell/>
          <table:table-cell office:value-type="string" calcext:value-type="string">
            <text:p>R.drawable.colecci_n_orange_semicircle_e_1</text:p>
          </table:table-cell>
          <table:table-cell/>
          <table:table-cell office:value-type="string" calcext:value-type="string">
            <text:p>"./Semicircles/Colección_Orange_Semicircle_E_1.png",<text:tab/></text:p>
          </table:table-cell>
        </table:table-row>
        <table:table-row table:style-name="ro1">
          <table:table-cell office:value-type="string" calcext:value-type="string">
            <text:p>R.drawable.colecci_n_orange_semicircle_e_2</text:p>
          </table:table-cell>
          <table:table-cell/>
          <table:table-cell office:value-type="string" calcext:value-type="string">
            <text:p>R.drawable.colecci_n_orange_semicircle_e_2</text:p>
          </table:table-cell>
          <table:table-cell/>
          <table:table-cell office:value-type="string" calcext:value-type="string">
            <text:p>"./Semicircles/Colección_Orange_Semicircle_E_2.png",</text:p>
          </table:table-cell>
        </table:table-row>
        <table:table-row table:style-name="ro1">
          <table:table-cell office:value-type="string" calcext:value-type="string">
            <text:p>R.drawable.colecci_n_orange_semicircle_e_3</text:p>
          </table:table-cell>
          <table:table-cell/>
          <table:table-cell office:value-type="string" calcext:value-type="string">
            <text:p>R.drawable.colecci_n_orange_semicircle_e_3</text:p>
          </table:table-cell>
          <table:table-cell/>
          <table:table-cell office:value-type="string" calcext:value-type="string">
            <text:p>"./Semicircles/Colección_Orange_Semicircle_E_3.png",</text:p>
          </table:table-cell>
        </table:table-row>
        <table:table-row table:style-name="ro1">
          <table:table-cell office:value-type="string" calcext:value-type="string">
            <text:p>R.drawable.colecci_n_orange_semicircle_s_1</text:p>
          </table:table-cell>
          <table:table-cell/>
          <table:table-cell office:value-type="string" calcext:value-type="string">
            <text:p>R.drawable.colecci_n_orange_semicircle_s_1</text:p>
          </table:table-cell>
          <table:table-cell/>
          <table:table-cell office:value-type="string" calcext:value-type="string">
            <text:p>"./Semicircles/Colección_Orange_Semicircle_S_1.png",<text:tab/></text:p>
          </table:table-cell>
        </table:table-row>
        <table:table-row table:style-name="ro1">
          <table:table-cell office:value-type="string" calcext:value-type="string">
            <text:p>R.drawable.colecci_n_orange_semicircle_s_2</text:p>
          </table:table-cell>
          <table:table-cell/>
          <table:table-cell office:value-type="string" calcext:value-type="string">
            <text:p>R.drawable.colecci_n_orange_semicircle_s_2</text:p>
          </table:table-cell>
          <table:table-cell/>
          <table:table-cell office:value-type="string" calcext:value-type="string">
            <text:p>"./Semicircles/Colección_Orange_Semicircle_S_2.png",</text:p>
          </table:table-cell>
        </table:table-row>
        <table:table-row table:style-name="ro1">
          <table:table-cell office:value-type="string" calcext:value-type="string">
            <text:p>R.drawable.colecci_n_orange_semicircle_s_3</text:p>
          </table:table-cell>
          <table:table-cell/>
          <table:table-cell office:value-type="string" calcext:value-type="string">
            <text:p>R.drawable.colecci_n_orange_semicircle_s_3</text:p>
          </table:table-cell>
          <table:table-cell/>
          <table:table-cell office:value-type="string" calcext:value-type="string">
            <text:p>"./Semicircles/Colección_Orange_Semicircle_S_3.png",</text:p>
          </table:table-cell>
        </table:table-row>
        <table:table-row table:style-name="ro1">
          <table:table-cell office:value-type="string" calcext:value-type="string">
            <text:p>R.drawable.colecci_n_orange_triangle_1</text:p>
          </table:table-cell>
          <table:table-cell/>
          <table:table-cell office:value-type="string" calcext:value-type="string">
            <text:p>R.drawable.colecci_n_red_semicircle_1</text:p>
          </table:table-cell>
          <table:table-cell/>
          <table:table-cell office:value-type="string" calcext:value-type="string">
            <text:p>"./Semicircles/Colección_Red_Semicircle_1.png",<text:tab/></text:p>
          </table:table-cell>
        </table:table-row>
        <table:table-row table:style-name="ro1">
          <table:table-cell office:value-type="string" calcext:value-type="string">
            <text:p>R.drawable.colecci_n_orange_triangle_2</text:p>
          </table:table-cell>
          <table:table-cell/>
          <table:table-cell office:value-type="string" calcext:value-type="string">
            <text:p>R.drawable.colecci_n_red_semicircle_2</text:p>
          </table:table-cell>
          <table:table-cell/>
          <table:table-cell office:value-type="string" calcext:value-type="string">
            <text:p>"./Semicircles/Colección_Red_Semicircle_2.png",</text:p>
          </table:table-cell>
        </table:table-row>
        <table:table-row table:style-name="ro1">
          <table:table-cell office:value-type="string" calcext:value-type="string">
            <text:p>R.drawable.colecci_n_orange_triangle_3</text:p>
          </table:table-cell>
          <table:table-cell/>
          <table:table-cell office:value-type="string" calcext:value-type="string">
            <text:p>R.drawable.colecci_n_red_semicircle_3</text:p>
          </table:table-cell>
          <table:table-cell/>
          <table:table-cell office:value-type="string" calcext:value-type="string">
            <text:p>"./Semicircles/Colección_Red_Semicircle_3.png",</text:p>
          </table:table-cell>
        </table:table-row>
        <table:table-row table:style-name="ro1">
          <table:table-cell office:value-type="string" calcext:value-type="string">
            <text:p>R.drawable.colecci_n_orange_triangle_e_1</text:p>
          </table:table-cell>
          <table:table-cell/>
          <table:table-cell office:value-type="string" calcext:value-type="string">
            <text:p>R.drawable.colecci_n_red_semicircle_e_1</text:p>
          </table:table-cell>
          <table:table-cell/>
          <table:table-cell office:value-type="string" calcext:value-type="string">
            <text:p>"./Semicircles/Colección_Red_Semicircle_E_1.png",<text:tab/></text:p>
          </table:table-cell>
        </table:table-row>
        <table:table-row table:style-name="ro1">
          <table:table-cell office:value-type="string" calcext:value-type="string">
            <text:p>R.drawable.colecci_n_orange_triangle_e_2</text:p>
          </table:table-cell>
          <table:table-cell/>
          <table:table-cell office:value-type="string" calcext:value-type="string">
            <text:p>R.drawable.colecci_n_red_semicircle_e_2</text:p>
          </table:table-cell>
          <table:table-cell/>
          <table:table-cell office:value-type="string" calcext:value-type="string">
            <text:p>"./Semicircles/Colección_Red_Semicircle_E_2.png",</text:p>
          </table:table-cell>
        </table:table-row>
        <table:table-row table:style-name="ro1">
          <table:table-cell office:value-type="string" calcext:value-type="string">
            <text:p>R.drawable.colecci_n_orange_triangle_e_3</text:p>
          </table:table-cell>
          <table:table-cell/>
          <table:table-cell office:value-type="string" calcext:value-type="string">
            <text:p>R.drawable.colecci_n_red_semicircle_e_3</text:p>
          </table:table-cell>
          <table:table-cell/>
          <table:table-cell office:value-type="string" calcext:value-type="string">
            <text:p>"./Semicircles/Colección_Red_Semicircle_E_3.png",</text:p>
          </table:table-cell>
        </table:table-row>
        <table:table-row table:style-name="ro1">
          <table:table-cell office:value-type="string" calcext:value-type="string">
            <text:p>R.drawable.colecci_n_orange_triangle_s_1</text:p>
          </table:table-cell>
          <table:table-cell/>
          <table:table-cell office:value-type="string" calcext:value-type="string">
            <text:p>R.drawable.colecci_n_red_semicircle_s_1</text:p>
          </table:table-cell>
          <table:table-cell/>
          <table:table-cell office:value-type="string" calcext:value-type="string">
            <text:p>"./Semicircles/Colección_Red_Semicircle_S_1.png",<text:tab/></text:p>
          </table:table-cell>
        </table:table-row>
        <table:table-row table:style-name="ro1">
          <table:table-cell office:value-type="string" calcext:value-type="string">
            <text:p>R.drawable.colecci_n_orange_triangle_s_2</text:p>
          </table:table-cell>
          <table:table-cell/>
          <table:table-cell office:value-type="string" calcext:value-type="string">
            <text:p>R.drawable.colecci_n_red_semicircle_s_2</text:p>
          </table:table-cell>
          <table:table-cell/>
          <table:table-cell office:value-type="string" calcext:value-type="string">
            <text:p>"./Semicircles/Colección_Red_Semicircle_S_2.png",</text:p>
          </table:table-cell>
        </table:table-row>
        <table:table-row table:style-name="ro1">
          <table:table-cell office:value-type="string" calcext:value-type="string">
            <text:p>R.drawable.colecci_n_orange_triangle_s_3</text:p>
          </table:table-cell>
          <table:table-cell/>
          <table:table-cell office:value-type="string" calcext:value-type="string">
            <text:p>R.drawable.colecci_n_red_semicircle_s_3</text:p>
          </table:table-cell>
          <table:table-cell/>
          <table:table-cell office:value-type="string" calcext:value-type="string">
            <text:p>"./Semicircles/Colección_Red_Semicircle_S_3.png",</text:p>
          </table:table-cell>
        </table:table-row>
        <table:table-row table:style-name="ro1">
          <table:table-cell office:value-type="string" calcext:value-type="string">
            <text:p>R.drawable.colecci_n_red_parallelogram_1</text:p>
          </table:table-cell>
          <table:table-cell/>
          <table:table-cell office:value-type="string" calcext:value-type="string">
            <text:p>R.drawable.colecci_n_blue_triangle_1</text:p>
          </table:table-cell>
          <table:table-cell/>
          <table:table-cell office:value-type="string" calcext:value-type="string">
            <text:p>"./Triangles/Colección_Blue_Triangle_1.png",<text:tab/></text:p>
          </table:table-cell>
        </table:table-row>
        <table:table-row table:style-name="ro1">
          <table:table-cell office:value-type="string" calcext:value-type="string">
            <text:p>R.drawable.colecci_n_red_parallelogram_2</text:p>
          </table:table-cell>
          <table:table-cell/>
          <table:table-cell office:value-type="string" calcext:value-type="string">
            <text:p>R.drawable.colecci_n_blue_triangle_2</text:p>
          </table:table-cell>
          <table:table-cell/>
          <table:table-cell office:value-type="string" calcext:value-type="string">
            <text:p>"./Triangles/Colección_Blue_Triangle_2.png",</text:p>
          </table:table-cell>
        </table:table-row>
        <table:table-row table:style-name="ro1">
          <table:table-cell office:value-type="string" calcext:value-type="string">
            <text:p>R.drawable.colecci_n_red_parallelogram_3</text:p>
          </table:table-cell>
          <table:table-cell/>
          <table:table-cell office:value-type="string" calcext:value-type="string">
            <text:p>R.drawable.colecci_n_blue_triangle_3</text:p>
          </table:table-cell>
          <table:table-cell/>
          <table:table-cell office:value-type="string" calcext:value-type="string">
            <text:p>"./Triangles/Colección_Blue_Triangle_3.png",</text:p>
          </table:table-cell>
        </table:table-row>
        <table:table-row table:style-name="ro1">
          <table:table-cell office:value-type="string" calcext:value-type="string">
            <text:p>R.drawable.colecci_n_red_parallelogram_e_1</text:p>
          </table:table-cell>
          <table:table-cell/>
          <table:table-cell office:value-type="string" calcext:value-type="string">
            <text:p>R.drawable.colecci_n_blue_triangle_e_1</text:p>
          </table:table-cell>
          <table:table-cell/>
          <table:table-cell office:value-type="string" calcext:value-type="string">
            <text:p>"./Triangles/Colección_Blue_Triangle_E_1.png",<text:tab/></text:p>
          </table:table-cell>
        </table:table-row>
        <table:table-row table:style-name="ro1">
          <table:table-cell office:value-type="string" calcext:value-type="string">
            <text:p>R.drawable.colecci_n_red_parallelogram_e_2</text:p>
          </table:table-cell>
          <table:table-cell/>
          <table:table-cell office:value-type="string" calcext:value-type="string">
            <text:p>R.drawable.colecci_n_blue_triangle_e_2</text:p>
          </table:table-cell>
          <table:table-cell/>
          <table:table-cell office:value-type="string" calcext:value-type="string">
            <text:p>"./Triangles/Colección_Blue_Triangle_E_2.png",</text:p>
          </table:table-cell>
        </table:table-row>
        <table:table-row table:style-name="ro1">
          <table:table-cell office:value-type="string" calcext:value-type="string">
            <text:p>R.drawable.colecci_n_red_parallelogram_e_3</text:p>
          </table:table-cell>
          <table:table-cell/>
          <table:table-cell office:value-type="string" calcext:value-type="string">
            <text:p>R.drawable.colecci_n_blue_triangle_e_3</text:p>
          </table:table-cell>
          <table:table-cell/>
          <table:table-cell office:value-type="string" calcext:value-type="string">
            <text:p>"./Triangles/Colección_Blue_Triangle_E_3.png",</text:p>
          </table:table-cell>
        </table:table-row>
        <table:table-row table:style-name="ro1">
          <table:table-cell office:value-type="string" calcext:value-type="string">
            <text:p>R.drawable.colecci_n_red_parallelogram_s_1</text:p>
          </table:table-cell>
          <table:table-cell/>
          <table:table-cell office:value-type="string" calcext:value-type="string">
            <text:p>R.drawable.colecci_n_blue_triangle_s_1</text:p>
          </table:table-cell>
          <table:table-cell/>
          <table:table-cell office:value-type="string" calcext:value-type="string">
            <text:p>"./Triangles/Colección_Blue_Triangle_S_1.png",<text:tab/></text:p>
          </table:table-cell>
        </table:table-row>
        <table:table-row table:style-name="ro1">
          <table:table-cell office:value-type="string" calcext:value-type="string">
            <text:p>R.drawable.colecci_n_red_parallelogram_s_2</text:p>
          </table:table-cell>
          <table:table-cell/>
          <table:table-cell office:value-type="string" calcext:value-type="string">
            <text:p>R.drawable.colecci_n_blue_triangle_s_2</text:p>
          </table:table-cell>
          <table:table-cell/>
          <table:table-cell office:value-type="string" calcext:value-type="string">
            <text:p>"./Triangles/Colección_Blue_Triangle_S_2.png",</text:p>
          </table:table-cell>
        </table:table-row>
        <table:table-row table:style-name="ro1">
          <table:table-cell office:value-type="string" calcext:value-type="string">
            <text:p>R.drawable.colecci_n_red_parallelogram_s_3</text:p>
          </table:table-cell>
          <table:table-cell/>
          <table:table-cell office:value-type="string" calcext:value-type="string">
            <text:p>R.drawable.colecci_n_blue_triangle_s_3</text:p>
          </table:table-cell>
          <table:table-cell/>
          <table:table-cell office:value-type="string" calcext:value-type="string">
            <text:p>"./Triangles/Colección_Blue_Triangle_S_3.png",</text:p>
          </table:table-cell>
        </table:table-row>
        <table:table-row table:style-name="ro1">
          <table:table-cell office:value-type="string" calcext:value-type="string">
            <text:p>R.drawable.colecci_n_red_rectangle_1</text:p>
          </table:table-cell>
          <table:table-cell/>
          <table:table-cell office:value-type="string" calcext:value-type="string">
            <text:p>R.drawable.colecci_n_green_triangle_1</text:p>
          </table:table-cell>
          <table:table-cell/>
          <table:table-cell office:value-type="string" calcext:value-type="string">
            <text:p>"./Triangles/Colección_Green_Triangle_1.png",<text:tab/></text:p>
          </table:table-cell>
        </table:table-row>
        <table:table-row table:style-name="ro1">
          <table:table-cell office:value-type="string" calcext:value-type="string">
            <text:p>R.drawable.colecci_n_red_rectangle_2</text:p>
          </table:table-cell>
          <table:table-cell/>
          <table:table-cell office:value-type="string" calcext:value-type="string">
            <text:p>R.drawable.colecci_n_green_triangle_2</text:p>
          </table:table-cell>
          <table:table-cell/>
          <table:table-cell office:value-type="string" calcext:value-type="string">
            <text:p>"./Triangles/Colección_Green_Triangle_2.png",</text:p>
          </table:table-cell>
        </table:table-row>
        <table:table-row table:style-name="ro1">
          <table:table-cell office:value-type="string" calcext:value-type="string">
            <text:p>R.drawable.colecci_n_red_rectangle_3</text:p>
          </table:table-cell>
          <table:table-cell/>
          <table:table-cell office:value-type="string" calcext:value-type="string">
            <text:p>R.drawable.colecci_n_green_triangle_3</text:p>
          </table:table-cell>
          <table:table-cell/>
          <table:table-cell office:value-type="string" calcext:value-type="string">
            <text:p>"./Triangles/Colección_Green_Triangle_3.png",</text:p>
          </table:table-cell>
        </table:table-row>
        <table:table-row table:style-name="ro1">
          <table:table-cell office:value-type="string" calcext:value-type="string">
            <text:p>R.drawable.colecci_n_red_rectangle_e_1</text:p>
          </table:table-cell>
          <table:table-cell/>
          <table:table-cell office:value-type="string" calcext:value-type="string">
            <text:p>R.drawable.colecci_n_green_triangle_e_1</text:p>
          </table:table-cell>
          <table:table-cell/>
          <table:table-cell office:value-type="string" calcext:value-type="string">
            <text:p>"./Triangles/Colección_Green_Triangle_E_1.png",<text:tab/></text:p>
          </table:table-cell>
        </table:table-row>
        <table:table-row table:style-name="ro1">
          <table:table-cell office:value-type="string" calcext:value-type="string">
            <text:p>R.drawable.colecci_n_red_rectangle_e_2</text:p>
          </table:table-cell>
          <table:table-cell/>
          <table:table-cell office:value-type="string" calcext:value-type="string">
            <text:p>R.drawable.colecci_n_green_triangle_e_2</text:p>
          </table:table-cell>
          <table:table-cell/>
          <table:table-cell office:value-type="string" calcext:value-type="string">
            <text:p>"./Triangles/Colección_Green_Triangle_E_2.png",</text:p>
          </table:table-cell>
        </table:table-row>
        <table:table-row table:style-name="ro1">
          <table:table-cell office:value-type="string" calcext:value-type="string">
            <text:p>R.drawable.colecci_n_red_rectangle_e_3</text:p>
          </table:table-cell>
          <table:table-cell/>
          <table:table-cell office:value-type="string" calcext:value-type="string">
            <text:p>R.drawable.colecci_n_green_triangle_e_3</text:p>
          </table:table-cell>
          <table:table-cell/>
          <table:table-cell office:value-type="string" calcext:value-type="string">
            <text:p>"./Triangles/Colección_Green_Triangle_E_3.png",</text:p>
          </table:table-cell>
        </table:table-row>
        <table:table-row table:style-name="ro1">
          <table:table-cell office:value-type="string" calcext:value-type="string">
            <text:p>R.drawable.colecci_n_red_rectangle_s_1</text:p>
          </table:table-cell>
          <table:table-cell/>
          <table:table-cell office:value-type="string" calcext:value-type="string">
            <text:p>R.drawable.colecci_n_green_triangle_s_1</text:p>
          </table:table-cell>
          <table:table-cell/>
          <table:table-cell office:value-type="string" calcext:value-type="string">
            <text:p>"./Triangles/Colección_Green_Triangle_S_1.png",<text:tab/></text:p>
          </table:table-cell>
        </table:table-row>
        <table:table-row table:style-name="ro1">
          <table:table-cell office:value-type="string" calcext:value-type="string">
            <text:p>R.drawable.colecci_n_red_rectangle_s_2</text:p>
          </table:table-cell>
          <table:table-cell/>
          <table:table-cell office:value-type="string" calcext:value-type="string">
            <text:p>R.drawable.colecci_n_green_triangle_s_2</text:p>
          </table:table-cell>
          <table:table-cell/>
          <table:table-cell office:value-type="string" calcext:value-type="string">
            <text:p>"./Triangles/Colección_Green_Triangle_S_2.png",</text:p>
          </table:table-cell>
        </table:table-row>
        <table:table-row table:style-name="ro1">
          <table:table-cell office:value-type="string" calcext:value-type="string">
            <text:p>R.drawable.colecci_n_red_rectangle_s_3</text:p>
          </table:table-cell>
          <table:table-cell/>
          <table:table-cell office:value-type="string" calcext:value-type="string">
            <text:p>R.drawable.colecci_n_green_triangle_s_3</text:p>
          </table:table-cell>
          <table:table-cell/>
          <table:table-cell office:value-type="string" calcext:value-type="string">
            <text:p>"./Triangles/Colección_Green_Triangle_S_3.png",</text:p>
          </table:table-cell>
        </table:table-row>
        <table:table-row table:style-name="ro1">
          <table:table-cell office:value-type="string" calcext:value-type="string">
            <text:p>R.drawable.colecci_n_red_semicircle_1</text:p>
          </table:table-cell>
          <table:table-cell/>
          <table:table-cell office:value-type="string" calcext:value-type="string">
            <text:p>R.drawable.colecci_n_orange_triangle_1</text:p>
          </table:table-cell>
          <table:table-cell/>
          <table:table-cell office:value-type="string" calcext:value-type="string">
            <text:p>"./Triangles/Colección_Orange_Triangle_1.png",<text:tab/></text:p>
          </table:table-cell>
        </table:table-row>
        <table:table-row table:style-name="ro1">
          <table:table-cell office:value-type="string" calcext:value-type="string">
            <text:p>R.drawable.colecci_n_red_semicircle_2</text:p>
          </table:table-cell>
          <table:table-cell/>
          <table:table-cell office:value-type="string" calcext:value-type="string">
            <text:p>R.drawable.colecci_n_orange_triangle_2</text:p>
          </table:table-cell>
          <table:table-cell/>
          <table:table-cell office:value-type="string" calcext:value-type="string">
            <text:p>"./Triangles/Colección_Orange_Triangle_2.png",</text:p>
          </table:table-cell>
        </table:table-row>
        <table:table-row table:style-name="ro1">
          <table:table-cell office:value-type="string" calcext:value-type="string">
            <text:p>R.drawable.colecci_n_red_semicircle_3</text:p>
          </table:table-cell>
          <table:table-cell/>
          <table:table-cell office:value-type="string" calcext:value-type="string">
            <text:p>R.drawable.colecci_n_orange_triangle_3</text:p>
          </table:table-cell>
          <table:table-cell/>
          <table:table-cell office:value-type="string" calcext:value-type="string">
            <text:p>"./Triangles/Colección_Orange_Triangle_3.png",</text:p>
          </table:table-cell>
        </table:table-row>
        <table:table-row table:style-name="ro1">
          <table:table-cell office:value-type="string" calcext:value-type="string">
            <text:p>R.drawable.colecci_n_red_semicircle_e_1</text:p>
          </table:table-cell>
          <table:table-cell/>
          <table:table-cell office:value-type="string" calcext:value-type="string">
            <text:p>R.drawable.colecci_n_orange_triangle_e_1</text:p>
          </table:table-cell>
          <table:table-cell/>
          <table:table-cell office:value-type="string" calcext:value-type="string">
            <text:p>"./Triangles/Colección_Orange_Triangle_E_1.png",<text:tab/></text:p>
          </table:table-cell>
        </table:table-row>
        <table:table-row table:style-name="ro1">
          <table:table-cell office:value-type="string" calcext:value-type="string">
            <text:p>R.drawable.colecci_n_red_semicircle_e_2</text:p>
          </table:table-cell>
          <table:table-cell/>
          <table:table-cell office:value-type="string" calcext:value-type="string">
            <text:p>R.drawable.colecci_n_orange_triangle_e_2</text:p>
          </table:table-cell>
          <table:table-cell/>
          <table:table-cell office:value-type="string" calcext:value-type="string">
            <text:p>"./Triangles/Colección_Orange_Triangle_E_2.png",</text:p>
          </table:table-cell>
        </table:table-row>
        <table:table-row table:style-name="ro1">
          <table:table-cell office:value-type="string" calcext:value-type="string">
            <text:p>R.drawable.colecci_n_red_semicircle_e_3</text:p>
          </table:table-cell>
          <table:table-cell/>
          <table:table-cell office:value-type="string" calcext:value-type="string">
            <text:p>R.drawable.colecci_n_orange_triangle_e_3</text:p>
          </table:table-cell>
          <table:table-cell/>
          <table:table-cell office:value-type="string" calcext:value-type="string">
            <text:p>"./Triangles/Colección_Orange_Triangle_E_3.png",</text:p>
          </table:table-cell>
        </table:table-row>
        <table:table-row table:style-name="ro1">
          <table:table-cell office:value-type="string" calcext:value-type="string">
            <text:p>R.drawable.colecci_n_red_semicircle_s_1</text:p>
          </table:table-cell>
          <table:table-cell/>
          <table:table-cell office:value-type="string" calcext:value-type="string">
            <text:p>R.drawable.colecci_n_orange_triangle_s_1</text:p>
          </table:table-cell>
          <table:table-cell/>
          <table:table-cell office:value-type="string" calcext:value-type="string">
            <text:p>"./Triangles/Colección_Orange_Triangle_S_1.png",<text:tab/></text:p>
          </table:table-cell>
        </table:table-row>
        <table:table-row table:style-name="ro1">
          <table:table-cell office:value-type="string" calcext:value-type="string">
            <text:p>R.drawable.colecci_n_red_semicircle_s_2</text:p>
          </table:table-cell>
          <table:table-cell/>
          <table:table-cell office:value-type="string" calcext:value-type="string">
            <text:p>R.drawable.colecci_n_orange_triangle_s_2</text:p>
          </table:table-cell>
          <table:table-cell/>
          <table:table-cell office:value-type="string" calcext:value-type="string">
            <text:p>"./Triangles/Colección_Orange_Triangle_S_2.png",</text:p>
          </table:table-cell>
        </table:table-row>
        <table:table-row table:style-name="ro1">
          <table:table-cell office:value-type="string" calcext:value-type="string">
            <text:p>R.drawable.colecci_n_red_semicircle_s_3</text:p>
          </table:table-cell>
          <table:table-cell/>
          <table:table-cell office:value-type="string" calcext:value-type="string">
            <text:p>R.drawable.colecci_n_orange_triangle_s_3</text:p>
          </table:table-cell>
          <table:table-cell/>
          <table:table-cell office:value-type="string" calcext:value-type="string">
            <text:p>"./Triangles/Colección_Orange_Triangle_S_3.png",</text:p>
          </table:table-cell>
        </table:table-row>
        <table:table-row table:style-name="ro1">
          <table:table-cell office:value-type="string" calcext:value-type="string">
            <text:p>R.drawable.colecci_n_red_triangle_1</text:p>
          </table:table-cell>
          <table:table-cell/>
          <table:table-cell office:value-type="string" calcext:value-type="string">
            <text:p>R.drawable.colecci_n_red_triangle_1</text:p>
          </table:table-cell>
          <table:table-cell/>
          <table:table-cell office:value-type="string" calcext:value-type="string">
            <text:p>"./Triangles/Colección_Red_Triangle_1.png",<text:tab/></text:p>
          </table:table-cell>
        </table:table-row>
        <table:table-row table:style-name="ro1">
          <table:table-cell office:value-type="string" calcext:value-type="string">
            <text:p>R.drawable.colecci_n_red_triangle_2</text:p>
          </table:table-cell>
          <table:table-cell/>
          <table:table-cell office:value-type="string" calcext:value-type="string">
            <text:p>R.drawable.colecci_n_red_triangle_2</text:p>
          </table:table-cell>
          <table:table-cell/>
          <table:table-cell office:value-type="string" calcext:value-type="string">
            <text:p>"./Triangles/Colección_Red_Triangle_2.png",</text:p>
          </table:table-cell>
        </table:table-row>
        <table:table-row table:style-name="ro1">
          <table:table-cell office:value-type="string" calcext:value-type="string">
            <text:p>R.drawable.colecci_n_red_triangle_3</text:p>
          </table:table-cell>
          <table:table-cell/>
          <table:table-cell office:value-type="string" calcext:value-type="string">
            <text:p>R.drawable.colecci_n_red_triangle_3</text:p>
          </table:table-cell>
          <table:table-cell/>
          <table:table-cell office:value-type="string" calcext:value-type="string">
            <text:p>"./Triangles/Colección_Red_Triangle_3.png",</text:p>
          </table:table-cell>
        </table:table-row>
        <table:table-row table:style-name="ro1">
          <table:table-cell office:value-type="string" calcext:value-type="string">
            <text:p>R.drawable.colecci_n_red_triangle_e_1</text:p>
          </table:table-cell>
          <table:table-cell/>
          <table:table-cell office:value-type="string" calcext:value-type="string">
            <text:p>R.drawable.colecci_n_red_triangle_e_1</text:p>
          </table:table-cell>
          <table:table-cell/>
          <table:table-cell office:value-type="string" calcext:value-type="string">
            <text:p>"./Triangles/Colección_Red_Triangle_E_1.png",<text:tab/></text:p>
          </table:table-cell>
        </table:table-row>
        <table:table-row table:style-name="ro1">
          <table:table-cell office:value-type="string" calcext:value-type="string">
            <text:p>R.drawable.colecci_n_red_triangle_e_2</text:p>
          </table:table-cell>
          <table:table-cell/>
          <table:table-cell office:value-type="string" calcext:value-type="string">
            <text:p>R.drawable.colecci_n_red_triangle_e_2</text:p>
          </table:table-cell>
          <table:table-cell/>
          <table:table-cell office:value-type="string" calcext:value-type="string">
            <text:p>"./Triangles/Colección_Red_Triangle_E_2.png",</text:p>
          </table:table-cell>
        </table:table-row>
        <table:table-row table:style-name="ro1">
          <table:table-cell office:value-type="string" calcext:value-type="string">
            <text:p>R.drawable.colecci_n_red_triangle_e_3</text:p>
          </table:table-cell>
          <table:table-cell/>
          <table:table-cell office:value-type="string" calcext:value-type="string">
            <text:p>R.drawable.colecci_n_red_triangle_e_3</text:p>
          </table:table-cell>
          <table:table-cell/>
          <table:table-cell office:value-type="string" calcext:value-type="string">
            <text:p>"./Triangles/Colección_Red_Triangle_E_3.png",</text:p>
          </table:table-cell>
        </table:table-row>
        <table:table-row table:style-name="ro1">
          <table:table-cell office:value-type="string" calcext:value-type="string">
            <text:p>R.drawable.colecci_n_red_triangle_s_1</text:p>
          </table:table-cell>
          <table:table-cell/>
          <table:table-cell office:value-type="string" calcext:value-type="string">
            <text:p>R.drawable.colecci_n_red_triangle_s_1</text:p>
          </table:table-cell>
          <table:table-cell/>
          <table:table-cell office:value-type="string" calcext:value-type="string">
            <text:p>"./Triangles/Colección_Red_Triangle_S_1.png",<text:tab/></text:p>
          </table:table-cell>
        </table:table-row>
        <table:table-row table:style-name="ro1">
          <table:table-cell office:value-type="string" calcext:value-type="string">
            <text:p>R.drawable.colecci_n_red_triangle_s_2</text:p>
          </table:table-cell>
          <table:table-cell/>
          <table:table-cell office:value-type="string" calcext:value-type="string">
            <text:p>R.drawable.colecci_n_red_triangle_s_2</text:p>
          </table:table-cell>
          <table:table-cell/>
          <table:table-cell office:value-type="string" calcext:value-type="string">
            <text:p>"./Triangles/Colección_Red_Triangle_S_2.png",</text:p>
          </table:table-cell>
        </table:table-row>
        <table:table-row table:style-name="ro1">
          <table:table-cell office:value-type="string" calcext:value-type="string">
            <text:p>R.drawable.colecci_n_red_triangle_s_3</text:p>
          </table:table-cell>
          <table:table-cell/>
          <table:table-cell office:value-type="string" calcext:value-type="string">
            <text:p>R.drawable.colecci_n_red_triangle_s_3</text:p>
          </table:table-cell>
          <table:table-cell/>
          <table:table-cell office:value-type="string" calcext:value-type="string">
            <text:p>"./Triangles/Colección_Red_Triangle_S_3.png",</text:p>
          </table:table-cell>
        </table:table-row>
      </table:table>
      <table:table table:name="Sheet8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7" table:number-columns-repeated="2" table:default-cell-style-name="Default"/>
        <table:table-column table:style-name="co5" table:number-columns-repeated="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blue_parallelogram_1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By Color</text:p>
          </table:table-cell>
          <table:table-cell office:value-type="string" calcext:value-type="string">
            <text:p>colecci_n_blue_parallelogram_1</text:p>
          </table:table-cell>
          <table:table-cell office:value-type="string" calcext:value-type="string">
            <text:p>By Shape</text:p>
          </table:table-cell>
          <table:table-cell office:value-type="string" calcext:value-type="string">
            <text:p>colecci_n_blue_parallelogram_1</text:p>
          </table:table-cell>
          <table:table-cell table:number-columns-repeated="2"/>
          <table:table-cell office:value-type="string" calcext:value-type="string">
            <text:p>colecci_n_blue_parallelogram_1</text:p>
          </table:table-cell>
          <table:table-cell/>
          <table:table-cell office:value-type="string" calcext:value-type="string">
            <text:p>aurora_over_canada_2016</text:p>
          </table:table-cell>
          <table:table-cell table:number-columns-repeated="7"/>
          <table:table-cell office:value-type="string" calcext:value-type="string">
            <text:p>/home/cronus/GitHub/Coleccion_Android/app/src/main/res/drawable/aurora_over_canada_2016.jp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blue_parallelogram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2</text:p>
          </table:table-cell>
          <table:table-cell/>
          <table:table-cell office:value-type="string" calcext:value-type="string">
            <text:p>colecci_n_blue_parallelogram_2</text:p>
          </table:table-cell>
          <table:table-cell table:number-columns-repeated="2"/>
          <table:table-cell office:value-type="string" calcext:value-type="string">
            <text:p>colecci_n_blue_parallelogram_2</text:p>
          </table:table-cell>
          <table:table-cell/>
          <table:table-cell office:value-type="string" calcext:value-type="string">
            <text:p>bamboo_scroll_art_2</text:p>
          </table:table-cell>
          <table:table-cell table:number-columns-repeated="7"/>
          <table:table-cell office:value-type="string" calcext:value-type="string">
            <text:p>/home/cronus/GitHub/Coleccion_Android/app/src/main/res/drawable/bamboo_scroll_art_2.jp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blue_parallelogram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3</text:p>
          </table:table-cell>
          <table:table-cell/>
          <table:table-cell office:value-type="string" calcext:value-type="string">
            <text:p>colecci_n_blue_parallelogram_3</text:p>
          </table:table-cell>
          <table:table-cell table:number-columns-repeated="2"/>
          <table:table-cell office:value-type="string" calcext:value-type="string">
            <text:p>colecci_n_blue_parallelogram_3</text:p>
          </table:table-cell>
          <table:table-cell/>
          <table:table-cell office:value-type="string" calcext:value-type="string">
            <text:p>boston_financial_district_skyline</text:p>
          </table:table-cell>
          <table:table-cell table:number-columns-repeated="7"/>
          <table:table-cell office:value-type="string" calcext:value-type="string">
            <text:p>/home/cronus/GitHub/Coleccion_Android/app/src/main/res/drawable/boston_financial_district_skyline.jp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blue_parallelogram_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e_1</text:p>
          </table:table-cell>
          <table:table-cell/>
          <table:table-cell office:value-type="string" calcext:value-type="string">
            <text:p>colecci_n_blue_parallelogram_e_1</text:p>
          </table:table-cell>
          <table:table-cell table:number-columns-repeated="2"/>
          <table:table-cell office:value-type="string" calcext:value-type="string">
            <text:p>colecci_n_blue_parallelogram_e_1</text:p>
          </table:table-cell>
          <table:table-cell/>
          <table:table-cell office:value-type="string" calcext:value-type="string">
            <text:p>cardhelpinfo1</text:p>
          </table:table-cell>
          <table:table-cell table:number-columns-repeated="7"/>
          <table:table-cell office:value-type="string" calcext:value-type="string">
            <text:p>/home/cronus/GitHub/Coleccion_Android/app/src/main/res/drawable/cardhelpinfo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blue_parallelogram_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e_2</text:p>
          </table:table-cell>
          <table:table-cell/>
          <table:table-cell office:value-type="string" calcext:value-type="string">
            <text:p>colecci_n_blue_parallelogram_e_2</text:p>
          </table:table-cell>
          <table:table-cell table:number-columns-repeated="2"/>
          <table:table-cell office:value-type="string" calcext:value-type="string">
            <text:p>colecci_n_blue_parallelogram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blue_parallelogram_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e_3</text:p>
          </table:table-cell>
          <table:table-cell/>
          <table:table-cell office:value-type="string" calcext:value-type="string">
            <text:p>colecci_n_blue_parallelogram_e_3</text:p>
          </table:table-cell>
          <table:table-cell table:number-columns-repeated="2"/>
          <table:table-cell office:value-type="string" calcext:value-type="string">
            <text:p>colecci_n_blue_parallelogram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blue_parallelogram_s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s_1</text:p>
          </table:table-cell>
          <table:table-cell/>
          <table:table-cell office:value-type="string" calcext:value-type="string">
            <text:p>colecci_n_blue_parallelogram_s_1</text:p>
          </table:table-cell>
          <table:table-cell table:number-columns-repeated="2"/>
          <table:table-cell office:value-type="string" calcext:value-type="string">
            <text:p>colecci_n_blue_parallelogram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blue_parallelogram_s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s_2</text:p>
          </table:table-cell>
          <table:table-cell/>
          <table:table-cell office:value-type="string" calcext:value-type="string">
            <text:p>colecci_n_blue_parallelogram_s_2</text:p>
          </table:table-cell>
          <table:table-cell table:number-columns-repeated="2"/>
          <table:table-cell office:value-type="string" calcext:value-type="string">
            <text:p>colecci_n_blue_parallelogram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blue_parallelogram_s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s_3</text:p>
          </table:table-cell>
          <table:table-cell/>
          <table:table-cell office:value-type="string" calcext:value-type="string">
            <text:p>colecci_n_blue_parallelogram_s_3</text:p>
          </table:table-cell>
          <table:table-cell table:number-columns-repeated="2"/>
          <table:table-cell office:value-type="string" calcext:value-type="string">
            <text:p>colecci_n_blue_parallelogram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green_parallelogram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1</text:p>
          </table:table-cell>
          <table:table-cell/>
          <table:table-cell office:value-type="string" calcext:value-type="string">
            <text:p>colecci_n_green_parallelogram_1</text:p>
          </table:table-cell>
          <table:table-cell table:number-columns-repeated="2"/>
          <table:table-cell office:value-type="string" calcext:value-type="string">
            <text:p>colecci_n_blue_rect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green_parallelogram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2</text:p>
          </table:table-cell>
          <table:table-cell/>
          <table:table-cell office:value-type="string" calcext:value-type="string">
            <text:p>colecci_n_green_parallelogram_2</text:p>
          </table:table-cell>
          <table:table-cell table:number-columns-repeated="2"/>
          <table:table-cell office:value-type="string" calcext:value-type="string">
            <text:p>colecci_n_blue_rect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s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green_parallelogram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3</text:p>
          </table:table-cell>
          <table:table-cell/>
          <table:table-cell office:value-type="string" calcext:value-type="string">
            <text:p>colecci_n_green_parallelogram_3</text:p>
          </table:table-cell>
          <table:table-cell table:number-columns-repeated="2"/>
          <table:table-cell office:value-type="string" calcext:value-type="string">
            <text:p>colecci_n_blue_rect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s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green_parallelogram_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e_1</text:p>
          </table:table-cell>
          <table:table-cell/>
          <table:table-cell office:value-type="string" calcext:value-type="string">
            <text:p>colecci_n_green_parallelogram_e_1</text:p>
          </table:table-cell>
          <table:table-cell table:number-columns-repeated="2"/>
          <table:table-cell office:value-type="string" calcext:value-type="string">
            <text:p>colecci_n_blue_rect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s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green_parallelogram_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e_2</text:p>
          </table:table-cell>
          <table:table-cell/>
          <table:table-cell office:value-type="string" calcext:value-type="string">
            <text:p>colecci_n_green_parallelogram_e_2</text:p>
          </table:table-cell>
          <table:table-cell table:number-columns-repeated="2"/>
          <table:table-cell office:value-type="string" calcext:value-type="string">
            <text:p>colecci_n_blue_rect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green_parallelogram_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e_3</text:p>
          </table:table-cell>
          <table:table-cell/>
          <table:table-cell office:value-type="string" calcext:value-type="string">
            <text:p>colecci_n_green_parallelogram_e_3</text:p>
          </table:table-cell>
          <table:table-cell table:number-columns-repeated="2"/>
          <table:table-cell office:value-type="string" calcext:value-type="string">
            <text:p>colecci_n_blue_rect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green_parallelogram_s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s_1</text:p>
          </table:table-cell>
          <table:table-cell/>
          <table:table-cell office:value-type="string" calcext:value-type="string">
            <text:p>colecci_n_green_parallelogram_s_1</text:p>
          </table:table-cell>
          <table:table-cell table:number-columns-repeated="2"/>
          <table:table-cell office:value-type="string" calcext:value-type="string">
            <text:p>colecci_n_blue_rect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green_parallelogram_s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s_2</text:p>
          </table:table-cell>
          <table:table-cell/>
          <table:table-cell office:value-type="string" calcext:value-type="string">
            <text:p>colecci_n_green_parallelogram_s_2</text:p>
          </table:table-cell>
          <table:table-cell table:number-columns-repeated="2"/>
          <table:table-cell office:value-type="string" calcext:value-type="string">
            <text:p>colecci_n_blue_rect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green_parallelogram_s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s_3</text:p>
          </table:table-cell>
          <table:table-cell/>
          <table:table-cell office:value-type="string" calcext:value-type="string">
            <text:p>colecci_n_green_parallelogram_s_3</text:p>
          </table:table-cell>
          <table:table-cell table:number-columns-repeated="2"/>
          <table:table-cell office:value-type="string" calcext:value-type="string">
            <text:p>colecci_n_blue_rect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orange_parallelogram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1</text:p>
          </table:table-cell>
          <table:table-cell/>
          <table:table-cell office:value-type="string" calcext:value-type="string">
            <text:p>colecci_n_orange_parallelogram_1</text:p>
          </table:table-cell>
          <table:table-cell table:number-columns-repeated="2"/>
          <table:table-cell office:value-type="string" calcext:value-type="string">
            <text:p>colecci_n_blue_semicirc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orange_parallelogram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2</text:p>
          </table:table-cell>
          <table:table-cell/>
          <table:table-cell office:value-type="string" calcext:value-type="string">
            <text:p>colecci_n_orange_parallelogram_2</text:p>
          </table:table-cell>
          <table:table-cell table:number-columns-repeated="2"/>
          <table:table-cell office:value-type="string" calcext:value-type="string">
            <text:p>colecci_n_blue_semicirc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s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orange_parallelogram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3</text:p>
          </table:table-cell>
          <table:table-cell/>
          <table:table-cell office:value-type="string" calcext:value-type="string">
            <text:p>colecci_n_orange_parallelogram_3</text:p>
          </table:table-cell>
          <table:table-cell table:number-columns-repeated="2"/>
          <table:table-cell office:value-type="string" calcext:value-type="string">
            <text:p>colecci_n_blue_semicirc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s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orange_parallelogram_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e_1</text:p>
          </table:table-cell>
          <table:table-cell/>
          <table:table-cell office:value-type="string" calcext:value-type="string">
            <text:p>colecci_n_orange_parallelogram_e_1</text:p>
          </table:table-cell>
          <table:table-cell table:number-columns-repeated="2"/>
          <table:table-cell office:value-type="string" calcext:value-type="string">
            <text:p>colecci_n_blue_semicirc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s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orange_parallelogram_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e_2</text:p>
          </table:table-cell>
          <table:table-cell/>
          <table:table-cell office:value-type="string" calcext:value-type="string">
            <text:p>colecci_n_orange_parallelogram_e_2</text:p>
          </table:table-cell>
          <table:table-cell table:number-columns-repeated="2"/>
          <table:table-cell office:value-type="string" calcext:value-type="string">
            <text:p>colecci_n_blue_semicirc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orange_parallelogram_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e_3</text:p>
          </table:table-cell>
          <table:table-cell/>
          <table:table-cell office:value-type="string" calcext:value-type="string">
            <text:p>colecci_n_orange_parallelogram_e_3</text:p>
          </table:table-cell>
          <table:table-cell table:number-columns-repeated="2"/>
          <table:table-cell office:value-type="string" calcext:value-type="string">
            <text:p>colecci_n_blue_semicirc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orange_parallelogram_s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s_1</text:p>
          </table:table-cell>
          <table:table-cell/>
          <table:table-cell office:value-type="string" calcext:value-type="string">
            <text:p>colecci_n_orange_parallelogram_s_1</text:p>
          </table:table-cell>
          <table:table-cell table:number-columns-repeated="2"/>
          <table:table-cell office:value-type="string" calcext:value-type="string">
            <text:p>colecci_n_blue_semicirc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orange_parallelogram_s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s_2</text:p>
          </table:table-cell>
          <table:table-cell/>
          <table:table-cell office:value-type="string" calcext:value-type="string">
            <text:p>colecci_n_orange_parallelogram_s_2</text:p>
          </table:table-cell>
          <table:table-cell table:number-columns-repeated="2"/>
          <table:table-cell office:value-type="string" calcext:value-type="string">
            <text:p>colecci_n_blue_semicirc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orange_parallelogram_s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s_3</text:p>
          </table:table-cell>
          <table:table-cell/>
          <table:table-cell office:value-type="string" calcext:value-type="string">
            <text:p>colecci_n_orange_parallelogram_s_3</text:p>
          </table:table-cell>
          <table:table-cell table:number-columns-repeated="2"/>
          <table:table-cell office:value-type="string" calcext:value-type="string">
            <text:p>colecci_n_blue_semicirc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red_parallelogram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1</text:p>
          </table:table-cell>
          <table:table-cell/>
          <table:table-cell office:value-type="string" calcext:value-type="string">
            <text:p>colecci_n_red_parallelogram_1</text:p>
          </table:table-cell>
          <table:table-cell table:number-columns-repeated="2"/>
          <table:table-cell office:value-type="string" calcext:value-type="string">
            <text:p>colecci_n_blue_tri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red_parallelogram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2</text:p>
          </table:table-cell>
          <table:table-cell/>
          <table:table-cell office:value-type="string" calcext:value-type="string">
            <text:p>colecci_n_red_parallelogram_2</text:p>
          </table:table-cell>
          <table:table-cell table:number-columns-repeated="2"/>
          <table:table-cell office:value-type="string" calcext:value-type="string">
            <text:p>colecci_n_blue_tri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s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red_parallelogram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3</text:p>
          </table:table-cell>
          <table:table-cell/>
          <table:table-cell office:value-type="string" calcext:value-type="string">
            <text:p>colecci_n_red_parallelogram_3</text:p>
          </table:table-cell>
          <table:table-cell table:number-columns-repeated="2"/>
          <table:table-cell office:value-type="string" calcext:value-type="string">
            <text:p>colecci_n_blue_tri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s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red_parallelogram_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e_1</text:p>
          </table:table-cell>
          <table:table-cell/>
          <table:table-cell office:value-type="string" calcext:value-type="string">
            <text:p>colecci_n_red_parallelogram_e_1</text:p>
          </table:table-cell>
          <table:table-cell table:number-columns-repeated="2"/>
          <table:table-cell office:value-type="string" calcext:value-type="string">
            <text:p>colecci_n_blue_tri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s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red_parallelogram_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e_2</text:p>
          </table:table-cell>
          <table:table-cell/>
          <table:table-cell office:value-type="string" calcext:value-type="string">
            <text:p>colecci_n_red_parallelogram_e_2</text:p>
          </table:table-cell>
          <table:table-cell table:number-columns-repeated="2"/>
          <table:table-cell office:value-type="string" calcext:value-type="string">
            <text:p>colecci_n_blue_tri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red_parallelogram_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e_3</text:p>
          </table:table-cell>
          <table:table-cell/>
          <table:table-cell office:value-type="string" calcext:value-type="string">
            <text:p>colecci_n_red_parallelogram_e_3</text:p>
          </table:table-cell>
          <table:table-cell table:number-columns-repeated="2"/>
          <table:table-cell office:value-type="string" calcext:value-type="string">
            <text:p>colecci_n_blue_tri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red_parallelogram_s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s_1</text:p>
          </table:table-cell>
          <table:table-cell/>
          <table:table-cell office:value-type="string" calcext:value-type="string">
            <text:p>colecci_n_red_parallelogram_s_1</text:p>
          </table:table-cell>
          <table:table-cell table:number-columns-repeated="2"/>
          <table:table-cell office:value-type="string" calcext:value-type="string">
            <text:p>colecci_n_blue_tri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red_parallelogram_s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s_2</text:p>
          </table:table-cell>
          <table:table-cell/>
          <table:table-cell office:value-type="string" calcext:value-type="string">
            <text:p>colecci_n_red_parallelogram_s_2</text:p>
          </table:table-cell>
          <table:table-cell table:number-columns-repeated="2"/>
          <table:table-cell office:value-type="string" calcext:value-type="string">
            <text:p>colecci_n_blue_tri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red_parallelogram_s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s_3</text:p>
          </table:table-cell>
          <table:table-cell/>
          <table:table-cell office:value-type="string" calcext:value-type="string">
            <text:p>colecci_n_red_parallelogram_s_3</text:p>
          </table:table-cell>
          <table:table-cell table:number-columns-repeated="2"/>
          <table:table-cell office:value-type="string" calcext:value-type="string">
            <text:p>colecci_n_blue_tri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blue_rectangl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1</text:p>
          </table:table-cell>
          <table:table-cell/>
          <table:table-cell office:value-type="string" calcext:value-type="string">
            <text:p>colecci_n_blue_rectangle_1</text:p>
          </table:table-cell>
          <table:table-cell table:number-columns-repeated="2"/>
          <table:table-cell office:value-type="string" calcext:value-type="string">
            <text:p>colecci_n_green_parallelogram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blue_rectangl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2</text:p>
          </table:table-cell>
          <table:table-cell/>
          <table:table-cell office:value-type="string" calcext:value-type="string">
            <text:p>colecci_n_blue_rectangle_2</text:p>
          </table:table-cell>
          <table:table-cell table:number-columns-repeated="2"/>
          <table:table-cell office:value-type="string" calcext:value-type="string">
            <text:p>colecci_n_green_parallelogram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s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blue_rectangl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3</text:p>
          </table:table-cell>
          <table:table-cell/>
          <table:table-cell office:value-type="string" calcext:value-type="string">
            <text:p>colecci_n_blue_rectangle_3</text:p>
          </table:table-cell>
          <table:table-cell table:number-columns-repeated="2"/>
          <table:table-cell office:value-type="string" calcext:value-type="string">
            <text:p>colecci_n_green_parallelogram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s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blue_rectangle_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e_1</text:p>
          </table:table-cell>
          <table:table-cell/>
          <table:table-cell office:value-type="string" calcext:value-type="string">
            <text:p>colecci_n_blue_rectangle_e_1</text:p>
          </table:table-cell>
          <table:table-cell table:number-columns-repeated="2"/>
          <table:table-cell office:value-type="string" calcext:value-type="string">
            <text:p>colecci_n_green_parallelogram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s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blue_rectangle_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e_2</text:p>
          </table:table-cell>
          <table:table-cell/>
          <table:table-cell office:value-type="string" calcext:value-type="string">
            <text:p>colecci_n_blue_rectangle_e_2</text:p>
          </table:table-cell>
          <table:table-cell table:number-columns-repeated="2"/>
          <table:table-cell office:value-type="string" calcext:value-type="string">
            <text:p>colecci_n_green_parallelogram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blue_rectangle_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e_3</text:p>
          </table:table-cell>
          <table:table-cell/>
          <table:table-cell office:value-type="string" calcext:value-type="string">
            <text:p>colecci_n_blue_rectangle_e_3</text:p>
          </table:table-cell>
          <table:table-cell table:number-columns-repeated="2"/>
          <table:table-cell office:value-type="string" calcext:value-type="string">
            <text:p>colecci_n_green_parallelogram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blue_rectangle_s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s_1</text:p>
          </table:table-cell>
          <table:table-cell/>
          <table:table-cell office:value-type="string" calcext:value-type="string">
            <text:p>colecci_n_blue_rectangle_s_1</text:p>
          </table:table-cell>
          <table:table-cell table:number-columns-repeated="2"/>
          <table:table-cell office:value-type="string" calcext:value-type="string">
            <text:p>colecci_n_green_parallelogram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blue_rectangle_s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s_2</text:p>
          </table:table-cell>
          <table:table-cell/>
          <table:table-cell office:value-type="string" calcext:value-type="string">
            <text:p>colecci_n_blue_rectangle_s_2</text:p>
          </table:table-cell>
          <table:table-cell table:number-columns-repeated="2"/>
          <table:table-cell office:value-type="string" calcext:value-type="string">
            <text:p>colecci_n_green_parallelogram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blue_rectangle_s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s_3</text:p>
          </table:table-cell>
          <table:table-cell/>
          <table:table-cell office:value-type="string" calcext:value-type="string">
            <text:p>colecci_n_blue_rectangle_s_3</text:p>
          </table:table-cell>
          <table:table-cell table:number-columns-repeated="2"/>
          <table:table-cell office:value-type="string" calcext:value-type="string">
            <text:p>colecci_n_green_parallelogram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green_rectangl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1</text:p>
          </table:table-cell>
          <table:table-cell/>
          <table:table-cell office:value-type="string" calcext:value-type="string">
            <text:p>colecci_n_green_rectangle_1</text:p>
          </table:table-cell>
          <table:table-cell table:number-columns-repeated="2"/>
          <table:table-cell office:value-type="string" calcext:value-type="string">
            <text:p>colecci_n_green_rect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green_rectangl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2</text:p>
          </table:table-cell>
          <table:table-cell/>
          <table:table-cell office:value-type="string" calcext:value-type="string">
            <text:p>colecci_n_green_rectangle_2</text:p>
          </table:table-cell>
          <table:table-cell table:number-columns-repeated="2"/>
          <table:table-cell office:value-type="string" calcext:value-type="string">
            <text:p>colecci_n_green_rect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s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green_rectangl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3</text:p>
          </table:table-cell>
          <table:table-cell/>
          <table:table-cell office:value-type="string" calcext:value-type="string">
            <text:p>colecci_n_green_rectangle_3</text:p>
          </table:table-cell>
          <table:table-cell table:number-columns-repeated="2"/>
          <table:table-cell office:value-type="string" calcext:value-type="string">
            <text:p>colecci_n_green_rect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s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green_rectangle_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e_1</text:p>
          </table:table-cell>
          <table:table-cell/>
          <table:table-cell office:value-type="string" calcext:value-type="string">
            <text:p>colecci_n_green_rectangle_e_1</text:p>
          </table:table-cell>
          <table:table-cell table:number-columns-repeated="2"/>
          <table:table-cell office:value-type="string" calcext:value-type="string">
            <text:p>colecci_n_green_rect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s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green_rectangle_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e_2</text:p>
          </table:table-cell>
          <table:table-cell/>
          <table:table-cell office:value-type="string" calcext:value-type="string">
            <text:p>colecci_n_green_rectangle_e_2</text:p>
          </table:table-cell>
          <table:table-cell table:number-columns-repeated="2"/>
          <table:table-cell office:value-type="string" calcext:value-type="string">
            <text:p>colecci_n_green_rect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green_rectangle_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e_3</text:p>
          </table:table-cell>
          <table:table-cell/>
          <table:table-cell office:value-type="string" calcext:value-type="string">
            <text:p>colecci_n_green_rectangle_e_3</text:p>
          </table:table-cell>
          <table:table-cell table:number-columns-repeated="2"/>
          <table:table-cell office:value-type="string" calcext:value-type="string">
            <text:p>colecci_n_green_rect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green_rectangle_s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s_1</text:p>
          </table:table-cell>
          <table:table-cell/>
          <table:table-cell office:value-type="string" calcext:value-type="string">
            <text:p>colecci_n_green_rectangle_s_1</text:p>
          </table:table-cell>
          <table:table-cell table:number-columns-repeated="2"/>
          <table:table-cell office:value-type="string" calcext:value-type="string">
            <text:p>colecci_n_green_rect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green_rectangle_s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s_2</text:p>
          </table:table-cell>
          <table:table-cell/>
          <table:table-cell office:value-type="string" calcext:value-type="string">
            <text:p>colecci_n_green_rectangle_s_2</text:p>
          </table:table-cell>
          <table:table-cell table:number-columns-repeated="2"/>
          <table:table-cell office:value-type="string" calcext:value-type="string">
            <text:p>colecci_n_green_rect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green_rectangle_s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s_3</text:p>
          </table:table-cell>
          <table:table-cell/>
          <table:table-cell office:value-type="string" calcext:value-type="string">
            <text:p>colecci_n_green_rectangle_s_3</text:p>
          </table:table-cell>
          <table:table-cell table:number-columns-repeated="2"/>
          <table:table-cell office:value-type="string" calcext:value-type="string">
            <text:p>colecci_n_green_rect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orange_rectangl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1</text:p>
          </table:table-cell>
          <table:table-cell/>
          <table:table-cell office:value-type="string" calcext:value-type="string">
            <text:p>colecci_n_orange_rectangle_1</text:p>
          </table:table-cell>
          <table:table-cell table:number-columns-repeated="2"/>
          <table:table-cell office:value-type="string" calcext:value-type="string">
            <text:p>colecci_n_green_semicirc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orange_rectangl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2</text:p>
          </table:table-cell>
          <table:table-cell/>
          <table:table-cell office:value-type="string" calcext:value-type="string">
            <text:p>colecci_n_orange_rectangle_2</text:p>
          </table:table-cell>
          <table:table-cell table:number-columns-repeated="2"/>
          <table:table-cell office:value-type="string" calcext:value-type="string">
            <text:p>colecci_n_green_semicirc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s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orange_rectangl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3</text:p>
          </table:table-cell>
          <table:table-cell/>
          <table:table-cell office:value-type="string" calcext:value-type="string">
            <text:p>colecci_n_orange_rectangle_3</text:p>
          </table:table-cell>
          <table:table-cell table:number-columns-repeated="2"/>
          <table:table-cell office:value-type="string" calcext:value-type="string">
            <text:p>colecci_n_green_semicirc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s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orange_rectangle_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e_1</text:p>
          </table:table-cell>
          <table:table-cell/>
          <table:table-cell office:value-type="string" calcext:value-type="string">
            <text:p>colecci_n_orange_rectangle_e_1</text:p>
          </table:table-cell>
          <table:table-cell table:number-columns-repeated="2"/>
          <table:table-cell office:value-type="string" calcext:value-type="string">
            <text:p>colecci_n_green_semicirc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s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orange_rectangle_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e_2</text:p>
          </table:table-cell>
          <table:table-cell/>
          <table:table-cell office:value-type="string" calcext:value-type="string">
            <text:p>colecci_n_orange_rectangle_e_2</text:p>
          </table:table-cell>
          <table:table-cell table:number-columns-repeated="2"/>
          <table:table-cell office:value-type="string" calcext:value-type="string">
            <text:p>colecci_n_green_semicirc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orange_rectangle_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e_3</text:p>
          </table:table-cell>
          <table:table-cell/>
          <table:table-cell office:value-type="string" calcext:value-type="string">
            <text:p>colecci_n_orange_rectangle_e_3</text:p>
          </table:table-cell>
          <table:table-cell table:number-columns-repeated="2"/>
          <table:table-cell office:value-type="string" calcext:value-type="string">
            <text:p>colecci_n_green_semicirc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orange_rectangle_s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s_1</text:p>
          </table:table-cell>
          <table:table-cell/>
          <table:table-cell office:value-type="string" calcext:value-type="string">
            <text:p>colecci_n_orange_rectangle_s_1</text:p>
          </table:table-cell>
          <table:table-cell table:number-columns-repeated="2"/>
          <table:table-cell office:value-type="string" calcext:value-type="string">
            <text:p>colecci_n_green_semicirc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orange_rectangle_s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s_2</text:p>
          </table:table-cell>
          <table:table-cell/>
          <table:table-cell office:value-type="string" calcext:value-type="string">
            <text:p>colecci_n_orange_rectangle_s_2</text:p>
          </table:table-cell>
          <table:table-cell table:number-columns-repeated="2"/>
          <table:table-cell office:value-type="string" calcext:value-type="string">
            <text:p>colecci_n_green_semicirc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orange_rectangle_s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s_3</text:p>
          </table:table-cell>
          <table:table-cell/>
          <table:table-cell office:value-type="string" calcext:value-type="string">
            <text:p>colecci_n_orange_rectangle_s_3</text:p>
          </table:table-cell>
          <table:table-cell table:number-columns-repeated="2"/>
          <table:table-cell office:value-type="string" calcext:value-type="string">
            <text:p>colecci_n_green_semicirc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red_rectangl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1</text:p>
          </table:table-cell>
          <table:table-cell/>
          <table:table-cell office:value-type="string" calcext:value-type="string">
            <text:p>colecci_n_red_rectangle_1</text:p>
          </table:table-cell>
          <table:table-cell table:number-columns-repeated="2"/>
          <table:table-cell office:value-type="string" calcext:value-type="string">
            <text:p>colecci_n_green_tri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red_rectangl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2</text:p>
          </table:table-cell>
          <table:table-cell/>
          <table:table-cell office:value-type="string" calcext:value-type="string">
            <text:p>colecci_n_red_rectangle_2</text:p>
          </table:table-cell>
          <table:table-cell table:number-columns-repeated="2"/>
          <table:table-cell office:value-type="string" calcext:value-type="string">
            <text:p>colecci_n_green_tri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s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red_rectangl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3</text:p>
          </table:table-cell>
          <table:table-cell/>
          <table:table-cell office:value-type="string" calcext:value-type="string">
            <text:p>colecci_n_red_rectangle_3</text:p>
          </table:table-cell>
          <table:table-cell table:number-columns-repeated="2"/>
          <table:table-cell office:value-type="string" calcext:value-type="string">
            <text:p>colecci_n_green_tri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s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red_rectangle_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e_1</text:p>
          </table:table-cell>
          <table:table-cell/>
          <table:table-cell office:value-type="string" calcext:value-type="string">
            <text:p>colecci_n_red_rectangle_e_1</text:p>
          </table:table-cell>
          <table:table-cell table:number-columns-repeated="2"/>
          <table:table-cell office:value-type="string" calcext:value-type="string">
            <text:p>colecci_n_green_tri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s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red_rectangle_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e_2</text:p>
          </table:table-cell>
          <table:table-cell/>
          <table:table-cell office:value-type="string" calcext:value-type="string">
            <text:p>colecci_n_red_rectangle_e_2</text:p>
          </table:table-cell>
          <table:table-cell table:number-columns-repeated="2"/>
          <table:table-cell office:value-type="string" calcext:value-type="string">
            <text:p>colecci_n_green_tri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red_rectangle_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e_3</text:p>
          </table:table-cell>
          <table:table-cell/>
          <table:table-cell office:value-type="string" calcext:value-type="string">
            <text:p>colecci_n_red_rectangle_e_3</text:p>
          </table:table-cell>
          <table:table-cell table:number-columns-repeated="2"/>
          <table:table-cell office:value-type="string" calcext:value-type="string">
            <text:p>colecci_n_green_tri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red_rectangle_s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s_1</text:p>
          </table:table-cell>
          <table:table-cell/>
          <table:table-cell office:value-type="string" calcext:value-type="string">
            <text:p>colecci_n_red_rectangle_s_1</text:p>
          </table:table-cell>
          <table:table-cell table:number-columns-repeated="2"/>
          <table:table-cell office:value-type="string" calcext:value-type="string">
            <text:p>colecci_n_green_tri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red_rectangle_s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s_2</text:p>
          </table:table-cell>
          <table:table-cell/>
          <table:table-cell office:value-type="string" calcext:value-type="string">
            <text:p>colecci_n_red_rectangle_s_2</text:p>
          </table:table-cell>
          <table:table-cell table:number-columns-repeated="2"/>
          <table:table-cell office:value-type="string" calcext:value-type="string">
            <text:p>colecci_n_green_tri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red_rectangle_s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s_3</text:p>
          </table:table-cell>
          <table:table-cell/>
          <table:table-cell office:value-type="string" calcext:value-type="string">
            <text:p>colecci_n_red_rectangle_s_3</text:p>
          </table:table-cell>
          <table:table-cell table:number-columns-repeated="2"/>
          <table:table-cell office:value-type="string" calcext:value-type="string">
            <text:p>colecci_n_green_tri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blue_semicircl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1</text:p>
          </table:table-cell>
          <table:table-cell/>
          <table:table-cell office:value-type="string" calcext:value-type="string">
            <text:p>colecci_n_blue_semicircle_1</text:p>
          </table:table-cell>
          <table:table-cell table:number-columns-repeated="2"/>
          <table:table-cell office:value-type="string" calcext:value-type="string">
            <text:p>colecci_n_orange_parallelogram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blue_semicircl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2</text:p>
          </table:table-cell>
          <table:table-cell/>
          <table:table-cell office:value-type="string" calcext:value-type="string">
            <text:p>colecci_n_blue_semicircle_2</text:p>
          </table:table-cell>
          <table:table-cell table:number-columns-repeated="2"/>
          <table:table-cell office:value-type="string" calcext:value-type="string">
            <text:p>colecci_n_orange_parallelogram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s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blue_semicircl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3</text:p>
          </table:table-cell>
          <table:table-cell/>
          <table:table-cell office:value-type="string" calcext:value-type="string">
            <text:p>colecci_n_blue_semicircle_3</text:p>
          </table:table-cell>
          <table:table-cell table:number-columns-repeated="2"/>
          <table:table-cell office:value-type="string" calcext:value-type="string">
            <text:p>colecci_n_orange_parallelogram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s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blue_semicircle_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e_1</text:p>
          </table:table-cell>
          <table:table-cell/>
          <table:table-cell office:value-type="string" calcext:value-type="string">
            <text:p>colecci_n_blue_semicircle_e_1</text:p>
          </table:table-cell>
          <table:table-cell table:number-columns-repeated="2"/>
          <table:table-cell office:value-type="string" calcext:value-type="string">
            <text:p>colecci_n_orange_parallelogram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s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blue_semicircle_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e_2</text:p>
          </table:table-cell>
          <table:table-cell/>
          <table:table-cell office:value-type="string" calcext:value-type="string">
            <text:p>colecci_n_blue_semicircle_e_2</text:p>
          </table:table-cell>
          <table:table-cell table:number-columns-repeated="2"/>
          <table:table-cell office:value-type="string" calcext:value-type="string">
            <text:p>colecci_n_orange_parallelogram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blue_semicircle_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e_3</text:p>
          </table:table-cell>
          <table:table-cell/>
          <table:table-cell office:value-type="string" calcext:value-type="string">
            <text:p>colecci_n_blue_semicircle_e_3</text:p>
          </table:table-cell>
          <table:table-cell table:number-columns-repeated="2"/>
          <table:table-cell office:value-type="string" calcext:value-type="string">
            <text:p>colecci_n_orange_parallelogram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blue_semicircle_s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s_1</text:p>
          </table:table-cell>
          <table:table-cell/>
          <table:table-cell office:value-type="string" calcext:value-type="string">
            <text:p>colecci_n_blue_semicircle_s_1</text:p>
          </table:table-cell>
          <table:table-cell table:number-columns-repeated="2"/>
          <table:table-cell office:value-type="string" calcext:value-type="string">
            <text:p>colecci_n_orange_parallelogram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blue_semicircle_s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s_2</text:p>
          </table:table-cell>
          <table:table-cell/>
          <table:table-cell office:value-type="string" calcext:value-type="string">
            <text:p>colecci_n_blue_semicircle_s_2</text:p>
          </table:table-cell>
          <table:table-cell table:number-columns-repeated="2"/>
          <table:table-cell office:value-type="string" calcext:value-type="string">
            <text:p>colecci_n_orange_parallelogram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blue_semicircle_s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s_3</text:p>
          </table:table-cell>
          <table:table-cell/>
          <table:table-cell office:value-type="string" calcext:value-type="string">
            <text:p>colecci_n_blue_semicircle_s_3</text:p>
          </table:table-cell>
          <table:table-cell table:number-columns-repeated="2"/>
          <table:table-cell office:value-type="string" calcext:value-type="string">
            <text:p>colecci_n_orange_parallelogram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green_semicircl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1</text:p>
          </table:table-cell>
          <table:table-cell/>
          <table:table-cell office:value-type="string" calcext:value-type="string">
            <text:p>colecci_n_green_semicircle_1</text:p>
          </table:table-cell>
          <table:table-cell table:number-columns-repeated="2"/>
          <table:table-cell office:value-type="string" calcext:value-type="string">
            <text:p>colecci_n_orange_rect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green_semicircl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2</text:p>
          </table:table-cell>
          <table:table-cell/>
          <table:table-cell office:value-type="string" calcext:value-type="string">
            <text:p>colecci_n_green_semicircle_2</text:p>
          </table:table-cell>
          <table:table-cell table:number-columns-repeated="2"/>
          <table:table-cell office:value-type="string" calcext:value-type="string">
            <text:p>colecci_n_orange_rect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s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green_semicircl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3</text:p>
          </table:table-cell>
          <table:table-cell/>
          <table:table-cell office:value-type="string" calcext:value-type="string">
            <text:p>colecci_n_green_semicircle_3</text:p>
          </table:table-cell>
          <table:table-cell table:number-columns-repeated="2"/>
          <table:table-cell office:value-type="string" calcext:value-type="string">
            <text:p>colecci_n_orange_rect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s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green_semicircle_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e_1</text:p>
          </table:table-cell>
          <table:table-cell/>
          <table:table-cell office:value-type="string" calcext:value-type="string">
            <text:p>colecci_n_green_semicircle_e_1</text:p>
          </table:table-cell>
          <table:table-cell table:number-columns-repeated="2"/>
          <table:table-cell office:value-type="string" calcext:value-type="string">
            <text:p>colecci_n_orange_rect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s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green_semicircle_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e_2</text:p>
          </table:table-cell>
          <table:table-cell/>
          <table:table-cell office:value-type="string" calcext:value-type="string">
            <text:p>colecci_n_green_semicircle_e_2</text:p>
          </table:table-cell>
          <table:table-cell table:number-columns-repeated="2"/>
          <table:table-cell office:value-type="string" calcext:value-type="string">
            <text:p>colecci_n_orange_rect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green_semicircle_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e_3</text:p>
          </table:table-cell>
          <table:table-cell/>
          <table:table-cell office:value-type="string" calcext:value-type="string">
            <text:p>colecci_n_green_semicircle_e_3</text:p>
          </table:table-cell>
          <table:table-cell table:number-columns-repeated="2"/>
          <table:table-cell office:value-type="string" calcext:value-type="string">
            <text:p>colecci_n_orange_rect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green_semicircle_s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s_1</text:p>
          </table:table-cell>
          <table:table-cell/>
          <table:table-cell office:value-type="string" calcext:value-type="string">
            <text:p>colecci_n_green_semicircle_s_1</text:p>
          </table:table-cell>
          <table:table-cell table:number-columns-repeated="2"/>
          <table:table-cell office:value-type="string" calcext:value-type="string">
            <text:p>colecci_n_orange_rect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green_semicircle_s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s_2</text:p>
          </table:table-cell>
          <table:table-cell/>
          <table:table-cell office:value-type="string" calcext:value-type="string">
            <text:p>colecci_n_green_semicircle_s_2</text:p>
          </table:table-cell>
          <table:table-cell table:number-columns-repeated="2"/>
          <table:table-cell office:value-type="string" calcext:value-type="string">
            <text:p>colecci_n_orange_rect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green_semicircle_s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s_3</text:p>
          </table:table-cell>
          <table:table-cell/>
          <table:table-cell office:value-type="string" calcext:value-type="string">
            <text:p>colecci_n_green_semicircle_s_3</text:p>
          </table:table-cell>
          <table:table-cell table:number-columns-repeated="2"/>
          <table:table-cell office:value-type="string" calcext:value-type="string">
            <text:p>colecci_n_orange_rect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orange_semicircl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1</text:p>
          </table:table-cell>
          <table:table-cell/>
          <table:table-cell office:value-type="string" calcext:value-type="string">
            <text:p>colecci_n_orange_semicircle_1</text:p>
          </table:table-cell>
          <table:table-cell table:number-columns-repeated="2"/>
          <table:table-cell office:value-type="string" calcext:value-type="string">
            <text:p>colecci_n_orange_semicirc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orange_semicircl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2</text:p>
          </table:table-cell>
          <table:table-cell/>
          <table:table-cell office:value-type="string" calcext:value-type="string">
            <text:p>colecci_n_orange_semicircle_2</text:p>
          </table:table-cell>
          <table:table-cell table:number-columns-repeated="2"/>
          <table:table-cell office:value-type="string" calcext:value-type="string">
            <text:p>colecci_n_orange_semicirc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s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orange_semicircl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3</text:p>
          </table:table-cell>
          <table:table-cell/>
          <table:table-cell office:value-type="string" calcext:value-type="string">
            <text:p>colecci_n_orange_semicircle_3</text:p>
          </table:table-cell>
          <table:table-cell table:number-columns-repeated="2"/>
          <table:table-cell office:value-type="string" calcext:value-type="string">
            <text:p>colecci_n_orange_semicirc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s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orange_semicircle_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e_1</text:p>
          </table:table-cell>
          <table:table-cell/>
          <table:table-cell office:value-type="string" calcext:value-type="string">
            <text:p>colecci_n_orange_semicircle_e_1</text:p>
          </table:table-cell>
          <table:table-cell table:number-columns-repeated="2"/>
          <table:table-cell office:value-type="string" calcext:value-type="string">
            <text:p>colecci_n_orange_semicirc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s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orange_semicircle_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e_2</text:p>
          </table:table-cell>
          <table:table-cell/>
          <table:table-cell office:value-type="string" calcext:value-type="string">
            <text:p>colecci_n_orange_semicircle_e_2</text:p>
          </table:table-cell>
          <table:table-cell table:number-columns-repeated="2"/>
          <table:table-cell office:value-type="string" calcext:value-type="string">
            <text:p>colecci_n_orange_semicirc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orange_semicircle_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e_3</text:p>
          </table:table-cell>
          <table:table-cell/>
          <table:table-cell office:value-type="string" calcext:value-type="string">
            <text:p>colecci_n_orange_semicircle_e_3</text:p>
          </table:table-cell>
          <table:table-cell table:number-columns-repeated="2"/>
          <table:table-cell office:value-type="string" calcext:value-type="string">
            <text:p>colecci_n_orange_semicirc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orange_semicircle_s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s_1</text:p>
          </table:table-cell>
          <table:table-cell/>
          <table:table-cell office:value-type="string" calcext:value-type="string">
            <text:p>colecci_n_orange_semicircle_s_1</text:p>
          </table:table-cell>
          <table:table-cell table:number-columns-repeated="2"/>
          <table:table-cell office:value-type="string" calcext:value-type="string">
            <text:p>colecci_n_orange_semicirc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orange_semicircle_s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s_2</text:p>
          </table:table-cell>
          <table:table-cell/>
          <table:table-cell office:value-type="string" calcext:value-type="string">
            <text:p>colecci_n_orange_semicircle_s_2</text:p>
          </table:table-cell>
          <table:table-cell table:number-columns-repeated="2"/>
          <table:table-cell office:value-type="string" calcext:value-type="string">
            <text:p>colecci_n_orange_semicirc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orange_semicircle_s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s_3</text:p>
          </table:table-cell>
          <table:table-cell/>
          <table:table-cell office:value-type="string" calcext:value-type="string">
            <text:p>colecci_n_orange_semicircle_s_3</text:p>
          </table:table-cell>
          <table:table-cell table:number-columns-repeated="2"/>
          <table:table-cell office:value-type="string" calcext:value-type="string">
            <text:p>colecci_n_orange_semicirc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red_semicircl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1</text:p>
          </table:table-cell>
          <table:table-cell/>
          <table:table-cell office:value-type="string" calcext:value-type="string">
            <text:p>colecci_n_red_semicircle_1</text:p>
          </table:table-cell>
          <table:table-cell table:number-columns-repeated="2"/>
          <table:table-cell office:value-type="string" calcext:value-type="string">
            <text:p>colecci_n_orange_tri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red_semicircl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2</text:p>
          </table:table-cell>
          <table:table-cell/>
          <table:table-cell office:value-type="string" calcext:value-type="string">
            <text:p>colecci_n_red_semicircle_2</text:p>
          </table:table-cell>
          <table:table-cell table:number-columns-repeated="2"/>
          <table:table-cell office:value-type="string" calcext:value-type="string">
            <text:p>colecci_n_orange_tri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s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red_semicircl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3</text:p>
          </table:table-cell>
          <table:table-cell/>
          <table:table-cell office:value-type="string" calcext:value-type="string">
            <text:p>colecci_n_red_semicircle_3</text:p>
          </table:table-cell>
          <table:table-cell table:number-columns-repeated="2"/>
          <table:table-cell office:value-type="string" calcext:value-type="string">
            <text:p>colecci_n_orange_tri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s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red_semicircle_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e_1</text:p>
          </table:table-cell>
          <table:table-cell/>
          <table:table-cell office:value-type="string" calcext:value-type="string">
            <text:p>colecci_n_red_semicircle_e_1</text:p>
          </table:table-cell>
          <table:table-cell table:number-columns-repeated="2"/>
          <table:table-cell office:value-type="string" calcext:value-type="string">
            <text:p>colecci_n_orange_tri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s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red_semicircle_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e_2</text:p>
          </table:table-cell>
          <table:table-cell/>
          <table:table-cell office:value-type="string" calcext:value-type="string">
            <text:p>colecci_n_red_semicircle_e_2</text:p>
          </table:table-cell>
          <table:table-cell table:number-columns-repeated="2"/>
          <table:table-cell office:value-type="string" calcext:value-type="string">
            <text:p>colecci_n_orange_tri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red_semicircle_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e_3</text:p>
          </table:table-cell>
          <table:table-cell/>
          <table:table-cell office:value-type="string" calcext:value-type="string">
            <text:p>colecci_n_red_semicircle_e_3</text:p>
          </table:table-cell>
          <table:table-cell table:number-columns-repeated="2"/>
          <table:table-cell office:value-type="string" calcext:value-type="string">
            <text:p>colecci_n_orange_tri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red_semicircle_s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s_1</text:p>
          </table:table-cell>
          <table:table-cell/>
          <table:table-cell office:value-type="string" calcext:value-type="string">
            <text:p>colecci_n_red_semicircle_s_1</text:p>
          </table:table-cell>
          <table:table-cell table:number-columns-repeated="2"/>
          <table:table-cell office:value-type="string" calcext:value-type="string">
            <text:p>colecci_n_orange_tri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red_semicircle_s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s_2</text:p>
          </table:table-cell>
          <table:table-cell/>
          <table:table-cell office:value-type="string" calcext:value-type="string">
            <text:p>colecci_n_red_semicircle_s_2</text:p>
          </table:table-cell>
          <table:table-cell table:number-columns-repeated="2"/>
          <table:table-cell office:value-type="string" calcext:value-type="string">
            <text:p>colecci_n_orange_tri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red_semicircle_s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s_3</text:p>
          </table:table-cell>
          <table:table-cell/>
          <table:table-cell office:value-type="string" calcext:value-type="string">
            <text:p>colecci_n_red_semicircle_s_3</text:p>
          </table:table-cell>
          <table:table-cell table:number-columns-repeated="2"/>
          <table:table-cell office:value-type="string" calcext:value-type="string">
            <text:p>colecci_n_orange_tri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blue_triangl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1</text:p>
          </table:table-cell>
          <table:table-cell/>
          <table:table-cell office:value-type="string" calcext:value-type="string">
            <text:p>colecci_n_blue_triangle_1</text:p>
          </table:table-cell>
          <table:table-cell table:number-columns-repeated="2"/>
          <table:table-cell office:value-type="string" calcext:value-type="string">
            <text:p>colecci_n_red_parallelogram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blue_triangl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2</text:p>
          </table:table-cell>
          <table:table-cell/>
          <table:table-cell office:value-type="string" calcext:value-type="string">
            <text:p>colecci_n_blue_triangle_2</text:p>
          </table:table-cell>
          <table:table-cell table:number-columns-repeated="2"/>
          <table:table-cell office:value-type="string" calcext:value-type="string">
            <text:p>colecci_n_red_parallelogram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s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blue_triangl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3</text:p>
          </table:table-cell>
          <table:table-cell/>
          <table:table-cell office:value-type="string" calcext:value-type="string">
            <text:p>colecci_n_blue_triangle_3</text:p>
          </table:table-cell>
          <table:table-cell table:number-columns-repeated="2"/>
          <table:table-cell office:value-type="string" calcext:value-type="string">
            <text:p>colecci_n_red_parallelogram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s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blue_triangle_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e_1</text:p>
          </table:table-cell>
          <table:table-cell/>
          <table:table-cell office:value-type="string" calcext:value-type="string">
            <text:p>colecci_n_blue_triangle_e_1</text:p>
          </table:table-cell>
          <table:table-cell table:number-columns-repeated="2"/>
          <table:table-cell office:value-type="string" calcext:value-type="string">
            <text:p>colecci_n_red_parallelogram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s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blue_triangle_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e_2</text:p>
          </table:table-cell>
          <table:table-cell/>
          <table:table-cell office:value-type="string" calcext:value-type="string">
            <text:p>colecci_n_blue_triangle_e_2</text:p>
          </table:table-cell>
          <table:table-cell table:number-columns-repeated="2"/>
          <table:table-cell office:value-type="string" calcext:value-type="string">
            <text:p>colecci_n_red_parallelogram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blue_triangle_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e_3</text:p>
          </table:table-cell>
          <table:table-cell/>
          <table:table-cell office:value-type="string" calcext:value-type="string">
            <text:p>colecci_n_blue_triangle_e_3</text:p>
          </table:table-cell>
          <table:table-cell table:number-columns-repeated="2"/>
          <table:table-cell office:value-type="string" calcext:value-type="string">
            <text:p>colecci_n_red_parallelogram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blue_triangle_s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s_1</text:p>
          </table:table-cell>
          <table:table-cell/>
          <table:table-cell office:value-type="string" calcext:value-type="string">
            <text:p>colecci_n_blue_triangle_s_1</text:p>
          </table:table-cell>
          <table:table-cell table:number-columns-repeated="2"/>
          <table:table-cell office:value-type="string" calcext:value-type="string">
            <text:p>colecci_n_red_parallelogram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blue_triangle_s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s_2</text:p>
          </table:table-cell>
          <table:table-cell/>
          <table:table-cell office:value-type="string" calcext:value-type="string">
            <text:p>colecci_n_blue_triangle_s_2</text:p>
          </table:table-cell>
          <table:table-cell table:number-columns-repeated="2"/>
          <table:table-cell office:value-type="string" calcext:value-type="string">
            <text:p>colecci_n_red_parallelogram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blue_triangle_s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s_3</text:p>
          </table:table-cell>
          <table:table-cell/>
          <table:table-cell office:value-type="string" calcext:value-type="string">
            <text:p>colecci_n_blue_triangle_s_3</text:p>
          </table:table-cell>
          <table:table-cell table:number-columns-repeated="2"/>
          <table:table-cell office:value-type="string" calcext:value-type="string">
            <text:p>colecci_n_red_parallelogram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green_triangl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1</text:p>
          </table:table-cell>
          <table:table-cell/>
          <table:table-cell office:value-type="string" calcext:value-type="string">
            <text:p>colecci_n_green_triangle_1</text:p>
          </table:table-cell>
          <table:table-cell table:number-columns-repeated="2"/>
          <table:table-cell office:value-type="string" calcext:value-type="string">
            <text:p>colecci_n_red_rect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green_triangl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2</text:p>
          </table:table-cell>
          <table:table-cell/>
          <table:table-cell office:value-type="string" calcext:value-type="string">
            <text:p>colecci_n_green_triangle_2</text:p>
          </table:table-cell>
          <table:table-cell table:number-columns-repeated="2"/>
          <table:table-cell office:value-type="string" calcext:value-type="string">
            <text:p>colecci_n_red_rect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s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green_triangl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3</text:p>
          </table:table-cell>
          <table:table-cell/>
          <table:table-cell office:value-type="string" calcext:value-type="string">
            <text:p>colecci_n_green_triangle_3</text:p>
          </table:table-cell>
          <table:table-cell table:number-columns-repeated="2"/>
          <table:table-cell office:value-type="string" calcext:value-type="string">
            <text:p>colecci_n_red_rect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s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green_triangle_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e_1</text:p>
          </table:table-cell>
          <table:table-cell/>
          <table:table-cell office:value-type="string" calcext:value-type="string">
            <text:p>colecci_n_green_triangle_e_1</text:p>
          </table:table-cell>
          <table:table-cell table:number-columns-repeated="2"/>
          <table:table-cell office:value-type="string" calcext:value-type="string">
            <text:p>colecci_n_red_rect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s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green_triangle_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e_2</text:p>
          </table:table-cell>
          <table:table-cell/>
          <table:table-cell office:value-type="string" calcext:value-type="string">
            <text:p>colecci_n_green_triangle_e_2</text:p>
          </table:table-cell>
          <table:table-cell table:number-columns-repeated="2"/>
          <table:table-cell office:value-type="string" calcext:value-type="string">
            <text:p>colecci_n_red_rect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green_triangle_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e_3</text:p>
          </table:table-cell>
          <table:table-cell/>
          <table:table-cell office:value-type="string" calcext:value-type="string">
            <text:p>colecci_n_green_triangle_e_3</text:p>
          </table:table-cell>
          <table:table-cell table:number-columns-repeated="2"/>
          <table:table-cell office:value-type="string" calcext:value-type="string">
            <text:p>colecci_n_red_rect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green_triangle_s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s_1</text:p>
          </table:table-cell>
          <table:table-cell/>
          <table:table-cell office:value-type="string" calcext:value-type="string">
            <text:p>colecci_n_green_triangle_s_1</text:p>
          </table:table-cell>
          <table:table-cell table:number-columns-repeated="2"/>
          <table:table-cell office:value-type="string" calcext:value-type="string">
            <text:p>colecci_n_red_rect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green_triangle_s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s_2</text:p>
          </table:table-cell>
          <table:table-cell/>
          <table:table-cell office:value-type="string" calcext:value-type="string">
            <text:p>colecci_n_green_triangle_s_2</text:p>
          </table:table-cell>
          <table:table-cell table:number-columns-repeated="2"/>
          <table:table-cell office:value-type="string" calcext:value-type="string">
            <text:p>colecci_n_red_rect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green_triangle_s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s_3</text:p>
          </table:table-cell>
          <table:table-cell/>
          <table:table-cell office:value-type="string" calcext:value-type="string">
            <text:p>colecci_n_green_triangle_s_3</text:p>
          </table:table-cell>
          <table:table-cell table:number-columns-repeated="2"/>
          <table:table-cell office:value-type="string" calcext:value-type="string">
            <text:p>colecci_n_red_rect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orange_triangl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1</text:p>
          </table:table-cell>
          <table:table-cell/>
          <table:table-cell office:value-type="string" calcext:value-type="string">
            <text:p>colecci_n_orange_triangle_1</text:p>
          </table:table-cell>
          <table:table-cell table:number-columns-repeated="2"/>
          <table:table-cell office:value-type="string" calcext:value-type="string">
            <text:p>colecci_n_red_semicirc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orange_triangl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2</text:p>
          </table:table-cell>
          <table:table-cell/>
          <table:table-cell office:value-type="string" calcext:value-type="string">
            <text:p>colecci_n_orange_triangle_2</text:p>
          </table:table-cell>
          <table:table-cell table:number-columns-repeated="2"/>
          <table:table-cell office:value-type="string" calcext:value-type="string">
            <text:p>colecci_n_red_semicirc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s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orange_triangl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3</text:p>
          </table:table-cell>
          <table:table-cell/>
          <table:table-cell office:value-type="string" calcext:value-type="string">
            <text:p>colecci_n_orange_triangle_3</text:p>
          </table:table-cell>
          <table:table-cell table:number-columns-repeated="2"/>
          <table:table-cell office:value-type="string" calcext:value-type="string">
            <text:p>colecci_n_red_semicirc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s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orange_triangle_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e_1</text:p>
          </table:table-cell>
          <table:table-cell/>
          <table:table-cell office:value-type="string" calcext:value-type="string">
            <text:p>colecci_n_orange_triangle_e_1</text:p>
          </table:table-cell>
          <table:table-cell table:number-columns-repeated="2"/>
          <table:table-cell office:value-type="string" calcext:value-type="string">
            <text:p>colecci_n_red_semicirc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s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orange_triangle_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e_2</text:p>
          </table:table-cell>
          <table:table-cell/>
          <table:table-cell office:value-type="string" calcext:value-type="string">
            <text:p>colecci_n_orange_triangle_e_2</text:p>
          </table:table-cell>
          <table:table-cell table:number-columns-repeated="2"/>
          <table:table-cell office:value-type="string" calcext:value-type="string">
            <text:p>colecci_n_red_semicirc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orange_triangle_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e_3</text:p>
          </table:table-cell>
          <table:table-cell/>
          <table:table-cell office:value-type="string" calcext:value-type="string">
            <text:p>colecci_n_orange_triangle_e_3</text:p>
          </table:table-cell>
          <table:table-cell table:number-columns-repeated="2"/>
          <table:table-cell office:value-type="string" calcext:value-type="string">
            <text:p>colecci_n_red_semicirc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orange_triangle_s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s_1</text:p>
          </table:table-cell>
          <table:table-cell/>
          <table:table-cell office:value-type="string" calcext:value-type="string">
            <text:p>colecci_n_orange_triangle_s_1</text:p>
          </table:table-cell>
          <table:table-cell table:number-columns-repeated="2"/>
          <table:table-cell office:value-type="string" calcext:value-type="string">
            <text:p>colecci_n_red_semicirc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orange_triangle_s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s_2</text:p>
          </table:table-cell>
          <table:table-cell/>
          <table:table-cell office:value-type="string" calcext:value-type="string">
            <text:p>colecci_n_orange_triangle_s_2</text:p>
          </table:table-cell>
          <table:table-cell table:number-columns-repeated="2"/>
          <table:table-cell office:value-type="string" calcext:value-type="string">
            <text:p>colecci_n_red_semicirc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orange_triangle_s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s_3</text:p>
          </table:table-cell>
          <table:table-cell/>
          <table:table-cell office:value-type="string" calcext:value-type="string">
            <text:p>colecci_n_orange_triangle_s_3</text:p>
          </table:table-cell>
          <table:table-cell table:number-columns-repeated="2"/>
          <table:table-cell office:value-type="string" calcext:value-type="string">
            <text:p>colecci_n_red_semicirc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red_triangl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1</text:p>
          </table:table-cell>
          <table:table-cell/>
          <table:table-cell office:value-type="string" calcext:value-type="string">
            <text:p>colecci_n_red_triangle_1</text:p>
          </table:table-cell>
          <table:table-cell table:number-columns-repeated="2"/>
          <table:table-cell office:value-type="string" calcext:value-type="string">
            <text:p>colecci_n_red_tri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red_triangl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2</text:p>
          </table:table-cell>
          <table:table-cell/>
          <table:table-cell office:value-type="string" calcext:value-type="string">
            <text:p>colecci_n_red_triangle_2</text:p>
          </table:table-cell>
          <table:table-cell table:number-columns-repeated="2"/>
          <table:table-cell office:value-type="string" calcext:value-type="string">
            <text:p>colecci_n_red_tri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s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colecci_n_red_triangl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3</text:p>
          </table:table-cell>
          <table:table-cell/>
          <table:table-cell office:value-type="string" calcext:value-type="string">
            <text:p>colecci_n_red_triangle_3</text:p>
          </table:table-cell>
          <table:table-cell table:number-columns-repeated="2"/>
          <table:table-cell office:value-type="string" calcext:value-type="string">
            <text:p>colecci_n_red_tri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s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red_triangle_e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e_1</text:p>
          </table:table-cell>
          <table:table-cell/>
          <table:table-cell office:value-type="string" calcext:value-type="string">
            <text:p>colecci_n_red_triangle_e_1</text:p>
          </table:table-cell>
          <table:table-cell table:number-columns-repeated="2"/>
          <table:table-cell office:value-type="string" calcext:value-type="string">
            <text:p>colecci_n_red_tri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s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red_triangle_e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e_2</text:p>
          </table:table-cell>
          <table:table-cell/>
          <table:table-cell office:value-type="string" calcext:value-type="string">
            <text:p>colecci_n_red_triangle_e_2</text:p>
          </table:table-cell>
          <table:table-cell table:number-columns-repeated="2"/>
          <table:table-cell office:value-type="string" calcext:value-type="string">
            <text:p>colecci_n_red_tri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colecci_n_red_triangle_e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e_3</text:p>
          </table:table-cell>
          <table:table-cell/>
          <table:table-cell office:value-type="string" calcext:value-type="string">
            <text:p>colecci_n_red_triangle_e_3</text:p>
          </table:table-cell>
          <table:table-cell table:number-columns-repeated="2"/>
          <table:table-cell office:value-type="string" calcext:value-type="string">
            <text:p>colecci_n_red_tri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2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red_triangle_s_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s_1</text:p>
          </table:table-cell>
          <table:table-cell/>
          <table:table-cell office:value-type="string" calcext:value-type="string">
            <text:p>colecci_n_red_triangle_s_1</text:p>
          </table:table-cell>
          <table:table-cell table:number-columns-repeated="2"/>
          <table:table-cell office:value-type="string" calcext:value-type="string">
            <text:p>colecci_n_red_tri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3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red_triangle_s_2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s_2</text:p>
          </table:table-cell>
          <table:table-cell/>
          <table:table-cell office:value-type="string" calcext:value-type="string">
            <text:p>colecci_n_red_triangle_s_2</text:p>
          </table:table-cell>
          <table:table-cell table:number-columns-repeated="2"/>
          <table:table-cell office:value-type="string" calcext:value-type="string">
            <text:p>colecci_n_red_tri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e_1.png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colecci_n_red_triangle_s_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s_3</text:p>
          </table:table-cell>
          <table:table-cell/>
          <table:table-cell office:value-type="string" calcext:value-type="string">
            <text:p>colecci_n_red_triangle_s_3</text:p>
          </table:table-cell>
          <table:table-cell table:number-columns-repeated="2"/>
          <table:table-cell office:value-type="string" calcext:value-type="string">
            <text:p>colecci_n_red_tri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e_2.png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class_list_diagram</text:p>
          </table:table-cell>
          <table:table-cell table:number-columns-repeated="4"/>
          <table:table-cell office:value-type="string" calcext:value-type="string">
            <text:p>coleccion_class_list_diagram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e_3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class_overview.xml</text:p>
          </table:table-cell>
          <table:table-cell table:number-columns-repeated="4"/>
          <table:table-cell office:value-type="string" calcext:value-type="string">
            <text:p>coleccion_class_overview.xml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s_1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icon_1</text:p>
          </table:table-cell>
          <table:table-cell table:number-columns-repeated="4"/>
          <table:table-cell office:value-type="string" calcext:value-type="string">
            <text:p>coleccion_icon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s_2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icon_2</text:p>
          </table:table-cell>
          <table:table-cell table:number-columns-repeated="4"/>
          <table:table-cell office:value-type="string" calcext:value-type="string">
            <text:p>coleccion_icon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s_3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logo_i</text:p>
          </table:table-cell>
          <table:table-cell table:number-columns-repeated="4"/>
          <table:table-cell office:value-type="string" calcext:value-type="string">
            <text:p>coleccion_logo_i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class_list_diagram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lection_logo_1</text:p>
          </table:table-cell>
          <table:table-cell table:number-columns-repeated="4"/>
          <table:table-cell office:value-type="string" calcext:value-type="string">
            <text:p>collection_logo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class_overview.xml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lection_logo_2</text:p>
          </table:table-cell>
          <table:table-cell table:number-columns-repeated="4"/>
          <table:table-cell office:value-type="string" calcext:value-type="string">
            <text:p>collection_logo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icon_1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dark_clouds_of_rho_ophiuchus</text:p>
          </table:table-cell>
          <table:table-cell table:number-columns-repeated="4"/>
          <table:table-cell office:value-type="string" calcext:value-type="string">
            <text:p>dark_clouds_of_rho_ophiuchus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icon_2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digital_rain.gif</text:p>
          </table:table-cell>
          <table:table-cell table:number-columns-repeated="4"/>
          <table:table-cell office:value-type="string" calcext:value-type="string">
            <text:p>digital_rain.gif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logo_i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gameimg1</text:p>
          </table:table-cell>
          <table:table-cell table:number-columns-repeated="4"/>
          <table:table-cell office:value-type="string" calcext:value-type="string">
            <text:p>gameimg1</text:p>
          </table:table-cell>
          <table:table-cell table:number-columns-repeated="9"/>
          <table:table-cell office:value-type="string" calcext:value-type="string">
            <text:p>/home/cronus/GitHub/Coleccion_Android/app/src/main/res/drawable/collection_logo_1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helpbtn2</text:p>
          </table:table-cell>
          <table:table-cell table:number-columns-repeated="4"/>
          <table:table-cell office:value-type="string" calcext:value-type="string">
            <text:p>helpbtn2</text:p>
          </table:table-cell>
          <table:table-cell table:number-columns-repeated="9"/>
          <table:table-cell office:value-type="string" calcext:value-type="string">
            <text:p>/home/cronus/GitHub/Coleccion_Android/app/src/main/res/drawable/collection_logo_2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helpbutton</text:p>
          </table:table-cell>
          <table:table-cell table:number-columns-repeated="4"/>
          <table:table-cell office:value-type="string" calcext:value-type="string">
            <text:p>helpbutton</text:p>
          </table:table-cell>
          <table:table-cell table:number-columns-repeated="9"/>
          <table:table-cell office:value-type="string" calcext:value-type="string">
            <text:p>/home/cronus/GitHub/Coleccion_Android/app/src/main/res/drawable/dark_clouds_of_rho_ophiuchus.jp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highscorebtn2</text:p>
          </table:table-cell>
          <table:table-cell table:number-columns-repeated="4"/>
          <table:table-cell office:value-type="string" calcext:value-type="string">
            <text:p>highscorebtn2</text:p>
          </table:table-cell>
          <table:table-cell table:number-columns-repeated="9"/>
          <table:table-cell office:value-type="string" calcext:value-type="string">
            <text:p>/home/cronus/GitHub/Coleccion_Android/app/src/main/res/drawable/digital_rain.gif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ic_launcher_background.xml</text:p>
          </table:table-cell>
          <table:table-cell table:number-columns-repeated="4"/>
          <table:table-cell office:value-type="string" calcext:value-type="string">
            <text:p>ic_launcher_background.xml</text:p>
          </table:table-cell>
          <table:table-cell table:number-columns-repeated="9"/>
          <table:table-cell office:value-type="string" calcext:value-type="string">
            <text:p>/home/cronus/GitHub/Coleccion_Android/app/src/main/res/drawable/gameimg1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ic_launcher_foreground.xml</text:p>
          </table:table-cell>
          <table:table-cell table:number-columns-repeated="4"/>
          <table:table-cell office:value-type="string" calcext:value-type="string">
            <text:p>ic_launcher_foreground.xml</text:p>
          </table:table-cell>
          <table:table-cell table:number-columns-repeated="9"/>
          <table:table-cell office:value-type="string" calcext:value-type="string">
            <text:p>/home/cronus/GitHub/Coleccion_Android/app/src/main/res/drawable/helpbtn2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mainmenuimg1</text:p>
          </table:table-cell>
          <table:table-cell table:number-columns-repeated="4"/>
          <table:table-cell office:value-type="string" calcext:value-type="string">
            <text:p>mainmenuimg1</text:p>
          </table:table-cell>
          <table:table-cell table:number-columns-repeated="9"/>
          <table:table-cell office:value-type="string" calcext:value-type="string">
            <text:p>/home/cronus/GitHub/Coleccion_Android/app/src/main/res/drawable/helpbutton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newgamebtn2</text:p>
          </table:table-cell>
          <table:table-cell table:number-columns-repeated="4"/>
          <table:table-cell office:value-type="string" calcext:value-type="string">
            <text:p>newgamebtn2</text:p>
          </table:table-cell>
          <table:table-cell table:number-columns-repeated="9"/>
          <table:table-cell office:value-type="string" calcext:value-type="string">
            <text:p>/home/cronus/GitHub/Coleccion_Android/app/src/main/res/drawable/highscorebtn2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pauseicon</text:p>
          </table:table-cell>
          <table:table-cell table:number-columns-repeated="4"/>
          <table:table-cell office:value-type="string" calcext:value-type="string">
            <text:p>pauseicon</text:p>
          </table:table-cell>
          <table:table-cell table:number-columns-repeated="9"/>
          <table:table-cell office:value-type="string" calcext:value-type="string">
            <text:p>/home/cronus/GitHub/Coleccion_Android/app/src/main/res/drawable/ic_launcher_background.xml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question_mark_uno</text:p>
          </table:table-cell>
          <table:table-cell table:number-columns-repeated="4"/>
          <table:table-cell office:value-type="string" calcext:value-type="string">
            <text:p>question_mark_uno</text:p>
          </table:table-cell>
          <table:table-cell table:number-columns-repeated="9"/>
          <table:table-cell office:value-type="string" calcext:value-type="string">
            <text:p>/home/cronus/GitHub/Coleccion_Android/app/src/main/res/drawable/ic_launcher_foreground.xml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quitbutton</text:p>
          </table:table-cell>
          <table:table-cell table:number-columns-repeated="4"/>
          <table:table-cell office:value-type="string" calcext:value-type="string">
            <text:p>quitbutton</text:p>
          </table:table-cell>
          <table:table-cell table:number-columns-repeated="9"/>
          <table:table-cell office:value-type="string" calcext:value-type="string">
            <text:p>/home/cronus/GitHub/Coleccion_Android/app/src/main/res/drawable/mainmenuimg1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resumebutton</text:p>
          </table:table-cell>
          <table:table-cell table:number-columns-repeated="4"/>
          <table:table-cell office:value-type="string" calcext:value-type="string">
            <text:p>resumebutton</text:p>
          </table:table-cell>
          <table:table-cell table:number-columns-repeated="9"/>
          <table:table-cell office:value-type="string" calcext:value-type="string">
            <text:p>/home/cronus/GitHub/Coleccion_Android/app/src/main/res/drawable/newgamebtn2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coreicon</text:p>
          </table:table-cell>
          <table:table-cell table:number-columns-repeated="4"/>
          <table:table-cell office:value-type="string" calcext:value-type="string">
            <text:p>scoreicon</text:p>
          </table:table-cell>
          <table:table-cell table:number-columns-repeated="9"/>
          <table:table-cell office:value-type="string" calcext:value-type="string">
            <text:p>/home/cronus/GitHub/Coleccion_Android/app/src/main/res/drawable/pauseicon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creensaver_solarwinds</text:p>
          </table:table-cell>
          <table:table-cell table:number-columns-repeated="4"/>
          <table:table-cell office:value-type="string" calcext:value-type="string">
            <text:p>screensaver_solarwinds</text:p>
          </table:table-cell>
          <table:table-cell table:number-columns-repeated="9"/>
          <table:table-cell office:value-type="string" calcext:value-type="string">
            <text:p>/home/cronus/GitHub/Coleccion_Android/app/src/main/res/drawable/question_mark_uno.jp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ettingsbtn2</text:p>
          </table:table-cell>
          <table:table-cell table:number-columns-repeated="4"/>
          <table:table-cell office:value-type="string" calcext:value-type="string">
            <text:p>settingsbtn2</text:p>
          </table:table-cell>
          <table:table-cell table:number-columns-repeated="9"/>
          <table:table-cell office:value-type="string" calcext:value-type="string">
            <text:p>/home/cronus/GitHub/Coleccion_Android/app/src/main/res/drawable/quitbutton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outh_oregon_coast_18499357.jpeg</text:p>
          </table:table-cell>
          <table:table-cell table:number-columns-repeated="4"/>
          <table:table-cell office:value-type="string" calcext:value-type="string">
            <text:p>south_oregon_coast_18499357.jpeg</text:p>
          </table:table-cell>
          <table:table-cell table:number-columns-repeated="9"/>
          <table:table-cell office:value-type="string" calcext:value-type="string">
            <text:p>/home/cronus/GitHub/Coleccion_Android/app/src/main/res/drawable/resumebutton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tarfieldsimulation.gif</text:p>
          </table:table-cell>
          <table:table-cell table:number-columns-repeated="4"/>
          <table:table-cell office:value-type="string" calcext:value-type="string">
            <text:p>starfieldsimulation.gif</text:p>
          </table:table-cell>
          <table:table-cell table:number-columns-repeated="9"/>
          <table:table-cell office:value-type="string" calcext:value-type="string">
            <text:p>/home/cronus/GitHub/Coleccion_Android/app/src/main/res/drawable/scoreicon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tarfieldsimulation_rotate.gif</text:p>
          </table:table-cell>
          <table:table-cell table:number-columns-repeated="4"/>
          <table:table-cell office:value-type="string" calcext:value-type="string">
            <text:p>starfieldsimulation_rotate.gif</text:p>
          </table:table-cell>
          <table:table-cell table:number-columns-repeated="9"/>
          <table:table-cell office:value-type="string" calcext:value-type="string">
            <text:p>/home/cronus/GitHub/Coleccion_Android/app/src/main/res/drawable/screensaver_solarwinds.jp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unset_with_birds</text:p>
          </table:table-cell>
          <table:table-cell table:number-columns-repeated="4"/>
          <table:table-cell office:value-type="string" calcext:value-type="string">
            <text:p>sunset_with_birds</text:p>
          </table:table-cell>
          <table:table-cell table:number-columns-repeated="9"/>
          <table:table-cell office:value-type="string" calcext:value-type="string">
            <text:p>/home/cronus/GitHub/Coleccion_Android/app/src/main/res/drawable/settingsbtn2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wan_scroll_art_1</text:p>
          </table:table-cell>
          <table:table-cell table:number-columns-repeated="4"/>
          <table:table-cell office:value-type="string" calcext:value-type="string">
            <text:p>swan_scroll_art_1</text:p>
          </table:table-cell>
          <table:table-cell table:number-columns-repeated="9"/>
          <table:table-cell office:value-type="string" calcext:value-type="string">
            <text:p>/home/cronus/GitHub/Coleccion_Android/app/src/main/res/drawable/south_oregon_coast_18499357.jpe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timericon</text:p>
          </table:table-cell>
          <table:table-cell table:number-columns-repeated="4"/>
          <table:table-cell office:value-type="string" calcext:value-type="string">
            <text:p>timericon</text:p>
          </table:table-cell>
          <table:table-cell table:number-columns-repeated="9"/>
          <table:table-cell office:value-type="string" calcext:value-type="string">
            <text:p>/home/cronus/GitHub/Coleccion_Android/app/src/main/res/drawable/starfieldsimulation.gif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train_mountains_winter</text:p>
          </table:table-cell>
          <table:table-cell table:number-columns-repeated="4"/>
          <table:table-cell office:value-type="string" calcext:value-type="string">
            <text:p>train_mountains_winter</text:p>
          </table:table-cell>
          <table:table-cell table:number-columns-repeated="9"/>
          <table:table-cell office:value-type="string" calcext:value-type="string">
            <text:p>/home/cronus/GitHub/Coleccion_Android/app/src/main/res/drawable/starfieldsimulation_rotate.gif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trees_and_mountains_and_clouds_and_sky</text:p>
          </table:table-cell>
          <table:table-cell table:number-columns-repeated="4"/>
          <table:table-cell office:value-type="string" calcext:value-type="string">
            <text:p>trees_and_mountains_and_clouds_and_sky</text:p>
          </table:table-cell>
          <table:table-cell table:number-columns-repeated="9"/>
          <table:table-cell office:value-type="string" calcext:value-type="string">
            <text:p>/home/cronus/GitHub/Coleccion_Android/app/src/main/res/drawable/sunset_with_birds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ukrainelandscape</text:p>
          </table:table-cell>
          <table:table-cell table:number-columns-repeated="4"/>
          <table:table-cell office:value-type="string" calcext:value-type="string">
            <text:p>ukrainelandscape</text:p>
          </table:table-cell>
          <table:table-cell table:number-columns-repeated="9"/>
          <table:table-cell office:value-type="string" calcext:value-type="string">
            <text:p>/home/cronus/GitHub/Coleccion_Android/app/src/main/res/drawable/swan_scroll_art_1.jp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van_gogh_starry_night</text:p>
          </table:table-cell>
          <table:table-cell table:number-columns-repeated="4"/>
          <table:table-cell office:value-type="string" calcext:value-type="string">
            <text:p>van_gogh_starry_night</text:p>
          </table:table-cell>
          <table:table-cell table:number-columns-repeated="9"/>
          <table:table-cell office:value-type="string" calcext:value-type="string">
            <text:p>/home/cronus/GitHub/Coleccion_Android/app/src/main/res/drawable/timericon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</text:p>
          </table:table-cell>
          <table:table-cell table:number-columns-repeated="24"/>
          <table:table-cell office:value-type="string" calcext:value-type="string">
            <text:p>/home/cronus/GitHub/Coleccion_Android/app/src/main/res/drawable/train_mountains_winter.jp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</text:p>
          </table:table-cell>
          <table:table-cell table:number-columns-repeated="24"/>
          <table:table-cell office:value-type="string" calcext:value-type="string">
            <text:p>/home/cronus/GitHub/Coleccion_Android/app/src/main/res/drawable/trees_and_mountains_and_clouds_and_sky.jp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</text:p>
          </table:table-cell>
          <table:table-cell table:number-columns-repeated="24"/>
          <table:table-cell office:value-type="string" calcext:value-type="string">
            <text:p>/home/cronus/GitHub/Coleccion_Android/app/src/main/res/drawable/ukrainelandscape.pn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</text:p>
          </table:table-cell>
          <table:table-cell table:number-columns-repeated="24"/>
          <table:table-cell office:value-type="string" calcext:value-type="string">
            <text:p>/home/cronus/GitHub/Coleccion_Android/app/src/main/res/drawable/van_gogh_starry_night.jpg</text:p>
          </table:table-cell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9:22:53.751706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5:15:16.566000000</meta:creation-date>
    <dc:date>2023-10-19T19:52:15.306026999</dc:date>
    <meta:editing-duration>P1DT6H51M18S</meta:editing-duration>
    <meta:editing-cycles>25</meta:editing-cycles>
    <meta:generator>LibreOffice/7.5.7.1$Linux_X86_64 LibreOffice_project/50$Build-1</meta:generator>
    <meta:document-statistic meta:table-count="6" meta:cell-count="12110" meta:object-count="0"/>
  </office:meta>
</office:document-meta>
</file>